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00000030054B0391D68E5F974.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mn-lt1" svg:font-family="+mn-lt"/>
    <style:font-face style:name="Arial" svg:font-family="Arial"/>
    <style:font-face style:name="Century Gothic1" svg:font-family="'Century Gothic'"/>
    <style:font-face style:name="DejaVu Sans1" svg:font-family="'DejaVu Sans'"/>
    <style:font-face style:name="Microsoft YaHei1" svg:font-family="'Microsoft YaHei'"/>
    <style:font-face style:name="微软雅黑1" svg:font-family="微软雅黑"/>
    <style:font-face style:name="+mn-ea" svg:font-family="+mn-ea" style:font-pitch="variable"/>
    <style:font-face style:name="+mn-lt" svg:font-family="+mn-lt" style:font-pitch="variable"/>
    <style:font-face style:name="Century Gothic" svg:font-family="'Century Gothic'" style:font-pitch="variable"/>
    <style:font-face style:name="DejaVu Sans" svg:font-family="'DejaVu Sans'" style:font-pitch="variable"/>
    <style:font-face style:name="Liberation Sans1" svg:font-family="'Liberation Sans'" style:font-pitch="variable"/>
    <style:font-face style:name="Microsoft YaHei" svg:font-family="'Microsoft YaHei'" style:font-pitch="variable"/>
    <style:font-face style:name="Noto Sans CJK SC Regular1" svg:font-family="'Noto Sans CJK SC Regular'" style:font-pitch="variable"/>
    <style:font-face style:name="微软雅黑" svg:font-family="微软雅黑"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71cm" draw:fill="solid" draw:fill-color="#4f81bd"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071cm" draw:fill="solid" draw:fill-color="#c0504d"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071cm" draw:fill="solid" draw:fill-color="#9bbb59"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solid" draw:fill-color="#404040" draw:textarea-vertical-align="top" draw:auto-grow-height="false" draw:fit-to-size="false" fo:min-height="0cm" fo:min-width="0cm" fo:padding-top="0.125cm" fo:padding-bottom="0.125cm" fo:padding-left="0.25cm" fo:padding-right="0.25cm" fo:wrap-option="no-wrap"/>
    </style:style>
    <style:style style:name="gr5"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no-wrap"/>
    </style:style>
    <style:style style:name="gr6"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 style:family="graphic">
      <style:graphic-properties style:protect="size"/>
    </style:style>
    <style:style style:name="gr8" style:family="graphic" style:parent-style-name="standard">
      <style:graphic-properties draw:stroke="solid" svg:stroke-width="0cm" svg:stroke-color="#404040" draw:fill="solid" draw:fill-color="#404040" draw:textarea-vertical-align="top" draw:auto-grow-height="false" draw:fit-to-size="false" fo:min-height="0cm" fo:min-width="0cm" fo:padding-top="0.125cm" fo:padding-bottom="0.125cm" fo:padding-left="0.25cm" fo:padding-right="0.25cm" fo:wrap-option="no-wrap"/>
    </style:style>
    <style:style style:name="gr9" style:family="graphic" style:parent-style-name="standard">
      <style:graphic-properties draw:stroke="none" svg:stroke-width="0.035cm" draw:fill="solid" draw:fill-color="#404040" draw:textarea-vertical-align="middle" draw:auto-grow-height="false" draw:fit-to-size="false" fo:min-height="0cm" fo:min-width="0cm" fo:padding-top="0.125cm" fo:padding-bottom="0.125cm" fo:padding-left="0.25cm" fo:padding-right="0.25cm" fo:wrap-option="wrap"/>
    </style:style>
    <style:style style:name="gr10" style:family="graphic" style:parent-style-name="standard">
      <style:graphic-properties draw:stroke="solid" svg:stroke-width="0.071cm" svg:stroke-color="#bfbfbf" draw:fill="solid" draw:fill-color="#ffffff"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071cm" draw:fill="solid" draw:fill-color="#8064a2"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071cm" draw:fill="solid" draw:fill-color="#c4bd97"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solid" draw:fill-color="#376092" draw:textarea-vertical-align="top" draw:auto-grow-height="false" draw:fit-to-size="false" fo:min-height="0cm" fo:min-width="0cm" fo:padding-top="0.125cm" fo:padding-bottom="0.125cm" fo:padding-left="0.25cm" fo:padding-right="0.25cm" fo:wrap-option="no-wrap"/>
    </style:style>
    <style:style style:name="gr15" style:family="graphic" style:parent-style-name="standard">
      <style:graphic-properties draw:stroke="none" svg:stroke-width="0.071cm" draw:fill="solid" draw:fill-color="#376092"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106cm" svg:stroke-color="#ffffff"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solid" draw:fill-color="#4f81bd" draw:textarea-vertical-align="top"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solid" draw:fill-color="#c0504d" draw:textarea-vertical-align="top" draw:auto-grow-height="false" draw:fit-to-size="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solid" draw:fill-color="#9bbb59" draw:textarea-vertical-align="top" draw:auto-grow-height="false" draw:fit-to-size="false" fo:min-height="0cm" fo:min-width="0cm" fo:padding-top="0.125cm" fo:padding-bottom="0.125cm" fo:padding-left="0.25cm" fo:padding-right="0.25cm" fo:wrap-option="no-wrap"/>
    </style:style>
    <style:style style:name="gr20" style:family="graphic" style:parent-style-name="standard">
      <style:graphic-properties draw:stroke="none" svg:stroke-width="0.026cm" draw:fill="solid" draw:fill-color="#d9d9d9"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071cm" draw:fill="solid" draw:fill-color="#953735"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23" style:family="graphic" style:parent-style-name="standard">
      <style:graphic-properties draw:stroke="solid" svg:stroke-width="0.071cm" svg:stroke-color="#4f81bd" draw:fill="solid" draw:fill-color="#ffffff"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71cm" svg:stroke-color="#c0504d" draw:fill="solid" draw:fill-color="#ffffff"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71cm" svg:stroke-color="#9bbb59" draw:fill="solid" draw:fill-color="#ffffff"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none" svg:stroke-width="0.071cm" draw:fill="solid" draw:fill-color="#254061"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none" svg:stroke-width="0.071cm" draw:fill="solid" draw:fill-color="#254061" draw:textarea-vertical-align="middle" draw:auto-grow-height="false" draw:fit-to-size="false" fo:min-height="0cm" fo:min-width="0cm" fo:padding-top="0.125cm" fo:padding-bottom="0.125cm" fo:padding-left="0.25cm" fo:padding-right="0.25cm" fo:wrap-option="wrap"/>
    </style:style>
    <style:style style:name="gr28" style:family="graphic" style:parent-style-name="standard">
      <style:graphic-properties draw:stroke="none" svg:stroke-width="0.071cm" draw:fill="solid" draw:fill-color="#376092" draw:textarea-vertical-align="middle" draw:auto-grow-height="false" draw:fit-to-size="false" fo:min-height="0cm" fo:min-width="0cm" fo:padding-top="0.125cm" fo:padding-bottom="0.125cm" fo:padding-left="0.25cm" fo:padding-right="0.25cm" fo:wrap-option="wrap"/>
    </style:style>
    <style:style style:name="gr29" style:family="graphic" style:parent-style-name="standard">
      <style:graphic-properties draw:stroke="none" svg:stroke-width="0.071cm" draw:fill="solid" draw:fill-color="#9bbb59" draw:textarea-vertical-align="middle" draw:auto-grow-height="false" draw:fit-to-size="false" fo:min-height="0cm" fo:min-width="0cm" fo:padding-top="0.125cm" fo:padding-bottom="0.125cm" fo:padding-left="0.25cm" fo:padding-right="0.25cm" fo:wrap-option="wrap"/>
    </style:style>
    <style:style style:name="gr30" style:family="graphic" style:parent-style-name="standard">
      <style:graphic-properties draw:stroke="none" svg:stroke-width="0.071cm" draw:fill="solid" draw:fill-color="#c0504d" draw:textarea-vertical-align="middle" draw:auto-grow-height="false" draw:fit-to-size="false" fo:min-height="0cm" fo:min-width="0cm" fo:padding-top="0.125cm" fo:padding-bottom="0.125cm" fo:padding-left="0.25cm" fo:padding-right="0.25cm" fo:wrap-option="wrap"/>
    </style:style>
    <style:style style:name="gr31" style:family="graphic" style:parent-style-name="standard">
      <style:graphic-properties draw:stroke="none" svg:stroke-width="0.071cm" draw:fill="solid" draw:fill-color="#4f81bd" draw:textarea-vertical-align="middle" draw:auto-grow-height="false" draw:fit-to-size="false" fo:min-height="0cm" fo:min-width="0cm" fo:padding-top="0.125cm" fo:padding-bottom="0.125cm" fo:padding-left="0.25cm" fo:padding-right="0.25cm" fo:wrap-option="wrap"/>
    </style:style>
    <style:style style:name="gr32" style:family="graphic" style:parent-style-name="standard">
      <style:graphic-properties draw:stroke="none" svg:stroke-width="0.071cm" draw:fill="solid" draw:fill-color="#95b3d7"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none" svg:stroke-width="0.071cm" draw:fill="solid" draw:fill-color="#d99694"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none" svg:stroke-width="0.071cm" draw:fill="solid" draw:fill-color="#77933c"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none" svg:stroke-width="0.071cm" draw:fill="solid" draw:fill-color="#c3d69b"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none" svg:stroke-width="0.071cm" draw:fill="solid" draw:fill-color="#604a7b"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none" svg:stroke-width="0.071cm" draw:fill="solid" draw:fill-color="#b3a2c7" draw:textarea-vertical-align="top" draw:auto-grow-height="false" fo:min-height="0cm" fo:min-width="0cm" fo:padding-top="0.125cm" fo:padding-bottom="0.125cm" fo:padding-left="0.25cm" fo:padding-right="0.25cm" fo:wrap-option="wrap"/>
    </style:style>
    <style:style style:name="pr1" style:family="presentation" style:parent-style-name="Blank_20_Slide-notes">
      <style:graphic-properties draw:fill-color="#ffffff" fo:min-height="13.364cm"/>
    </style:style>
    <style:style style:name="pr2" style:family="presentation" style:parent-style-name="默认-notes">
      <style:graphic-properties draw:fill-color="#ffffff" fo:min-height="13.364cm"/>
    </style:style>
    <style:style style:name="pr3" style:family="presentation" style:parent-style-name="默认-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1" style:family="paragraph">
      <loext:graphic-properties draw:fill="solid" draw:fill-color="#4f81bd"/>
      <style:paragraph-properties fo:text-align="start"/>
      <style:text-properties fo:font-size="18pt"/>
    </style:style>
    <style:style style:name="P2" style:family="paragraph">
      <loext:graphic-properties draw:fill="solid" draw:fill-color="#c0504d"/>
      <style:paragraph-properties fo:text-align="start"/>
      <style:text-properties fo:font-size="18pt"/>
    </style:style>
    <style:style style:name="P3" style:family="paragraph">
      <loext:graphic-properties draw:fill="solid" draw:fill-color="#9bbb59"/>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loext:graphic-properties draw:fill="solid" draw:fill-color="#404040"/>
      <style:paragraph-properties fo:text-align="start" style:font-independent-line-spacing="true"/>
      <style:text-properties fo:font-size="18pt"/>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cm" fo:margin-bottom="0cm" fo:line-height="130%" fo:text-align="center" fo:text-indent="0cm"/>
    </style:style>
    <style:style style:name="P8" style:family="paragraph">
      <loext:graphic-properties draw:fill-color="#ffffff"/>
    </style:style>
    <style:style style:name="P9" style:family="paragraph">
      <style:paragraph-properties fo:margin-top="0cm" fo:margin-bottom="0cm" fo:line-height="100%" fo:text-align="start"/>
    </style:style>
    <style:style style:name="P10" style:family="paragraph">
      <loext:graphic-properties draw:fill="solid" draw:fill-color="#ffffff"/>
      <style:paragraph-properties fo:text-align="start"/>
      <style:text-properties fo:font-size="18pt"/>
    </style:style>
    <style:style style:name="P11" style:family="paragraph">
      <style:paragraph-properties fo:margin-top="0cm" fo:margin-bottom="0cm" fo:line-height="130%" fo:text-align="start"/>
    </style:style>
    <style:style style:name="P12" style:family="paragraph">
      <loext:graphic-properties draw:fill="none"/>
      <style:paragraph-properties fo:text-align="start"/>
      <style:text-properties fo:font-size="18pt"/>
    </style:style>
    <style:style style:name="P13" style:family="paragraph">
      <loext:graphic-properties draw:fill="solid" draw:fill-color="#8064a2"/>
      <style:paragraph-properties fo:text-align="start"/>
      <style:text-properties fo:font-size="18pt"/>
    </style:style>
    <style:style style:name="P14" style:family="paragraph">
      <loext:graphic-properties draw:fill="solid" draw:fill-color="#c4bd97"/>
      <style:paragraph-properties fo:text-align="start"/>
      <style:text-properties fo:font-size="18pt"/>
    </style:style>
    <style:style style:name="P15" style:family="paragraph">
      <loext:graphic-properties draw:fill="solid" draw:fill-color="#376092"/>
      <style:paragraph-properties fo:text-align="start" style:font-independent-line-spacing="true"/>
      <style:text-properties fo:font-size="18pt"/>
    </style:style>
    <style:style style:name="P16" style:family="paragraph">
      <loext:graphic-properties draw:fill="solid" draw:fill-color="#376092"/>
      <style:paragraph-properties fo:text-align="start"/>
      <style:text-properties fo:font-size="18pt"/>
    </style:style>
    <style:style style:name="P17" style:family="paragraph">
      <style:paragraph-properties fo:margin-top="0cm" fo:margin-bottom="0cm" fo:line-height="90%" fo:text-align="center"/>
    </style:style>
    <style:style style:name="P18" style:family="paragraph">
      <loext:graphic-properties draw:fill="solid" draw:fill-color="#4f81bd"/>
      <style:paragraph-properties fo:text-align="start" style:font-independent-line-spacing="true"/>
      <style:text-properties fo:font-size="18pt"/>
    </style:style>
    <style:style style:name="P19" style:family="paragraph">
      <loext:graphic-properties draw:fill="solid" draw:fill-color="#c0504d"/>
      <style:paragraph-properties fo:text-align="start" style:font-independent-line-spacing="true"/>
      <style:text-properties fo:font-size="18pt"/>
    </style:style>
    <style:style style:name="P20" style:family="paragraph">
      <loext:graphic-properties draw:fill="solid" draw:fill-color="#9bbb59"/>
      <style:paragraph-properties fo:text-align="start" style:font-independent-line-spacing="true"/>
      <style:text-properties fo:font-size="18pt"/>
    </style:style>
    <style:style style:name="P21" style:family="paragraph">
      <loext:graphic-properties draw:fill="solid" draw:fill-color="#d9d9d9"/>
      <style:paragraph-properties fo:text-align="start"/>
      <style:text-properties fo:font-size="18pt"/>
    </style:style>
    <style:style style:name="P22" style:family="paragraph">
      <style:paragraph-properties fo:margin-top="0cm" fo:margin-bottom="0cm" fo:line-height="130%" fo:text-align="center"/>
    </style:style>
    <style:style style:name="P23" style:family="paragraph">
      <loext:graphic-properties draw:fill="solid" draw:fill-color="#953735"/>
      <style:paragraph-properties fo:text-align="start"/>
      <style:text-properties fo:font-size="18pt"/>
    </style:style>
    <style:style style:name="P24" style:family="paragraph">
      <loext:graphic-properties draw:fill="none" draw:fill-color="#ffffff"/>
      <style:paragraph-properties fo:text-align="start" style:font-independent-line-spacing="true"/>
      <style:text-properties fo:font-size="18pt"/>
    </style:style>
    <style:style style:name="P25" style:family="paragraph">
      <loext:graphic-properties draw:fill="solid" draw:fill-color="#254061"/>
      <style:paragraph-properties fo:text-align="start"/>
      <style:text-properties fo:font-size="18pt"/>
    </style:style>
    <style:style style:name="P26" style:family="paragraph">
      <loext:graphic-properties draw:fill="solid" draw:fill-color="#254061"/>
      <style:paragraph-properties fo:text-align="start" style:font-independent-line-spacing="true"/>
      <style:text-properties fo:font-size="18pt"/>
    </style:style>
    <style:style style:name="P27" style:family="paragraph">
      <loext:graphic-properties draw:fill="solid" draw:fill-color="#95b3d7"/>
      <style:paragraph-properties fo:text-align="start"/>
      <style:text-properties fo:font-size="18pt"/>
    </style:style>
    <style:style style:name="P28" style:family="paragraph">
      <loext:graphic-properties draw:fill="solid" draw:fill-color="#d99694"/>
      <style:paragraph-properties fo:text-align="start"/>
      <style:text-properties fo:font-size="18pt"/>
    </style:style>
    <style:style style:name="P29" style:family="paragraph">
      <loext:graphic-properties draw:fill="solid" draw:fill-color="#77933c"/>
      <style:paragraph-properties fo:text-align="start"/>
      <style:text-properties fo:font-size="18pt"/>
    </style:style>
    <style:style style:name="P30" style:family="paragraph">
      <loext:graphic-properties draw:fill="solid" draw:fill-color="#c3d69b"/>
      <style:paragraph-properties fo:text-align="start"/>
      <style:text-properties fo:font-size="18pt"/>
    </style:style>
    <style:style style:name="P31" style:family="paragraph">
      <loext:graphic-properties draw:fill="solid" draw:fill-color="#604a7b"/>
      <style:paragraph-properties fo:text-align="start"/>
      <style:text-properties fo:font-size="18pt"/>
    </style:style>
    <style:style style:name="P32" style:family="paragraph">
      <loext:graphic-properties draw:fill="solid" draw:fill-color="#b3a2c7"/>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微软雅黑1" fo:font-size="88pt" fo:letter-spacing="normal" fo:font-style="normal" style:text-underline-style="none" fo:font-weight="bold" style:font-name-asian="微软雅黑1" style:font-size-asian="88pt" style:font-style-asian="normal" style:font-weight-asian="bold" style:font-name-complex="DejaVu Sans1" style:font-size-complex="88pt" style:font-style-complex="normal" style:font-weight-complex="bold"/>
    </style:style>
    <style:style style:name="T2" style:family="text">
      <style:text-properties fo:font-variant="normal" fo:text-transform="none" fo:color="#404040" style:text-line-through-style="none" style:text-line-through-type="none" style:text-position="0% 100%" style:font-name="Microsoft YaHei1" fo:font-size="24pt" fo:letter-spacing="normal" fo:font-style="normal" style:text-underline-style="none" fo:font-weight="bold" style:font-name-asian="Microsoft YaHei1" style:font-size-asian="24pt" style:font-style-asian="normal" style:font-weight-asian="bold" style:font-name-complex="DejaVu Sans1" style:font-size-complex="24pt" style:font-style-complex="normal" style:font-weight-complex="bold"/>
    </style:style>
    <style:style style:name="T3" style:family="text">
      <style:text-properties fo:font-variant="normal" fo:text-transform="none" fo:color="#404040" style:text-line-through-style="none" style:text-line-through-type="none" style:text-position="0% 100%" style:font-name="微软雅黑1" fo:font-size="14pt" fo:letter-spacing="normal" fo:font-style="normal" style:text-underline-style="none" fo:font-weight="bold" style:font-name-asian="微软雅黑1" style:font-size-asian="14pt" style:font-style-asian="normal" style:font-weight-asian="bold" style:font-name-complex="DejaVu Sans1" style:font-size-complex="14pt" style:font-style-complex="normal" style:font-weight-complex="bold"/>
    </style:style>
    <style:style style:name="T4" style:family="text">
      <style:text-properties fo:font-variant="normal" fo:text-transform="none" fo:color="#ffffff" style:text-line-through-style="none" style:text-line-through-type="none" style:text-position="0% 100%" style:font-name="Microsoft YaHei1" fo:font-size="44pt" fo:letter-spacing="normal" fo:font-style="normal" style:text-underline-style="none" fo:font-weight="bold" style:font-name-asian="Microsoft YaHei1" style:font-size-asian="44pt" style:font-style-asian="normal" style:font-weight-asian="bold" style:font-name-complex="DejaVu Sans1" style:font-size-complex="44pt" style:font-style-complex="normal" style:font-weight-complex="bold"/>
    </style:style>
    <style:style style:name="T5" style:family="text">
      <style:text-properties fo:font-variant="normal" fo:text-transform="none" fo:color="#ffffff" style:text-line-through-style="none" style:text-line-through-type="none" style:text-position="0% 100%" style:font-name="Microsoft YaHei1" fo:font-size="32pt" fo:letter-spacing="normal" fo:font-style="normal" style:text-underline-style="none" fo:font-weight="bold" style:font-name-asian="Microsoft YaHei1" style:font-size-asian="32pt" style:font-style-asian="normal" style:font-weight-asian="bold" style:font-name-complex="DejaVu Sans1" style:font-size-complex="32pt" style:font-style-complex="normal" style:font-weight-complex="bold"/>
    </style:style>
    <style:style style:name="T6" style:family="text">
      <style:text-properties fo:font-variant="normal" fo:text-transform="none" fo:color="#ffffff" style:text-line-through-style="none" style:text-line-through-type="none" style:text-position="0% 100%" style:font-name="Microsoft YaHei1" fo:font-size="24pt" fo:letter-spacing="normal" fo:font-style="normal" style:text-underline-style="none" fo:font-weight="bold" style:font-name-asian="Microsoft YaHei1" style:font-size-asian="24pt" style:font-style-asian="normal" style:font-weight-asian="bold" style:font-size-complex="24pt" style:font-style-complex="normal" style:font-weight-complex="bold"/>
    </style:style>
    <style:style style:name="T7"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bold" style:font-name-asian="DejaVu Sans1" style:font-size-asian="28pt" style:font-style-asian="normal" style:font-weight-asian="bold" style:font-name-complex="DejaVu Sans1" style:font-size-complex="28pt" style:font-style-complex="normal" style:font-weight-complex="bold"/>
    </style:style>
    <style:style style:name="T8" style:family="text">
      <style:text-properties fo:font-variant="normal" fo:text-transform="none" fo:color="#404040" style:text-line-through-style="none" style:text-line-through-type="none" style:text-position="0% 100%" style:font-name="微软雅黑1" fo:font-size="14pt" fo:letter-spacing="normal" fo:font-style="normal" style:text-underline-style="none" fo:font-weight="normal" style:font-name-asian="微软雅黑1" style:font-size-asian="14pt" style:font-style-asian="normal" style:font-weight-asian="normal" style:font-name-complex="DejaVu Sans1" style:font-size-complex="1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微软雅黑1" fo:font-size="24pt" fo:letter-spacing="normal" fo:font-style="normal" style:text-underline-style="none" fo:font-weight="bold" style:font-name-asian="微软雅黑1" style:font-size-asian="24pt" style:font-style-asian="normal" style:font-weight-asian="bold" style:font-size-complex="24pt" style:font-style-complex="normal" style:font-weight-complex="bold"/>
    </style:style>
    <style:style style:name="T10" style:family="text">
      <style:text-properties fo:font-variant="normal" fo:text-transform="none" fo:color="#ffffff" style:text-line-through-style="none" style:text-line-through-type="none" style:text-position="0% 100%" style:font-name="Century Gothic1" fo:font-size="44pt" fo:letter-spacing="normal" fo:font-style="normal" style:text-underline-style="none" fo:font-weight="bold" style:font-name-asian="微软雅黑1" style:font-size-asian="44pt" style:font-style-asian="normal" style:font-weight-asian="bold" style:font-name-complex="DejaVu Sans1" style:font-size-complex="44pt" style:font-style-complex="normal" style:font-weight-complex="bold"/>
    </style:style>
    <style:style style:name="T11" style:family="text">
      <style:text-properties fo:font-variant="normal" fo:text-transform="none" fo:color="#404040" style:text-line-through-style="none" style:text-line-through-type="none" style:text-position="0% 100%" style:font-name="微软雅黑1" fo:font-size="16pt" fo:letter-spacing="normal" fo:font-style="normal" style:text-underline-style="none" fo:font-weight="normal" style:font-name-asian="微软雅黑1" style:font-size-asian="16pt" style:font-style-asian="normal" style:font-weight-asian="normal" style:font-name-complex="DejaVu Sans1" style:font-size-complex="16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Microsoft YaHei1" fo:font-size="24pt" fo:letter-spacing="normal" fo:font-style="normal" style:text-underline-style="none" fo:font-weight="bold" style:font-name-asian="Microsoft YaHei1" style:font-size-asian="24pt" style:font-style-asian="normal" style:font-weight-asian="bold" style:font-name-complex="DejaVu Sans1" style:font-size-complex="24pt" style:font-style-complex="normal" style:font-weight-complex="bold"/>
    </style:style>
    <style:style style:name="T13" style:family="text">
      <style:text-properties fo:font-variant="normal" fo:text-transform="none" fo:color="#ffffff" style:text-line-through-style="none" style:text-line-through-type="none" style:text-position="0% 100%" style:font-name="微软雅黑1" fo:font-size="12pt" fo:letter-spacing="normal" fo:font-style="normal" style:text-underline-style="none" fo:font-weight="normal" style:font-name-asian="微软雅黑1" style:font-size-asian="12pt" style:font-style-asian="normal" style:font-weight-asian="normal" style:font-name-complex="DejaVu Sans1" style:font-size-complex="12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bold" style:font-name-asian="微软雅黑1" style:font-size-asian="28pt" style:font-style-asian="normal" style:font-weight-asian="bold" style:font-name-complex="DejaVu Sans1" style:font-size-complex="28pt" style:font-style-complex="normal" style:font-weight-complex="bold"/>
    </style:style>
    <style:style style:name="T15" style:family="text">
      <style:text-properties fo:font-variant="normal" fo:text-transform="none" fo:color="#404040" style:text-line-through-style="none" style:text-line-through-type="none" style:text-position="0% 100%" style:font-name="微软雅黑1" fo:font-size="12pt" fo:letter-spacing="normal" fo:font-style="normal" style:text-underline-style="none" fo:font-weight="normal" style:font-name-asian="微软雅黑1" style:font-size-asian="12pt" style:font-style-asian="normal" style:font-weight-asian="normal" style:font-name-complex="DejaVu Sans1" style:font-size-complex="12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微软雅黑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7" style:family="text">
      <style:text-properties fo:font-variant="normal" fo:text-transform="none" fo:color="#ffffff" style:text-line-through-style="none" style:text-line-through-type="none" style:text-position="0% 100%" style:font-name="微软雅黑1" fo:font-size="14pt" fo:letter-spacing="normal" fo:font-style="normal" style:text-underline-style="none" fo:font-weight="normal" style:font-name-asian="微软雅黑1" style:font-size-asian="14pt" style:font-style-asian="normal" style:font-weight-asian="normal" style:font-name-complex="DejaVu Sans1"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9" style:family="text">
      <style:text-properties fo:font-variant="normal" fo:text-transform="none" fo:color="#0092e8" style:text-line-through-style="none" style:text-line-through-type="none" style:text-position="0% 100%" style:font-name="Century Gothic1" fo:font-size="16pt" fo:letter-spacing="normal" fo:font-style="normal" style:text-underline-style="none" fo:font-weight="bold" style:font-name-asian="微软雅黑1" style:font-size-asian="16pt" style:font-style-asian="normal" style:font-weight-asian="bold" style:font-name-complex="DejaVu Sans1" style:font-size-complex="16pt" style:font-style-complex="normal" style:font-weight-complex="bold"/>
    </style:style>
    <style:style style:name="T20" style:family="text">
      <style:text-properties fo:font-variant="normal" fo:text-transform="none" fo:color="#404040" style:text-line-through-style="none" style:text-line-through-type="none" style:text-position="0% 100%" style:font-name="Century Gothic1" fo:font-size="13.3999996185303pt" fo:letter-spacing="normal" fo:font-style="normal" style:text-underline-style="none" fo:font-weight="normal" style:font-name-asian="微软雅黑1" style:font-size-asian="13.3999996185303pt" style:font-style-asian="normal" style:font-weight-asian="normal" style:font-name-complex="DejaVu Sans1" style:font-size-complex="13.3999996185303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bold" style:font-name-asian="微软雅黑1" style:font-size-asian="32pt" style:font-style-asian="normal" style:font-weight-asian="bold" style:font-name-complex="DejaVu Sans1" style:font-size-complex="32pt" style:font-style-complex="normal" style:font-weight-complex="bold"/>
    </style:style>
    <style:style style:name="T22" style:family="text">
      <style:text-properties fo:font-variant="normal" fo:text-transform="none" fo:color="#ffffff" style:text-line-through-style="none" style:text-line-through-type="none" style:text-position="0% 100%" style:font-name="Century Gothic1" fo:font-size="18.7000007629395pt" fo:letter-spacing="normal" fo:font-style="normal" style:text-underline-style="none" fo:font-weight="normal" style:font-name-asian="微软雅黑1" style:font-size-asian="18.7000007629395pt" style:font-style-asian="normal" style:font-weight-asian="normal" style:font-name-complex="DejaVu Sans1" style:font-size-complex="18.7000007629395pt" style:font-style-complex="normal" style:font-weight-complex="normal"/>
    </style:style>
    <style:style style:name="T23" style:family="text">
      <style:text-properties fo:font-variant="normal" fo:text-transform="none" fo:color="#ffc100" style:text-line-through-style="none" style:text-line-through-type="none" style:text-position="0% 100%" style:font-name="Century Gothic1" fo:font-size="16pt" fo:letter-spacing="normal" fo:font-style="normal" style:text-underline-style="none" fo:font-weight="bold" style:font-name-asian="微软雅黑1" style:font-size-asian="16pt" style:font-style-asian="normal" style:font-weight-asian="bold" style:font-name-complex="DejaVu Sans1" style:font-size-complex="16pt" style:font-style-complex="normal" style:font-weight-complex="bold"/>
    </style:style>
    <style:style style:name="T24" style:family="text">
      <style:text-properties fo:font-variant="normal" fo:text-transform="none" fo:color="#ff5100" style:text-line-through-style="none" style:text-line-through-type="none" style:text-position="0% 100%" style:font-name="Century Gothic1" fo:font-size="16pt" fo:letter-spacing="normal" fo:font-style="normal" style:text-underline-style="none" fo:font-weight="bold" style:font-name-asian="微软雅黑1" style:font-size-asian="16pt" style:font-style-asian="normal" style:font-weight-asian="bold" style:font-name-complex="DejaVu Sans1" style:font-size-complex="16pt" style:font-style-complex="normal" style:font-weight-complex="bold"/>
    </style:style>
    <style:style style:name="T25" style:family="text">
      <style:text-properties fo:font-variant="normal" fo:text-transform="none" fo:color="#000000" style:text-line-through-style="none" style:text-line-through-type="none" style:text-position="0% 100%" style:font-name="Century Gothic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Microsoft YaHei1" fo:font-size="88pt" fo:letter-spacing="normal" fo:font-style="normal" style:text-underline-style="none" fo:font-weight="bold" style:font-name-asian="Microsoft YaHei1" style:font-size-asian="88pt" style:font-style-asian="normal" style:font-weight-asian="bold" style:font-name-complex="DejaVu Sans1" style:font-size-complex="88pt" style:font-style-complex="normal" style:font-weight-complex="bold"/>
    </style:style>
    <style:style style:name="T27" style:family="text">
      <style:text-properties fo:font-variant="normal" fo:text-transform="none" fo:color="#ffffff" style:text-line-through-style="none" style:text-line-through-type="none" style:text-position="0% 100%" style:font-name="Microsoft YaHei1" fo:font-size="28pt" fo:letter-spacing="normal" fo:font-style="normal" style:text-underline-style="none" fo:font-weight="bold" style:font-name-asian="Microsoft YaHei1" style:font-size-asian="28pt" style:font-style-asian="normal" style:font-weight-asian="bold" style:font-name-complex="DejaVu Sans1" style:font-size-complex="28pt" style:font-style-complex="normal" style:font-weight-complex="bold"/>
    </style:style>
    <style:style style:name="T28" style:family="text">
      <style:text-properties fo:font-variant="normal" fo:text-transform="none" fo:color="#ffffff" style:text-line-through-style="none" style:text-line-through-type="none" style:text-position="0% 100%" style:font-name="Microsoft YaHei1" fo:font-size="20pt" fo:letter-spacing="normal" fo:font-style="normal" style:text-underline-style="none" fo:font-weight="bold" style:font-name-asian="Microsoft YaHei1" style:font-size-asian="20pt" style:font-style-asian="normal" style:font-weight-asian="bold" style:font-name-complex="DejaVu Sans1" style:font-size-complex="20pt" style:font-style-complex="normal" style:font-weight-complex="bold"/>
    </style:style>
    <style:style style:name="T29" style:family="text">
      <style:text-properties fo:font-variant="normal" fo:text-transform="none" fo:color="#006dae" style:text-line-through-style="none" style:text-line-through-type="none" style:text-position="0% 100%" style:font-name="Century Gothic1" fo:font-size="16pt" fo:letter-spacing="normal" fo:font-style="normal" style:text-underline-style="none" fo:font-weight="bold" style:font-name-asian="微软雅黑1" style:font-size-asian="16pt" style:font-style-asian="normal" style:font-weight-asian="bold" style:font-name-complex="DejaVu Sans1" style:font-size-complex="16pt" style:font-style-complex="normal" style:font-weight-complex="bold"/>
    </style:style>
    <style:style style:name="T30"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bold" style:font-name-asian="微软雅黑1" style:font-size-asian="16pt" style:font-style-asian="normal" style:font-weight-asian="bold" style:font-name-complex="DejaVu Sans1" style:font-size-complex="16pt" style:font-style-complex="normal" style:font-weight-complex="bold"/>
    </style:style>
    <style:style style:name="T31" style:family="text">
      <style:text-properties fo:font-variant="normal" fo:text-transform="none" fo:color="#000000" style:text-line-through-style="none" style:text-line-through-type="none" style:text-position="0% 100%" style:font-name="Century Gothic1"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792cm"/>
        <style:text-properties fo:font-family="Wingdings" style:font-charset="x-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92e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c1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51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6da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CustomShape 1" draw:style-name="gr1" draw:text-style-name="P1" draw:layer="layout" svg:width="1.337cm" svg:height="33.865cm" draw:transform="rotate (1.5707963267949) translate (0cm 10.3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337cm" svg:height="33.865cm" draw:transform="rotate (1.5707963267949) translate (0cm 8.9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337cm" svg:height="33.865cm" draw:transform="rotate (1.5707963267949) translate (0cm 7.6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5" draw:layer="layout" svg:width="19.124cm" svg:height="3.978cm" svg:x="7.369cm" svg:y="6.297cm">
          <text:p text:style-name="P4"><text:span text:style-name="T1">毕设中期答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6" draw:layer="layout" svg:width="13.199cm" svg:height="1.266cm" svg:x="10.332cm" svg:y="10.754cm">
          <text:p text:style-name="P4"><text:span text:style-name="T2">《汽车之家虚假评论信息的甄别》</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6" draw:layer="layout" svg:width="14.577cm" svg:height="2.38cm" svg:x="9.644cm" svg:y="12.515cm">
          <text:list text:style-name="L3">
            <text:list-item>
              <text:p text:style-name="P7"><text:span text:style-name="T3">学校名称：哈尔滨工业大学</text:span></text:p>
            </text:list-item>
            <text:list-item>
              <text:p text:style-name="P7"><text:span text:style-name="T3">指导老师：刘旭东</text:span></text:p>
            </text:list-item>
            <text:list-item>
              <text:p text:style-name="P7"><text:span text:style-name="T3">报告人：魏鸿焱</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Blank_20_Slide">
        <draw:custom-shape draw:name="CustomShape 1" draw:style-name="gr1" draw:text-style-name="P1" draw:layer="layout" svg:width="0.23cm" svg:height="33.865cm" draw:transform="rotate (1.5707963267949) translate (-0.001cm 13.1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0.23cm" svg:height="33.865cm" draw:transform="rotate (1.5707963267949) translate (-0.001cm 12.8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0.23cm" svg:height="33.865cm" draw:transform="rotate (1.5707963267949) translate (-0.001cm 12.6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1" draw:layer="layout" svg:width="0.23cm" svg:height="33.865cm" draw:transform="rotate (1.5707963267949) translate (-0.001cm 9.2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0.23cm" svg:height="33.865cm" draw:transform="rotate (1.5707963267949) translate (-0.001cm 9.00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 draw:text-style-name="P3" draw:layer="layout" svg:width="0.23cm" svg:height="33.865cm" draw:transform="rotate (1.5707963267949) translate (-0.001cm 8.7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8" draw:text-style-name="P5" draw:layer="layout" svg:width="12.626cm" svg:height="2.112cm" svg:x="10.62cm" svg:y="1.265cm">
          <text:p text:style-name="P4"><text:span text:style-name="T4">目录 </text:span><text:span text:style-name="T4">CONT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 draw:text-style-name="P1" draw:layer="layout" svg:width="0.712cm" svg:height="10.485cm" draw:transform="rotate (1.5707963267949) translate (-0.001cm 3.4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 draw:text-style-name="P2" draw:layer="layout" svg:width="0.712cm" svg:height="10.485cm" draw:transform="rotate (1.5707963267949) translate (-0.001cm 2.6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 draw:text-style-name="P3" draw:layer="layout" svg:width="0.712cm" svg:height="10.485cm" draw:transform="rotate (1.5707963267949) translate (-0.001cm 1.9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 draw:text-style-name="P1" draw:layer="layout" svg:width="0.712cm" svg:height="10.485cm" draw:transform="rotate (1.5707963267949) translate (23.38cm 3.4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 draw:text-style-name="P2" draw:layer="layout" svg:width="0.712cm" svg:height="10.485cm" draw:transform="rotate (1.5707963267949) translate (23.38cm 2.6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 draw:text-style-name="P3" draw:layer="layout" svg:width="0.712cm" svg:height="10.485cm" draw:transform="rotate (1.5707963267949) translate (23.38cm 1.9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8" draw:text-style-name="P5" draw:layer="layout" svg:width="8.473cm" svg:height="1.604cm" svg:x="2.717cm" svg:y="8.078cm">
          <text:p text:style-name="P9"><text:span text:style-name="T5">1 </text:span><text:span text:style-name="T5">开题预定进度</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8" draw:text-style-name="P5" draw:layer="layout" svg:width="8.473cm" svg:height="1.604cm" svg:x="13.726cm" svg:y="7.995cm">
          <text:p text:style-name="P9"><text:span text:style-name="T5">2 </text:span><text:span text:style-name="T5">已完成的工作</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8" draw:text-style-name="P5" draw:layer="layout" svg:width="7.343cm" svg:height="1.604cm" svg:x="24.2cm" svg:y="8cm">
          <text:p text:style-name="P9"><text:span text:style-name="T5">3 </text:span><text:span text:style-name="T5">遇到的问题</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8" draw:text-style-name="P5" draw:layer="layout" svg:width="8.473cm" svg:height="1.604cm" svg:x="2.8cm" svg:y="12cm">
          <text:p text:style-name="P9"><text:span text:style-name="T5">4 </text:span><text:span text:style-name="T5">后期进度安排</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8" draw:text-style-name="P5" draw:layer="layout" svg:width="7.343cm" svg:height="1.604cm" svg:x="14.056cm" svg:y="12cm">
          <text:p text:style-name="P9"><text:span text:style-name="T5">5 </text:span><text:span text:style-name="T5">存在的困难</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8" draw:text-style-name="P5" draw:layer="layout" svg:width="8.473cm" svg:height="1.604cm" svg:x="24cm" svg:y="11.958cm">
          <text:p text:style-name="P9"><text:span text:style-name="T5">6 </text:span><text:span text:style-name="T5">能否按时完成</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Blank_20_Slide">
        <draw:custom-shape draw:name="CustomShape 1" draw:style-name="gr1" draw:text-style-name="P1" draw:layer="layout" svg:width="1.337cm" svg:height="33.865cm" draw:transform="rotate (1.5707963267949) translate (0cm 15.3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337cm" svg:height="33.865cm" draw:transform="rotate (1.5707963267949) translate (0cm 14.0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337cm" svg:height="33.865cm" draw:transform="rotate (1.5707963267949) translate (0cm 12.6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5" draw:layer="layout" svg:width="22.4cm" svg:height="3.978cm" svg:x="2.599cm" svg:y="11.365cm">
          <text:p text:style-name="P9"><text:span text:style-name="T1">1 </text:span><text:span text:style-name="T1">开题预定进度</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1" draw:master-page-name="默认">
        <draw:custom-shape draw:name="TextShape 1" draw:style-name="gr9" draw:text-style-name="P5" draw:layer="layout" svg:width="6.588cm" svg:height="1.469cm" svg:x="3.411cm" svg:y="0.506cm">
          <text:p text:style-name="P9"><text:span text:style-name="T6">1 </text:span><text:span text:style-name="T6">开题预定进度</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10" draw:layer="layout" svg:width="6.174cm" svg:height="12.1cm" svg:x="1.682cm" svg:y="3.566cm">
          <text:p/>
          <draw:enhanced-geometry draw:mirror-horizontal="false" draw:mirror-vertical="false" draw:text-areas="?f5 ?f5 ?f6 ?f7" svg:viewBox="0 0 0 0" draw:type="ooxml-roundRect" draw:modifiers="410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gr1" draw:text-style-name="P1" draw:layer="layout" svg:width="4.354cm" svg:height="3.755cm" draw:transform="rotate (-1.5707963267949) translate (5.439cm 4.171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4" draw:style-name="gr5" draw:text-style-name="P6" draw:layer="layout" svg:width="3.288cm" svg:height="1.435cm" svg:x="1.602cm" svg:y="5.534cm">
          <text:p text:style-name="P9"><text:span text:style-name="T7">3-5</text:span><text:span text:style-name="T7">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6" draw:layer="layout" svg:width="5.071cm" svg:height="3.918cm" svg:x="2.208cm" svg:y="10.124cm">
          <text:p text:style-name="P11"><text:span text:style-name="T8">学习爬虫、数据库、机器学习相关知识；分析汽车之家网站口碑格式内容，给出数据库模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 draw:text-style-name="P12" draw:layer="layout" svg:width="0.511cm" svg:height="1.046cm" svg:x="2.208cm" svg:y="8.9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 draw:text-style-name="P10" draw:layer="layout" svg:width="6.174cm" svg:height="12.1cm" svg:x="8.068cm" svg:y="3.566cm">
          <text:p/>
          <draw:enhanced-geometry draw:mirror-horizontal="false" draw:mirror-vertical="false" draw:text-areas="?f5 ?f5 ?f6 ?f7" svg:viewBox="0 0 0 0" draw:type="ooxml-roundRect" draw:modifiers="410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gr2" draw:text-style-name="P2" draw:layer="layout" svg:width="4.354cm" svg:height="3.755cm" draw:transform="rotate (-1.5707963267949) translate (11.825cm 4.171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9" draw:style-name="gr5" draw:text-style-name="P6" draw:layer="layout" svg:width="3.288cm" svg:height="1.435cm" svg:x="7.823cm" svg:y="5.534cm">
          <text:p text:style-name="P9"><text:span text:style-name="T7">6-7</text:span><text:span text:style-name="T7">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6" draw:text-style-name="P6" draw:layer="layout" svg:width="5.071cm" svg:height="6.223cm" svg:x="8.62cm" svg:y="9.096cm">
          <text:p text:style-name="P11"><text:span text:style-name="T8">开发并实现爬虫模块与数据存储模块，尽可能抓取可观数量的口碑评论保存于数据库中。要求爬虫运行速度快并且抓取结果准确，数据库高可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0" draw:text-style-name="P10" draw:layer="layout" svg:width="6.174cm" svg:height="12.1cm" svg:x="14.446cm" svg:y="3.566cm">
          <text:p/>
          <draw:enhanced-geometry draw:mirror-horizontal="false" draw:mirror-vertical="false" draw:text-areas="?f5 ?f5 ?f6 ?f7" svg:viewBox="0 0 0 0" draw:type="ooxml-roundRect" draw:modifiers="410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2" draw:style-name="gr3" draw:text-style-name="P3" draw:layer="layout" svg:width="4.354cm" svg:height="3.755cm" draw:transform="rotate (-1.5707963267949) translate (18.203cm 4.171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3" draw:style-name="gr5" draw:text-style-name="P6" draw:layer="layout" svg:width="3.868cm" svg:height="1.435cm" svg:x="14.227cm" svg:y="5.622cm">
          <text:p text:style-name="P9"><text:span text:style-name="T7">8-10</text:span><text:span text:style-name="T7">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 draw:text-style-name="P6" draw:layer="layout" svg:width="5.071cm" svg:height="3.149cm" svg:x="14.997cm" svg:y="10.027cm">
          <text:p text:style-name="P11"><text:span text:style-name="T8">开发特征提取模块，将数据存储模块中的评论数据进行分词，提取文本特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0" draw:text-style-name="P10" draw:layer="layout" svg:width="6.174cm" svg:height="12.1cm" svg:x="20.917cm" svg:y="3.566cm">
          <text:p/>
          <draw:enhanced-geometry draw:mirror-horizontal="false" draw:mirror-vertical="false" draw:text-areas="?f5 ?f5 ?f6 ?f7" svg:viewBox="0 0 0 0" draw:type="ooxml-roundRect" draw:modifiers="410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12" draw:text-style-name="P13" draw:layer="layout" svg:width="4.354cm" svg:height="3.755cm" draw:transform="rotate (-1.5707963267949) translate (24.674cm 4.171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7" draw:style-name="gr5" draw:text-style-name="P6" draw:layer="layout" svg:width="4.448cm" svg:height="1.435cm" svg:x="20.35cm" svg:y="5.534cm">
          <text:p text:style-name="P9"><text:span text:style-name="T7">11-12</text:span><text:span text:style-name="T7">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6" draw:text-style-name="P6" draw:layer="layout" svg:width="5.071cm" svg:height="6.223cm" svg:x="21.578cm" svg:y="9.096cm">
          <text:p text:style-name="P11"><text:span text:style-name="T8">进一步学习机器学习相关知识，选择适当的分类算法对口碑进行可信性分类，结合特征提取模块进行调试，训练分类器以达到较高的分类准确性。</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0" draw:text-style-name="P10" draw:layer="layout" svg:width="6.174cm" svg:height="12.1cm" svg:x="27.362cm" svg:y="3.566cm">
          <text:p/>
          <draw:enhanced-geometry draw:mirror-horizontal="false" draw:mirror-vertical="false" draw:text-areas="?f5 ?f5 ?f6 ?f7" svg:viewBox="0 0 0 0" draw:type="ooxml-roundRect" draw:modifiers="410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0" draw:style-name="gr13" draw:text-style-name="P14" draw:layer="layout" svg:width="4.354cm" svg:height="3.755cm" draw:transform="rotate (-1.5707963267949) translate (31.119cm 4.171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1" draw:style-name="gr5" draw:text-style-name="P6" draw:layer="layout" svg:width="4.448cm" svg:height="1.435cm" svg:x="26.795cm" svg:y="5.534cm">
          <text:p text:style-name="P9"><text:span text:style-name="T7">12-14</text:span><text:span text:style-name="T7">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6" draw:text-style-name="P6" draw:layer="layout" svg:width="5.071cm" svg:height="3.916cm" svg:x="27.914cm" svg:y="10.244cm">
          <text:p text:style-name="P11"><text:span text:style-name="T8">将数据存储模块中的评论数据分类完成，得到虚假评论集合与评论甄别工具。总结实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默认">
        <draw:custom-shape draw:name="TextShape 1" draw:style-name="gr9" draw:text-style-name="P5" draw:layer="layout" svg:width="6.388cm" svg:height="1.469cm" svg:x="3.411cm" svg:y="0.506cm">
          <text:p text:style-name="P9"><text:span text:style-name="T6">1</text:span><text:span text:style-name="T9">开题预定进度</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 draw:text-style-name="P15" draw:layer="layout" svg:width="6.717cm" svg:height="2.112cm" svg:x="13.573cm" svg:y="3.67cm">
          <text:p text:style-name="P9"><text:span text:style-name="T10">课题来源</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6" draw:layer="layout" svg:width="24.966cm" svg:height="6.194cm" svg:x="5.798cm" svg:y="7.595cm">
          <text:p text:style-name="P11"><text:span text:style-name="T11">评论，即用户针对事物进行主观或客观的印象阐述，能够帮助人们去了解某一事物。如今在互联网上的各种信息分享、传播及获取平台上均有海量的评论信息。互联网用户由简单的信息接收者，发展成为信息的发布、监督者。一方面，平台信息的共享性、实时性、互动性以及传播方式的多样性深刻地影响了人们的生活方式，极大地提高了获取信息的效率。另一方面，评论信息的急剧增长与信息的快速传播也引发了许多不容忽视的问题。其中包含主观与客观成分的评论信息的可信度问题便是其中亟待解决的问题。如何快速地选择出有价值、可信度高的评论，判断并识别虚假评论等，已成为个人乃至企业密切关注的问题。</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5" draw:text-style-name="P16" draw:layer="layout" svg:width="2.135cm" svg:height="13.227cm" draw:transform="rotate (1.5707963267949) translate (0cm 5.8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5" draw:text-style-name="P16" draw:layer="layout" svg:width="2.135cm" svg:height="13.227cm" draw:transform="rotate (1.5707963267949) translate (20.637cm 5.7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默认">
        <draw:custom-shape draw:name="CustomShape 1" draw:style-name="gr15" draw:text-style-name="P16" draw:layer="layout" svg:width="27.508cm" svg:height="5.889cm" svg:x="6.356cm" svg:y="3.3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5" draw:layer="layout" svg:width="6.388cm" svg:height="1.469cm" svg:x="3.411cm" svg:y="0.506cm">
          <text:p text:style-name="P9"><text:span text:style-name="T6">1</text:span><text:span text:style-name="T9">开题预定进度</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1" draw:layer="layout" svg:width="5.889cm" svg:height="5.889cm" svg:x="3.411cm" svg:y="3.38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5" draw:text-style-name="P6" draw:layer="layout" svg:width="3.889cm" svg:height="1.264cm" svg:x="4.411cm" svg:y="5.742cm">
          <text:p text:style-name="P17"><text:span text:style-name="T12">目的意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2" draw:layer="layout" svg:width="5.325cm" svg:height="5.325cm" svg:x="3.693cm" svg:y="3.66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6" draw:text-style-name="P6" draw:layer="layout" svg:width="20.345cm" svg:height="4.052cm" svg:x="10.289cm" svg:y="4.426cm">
          <text:p text:style-name="P11"><text:span text:style-name="T13">就电子商务网站的某一产品的评论而言，过度褒奖的评论能够引导用户对其产生较好的印象，进而加强其对该产品的消费欲望，而过度贬低的评论会令用户无法真正了解到产品的特征性质，进而对该产品的营销产生不良影响。由此涉及到的利益问题会令部分商家为了达到自己的商业目的雇佣“水军”对自家或他家产品做出吹捧或者诋毁的评论来误导用户对该产品的看法，混淆视听，从而误导潜在消费者。虚假评论甄别旨在解决这一问题，将垃圾评论从评论文本中找到并排除，保留真实的评论，为用户提供可靠的参考内容，同时也为构建和谐互联网贡献力量。</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7" draw:text-style-name="P18" draw:layer="layout" svg:width="3.461cm" svg:height="1.435cm" svg:x="6.377cm" svg:y="11.069cm">
          <text:p text:style-name="P9"><text:span text:style-name="T14">消费者</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 draw:text-style-name="P6" draw:layer="layout" svg:width="6.447cm" svg:height="2.075cm" svg:x="6.077cm" svg:y="13.104cm">
          <text:p text:style-name="P11"><text:span text:style-name="T15">从使用网站的消费者角度讲，甄别出虚假口碑信息能使消费者用户获得更可靠的参考信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8" draw:text-style-name="P19" draw:layer="layout" svg:width="2.675cm" svg:height="1.435cm" svg:x="14.102cm" svg:y="11.069cm">
          <text:p text:style-name="P9"><text:span text:style-name="T14">商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6" draw:text-style-name="P6" draw:layer="layout" svg:width="6.447cm" svg:height="3.393cm" svg:x="13.943cm" svg:y="13.104cm">
          <text:p text:style-name="P11"><text:span text:style-name="T15">从出售商品的商家角度讲，真实的口碑评论能够帮助商家用户及时地了解市场现状，并且准确地获得消费者的反馈意见，以便其应对市场做出更好的行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9" draw:text-style-name="P20" draw:layer="layout" svg:width="3.461cm" svg:height="1.435cm" svg:x="22.714cm" svg:y="11.069cm">
          <text:p text:style-name="P9"><text:span text:style-name="T14">管理员</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6" draw:text-style-name="P6" draw:layer="layout" svg:width="6.447cm" svg:height="3.393cm" svg:x="22.446cm" svg:y="13.104cm">
          <text:p text:style-name="P11"><text:span text:style-name="T15">从维护网站的管理员角度讲，排除虚假的评论信息能够帮助其建立一个更公正透明的网络平台，维护良好的网络环境，以便吸引更多用户使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Blank_20_Slide">
        <draw:custom-shape draw:name="CustomShape 1" draw:style-name="gr1" draw:text-style-name="P1" draw:layer="layout" svg:width="1.337cm" svg:height="33.865cm" draw:transform="rotate (1.5707963267949) translate (0cm 15.3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337cm" svg:height="33.865cm" draw:transform="rotate (1.5707963267949) translate (0cm 14.0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337cm" svg:height="33.865cm" draw:transform="rotate (1.5707963267949) translate (0cm 12.6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5" draw:layer="layout" svg:width="22.4cm" svg:height="3.978cm" svg:x="2.6cm" svg:y="11.326cm">
          <text:p text:style-name="P9"><text:span text:style-name="T1">2 </text:span><text:span text:style-name="T1">已完成的工作</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7" presentation:class="page"/>
          <draw:frame presentation:style-name="pr1" draw:text-style-name="P8" draw:layer="layout" svg:width="16.799cm" svg:height="13.364cm" svg:x="2.1cm" svg:y="14.107cm" presentation:class="notes" presentation:placeholder="true">
            <draw:text-box/>
          </draw:frame>
        </presentation:notes>
      </draw:page>
      <draw:page draw:name="page8" draw:style-name="dp1" draw:master-page-name="默认">
        <draw:custom-shape draw:name="TextShape 1" draw:style-name="gr9" draw:text-style-name="P5" draw:layer="layout" svg:width="6.588cm" svg:height="1.469cm" svg:x="3.411cm" svg:y="0.506cm">
          <text:p text:style-name="P9"><text:span text:style-name="T16">2</text:span><text:span text:style-name="T9">已完成的工作</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0" draw:text-style-name="P21" draw:layer="layout" svg:width="0.011cm" svg:height="0.011cm" svg:x="12.503cm" svg:y="7.144cm">
          <text:p/>
          <draw:enhanced-geometry draw:mirror-horizontal="false" draw:mirror-vertical="false" draw:text-areas="0 0 ?f0 ?f1" svg:viewBox="0 0 0 0" draw:type="ooxml-non-primitive" draw:enhanced-path="M 0 0 L 0 0 0 0 0 0 0 0 0 0 0 0 0 0 Z N">
            <draw:equation draw:name="f0" draw:formula="logwidth"/>
            <draw:equation draw:name="f1" draw:formula="logheight"/>
          </draw:enhanced-geometry>
        </draw:custom-shape>
        <draw:custom-shape draw:name="CustomShape 3" draw:style-name="gr20" draw:text-style-name="P21" draw:layer="layout" svg:width="0.132cm" svg:height="0.346cm" svg:x="12.128cm" svg:y="12.685cm">
          <text:p/>
          <draw:enhanced-geometry draw:mirror-horizontal="false" draw:mirror-vertical="false" drawooo:sub-view-size="10 26" draw:text-areas="0 0 ?f0 ?f1" svg:viewBox="0 0 0 0" draw:type="ooxml-non-primitive" draw:enhanced-path="M 6 2 L 6 2 6 4 6 4 4 2 2 0 2 0 0 0 0 0 8 26 8 26 10 26 10 26 10 20 10 20 6 2 6 2 6 2 Z N">
            <draw:equation draw:name="f0" draw:formula="logwidth"/>
            <draw:equation draw:name="f1" draw:formula="logheight"/>
          </draw:enhanced-geometry>
        </draw:custom-shape>
        <draw:custom-shape draw:name="CustomShape 4" draw:style-name="gr20" draw:text-style-name="P21" draw:layer="layout" svg:width="0.052cm" svg:height="0.052cm" svg:x="15.046cm" svg:y="17.851cm">
          <text:p/>
          <draw:enhanced-geometry draw:mirror-horizontal="false" draw:mirror-vertical="false" drawooo:sub-view-size="4 4" draw:text-areas="0 0 ?f0 ?f1" svg:viewBox="0 0 0 0" draw:type="ooxml-non-primitive" draw:enhanced-path="M 0 4 L 0 4 4 2 4 2 2 0 2 0 0 4 0 4 Z N">
            <draw:equation draw:name="f0" draw:formula="logwidth"/>
            <draw:equation draw:name="f1" draw:formula="logheight"/>
          </draw:enhanced-geometry>
        </draw:custom-shape>
        <draw:custom-shape draw:name="CustomShape 5" draw:style-name="gr20" draw:text-style-name="P21" draw:layer="layout" svg:width="0.052cm" svg:height="0.052cm" svg:x="29.474cm" svg:y="3.423cm">
          <text:p/>
          <draw:enhanced-geometry draw:mirror-horizontal="false" draw:mirror-vertical="false" drawooo:sub-view-size="4 4" draw:text-areas="0 0 ?f0 ?f1" svg:viewBox="0 0 0 0" draw:type="ooxml-non-primitive" draw:enhanced-path="M 0 2 L 0 2 2 4 4 4 4 4 0 0 0 0 0 2 0 2 Z N">
            <draw:equation draw:name="f0" draw:formula="logwidth"/>
            <draw:equation draw:name="f1" draw:formula="logheight"/>
          </draw:enhanced-geometry>
        </draw:custom-shape>
        <draw:custom-shape draw:name="CustomShape 6" draw:style-name="gr20" draw:text-style-name="P21" draw:layer="layout" svg:width="0.011cm" svg:height="0.011cm" svg:x="17.803cm" svg:y="1.79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CustomShape 7" draw:style-name="gr20" draw:text-style-name="P21" draw:layer="layout" svg:width="0.011cm" svg:height="0.011cm" svg:x="12.771cm" svg:y="9.098cm">
          <text:p/>
          <draw:enhanced-geometry draw:mirror-horizontal="false" draw:mirror-vertical="false" draw:text-areas="0 0 ?f0 ?f1" svg:viewBox="0 0 0 0" draw:type="ooxml-non-primitive" draw:enhanced-path="M 0 0 L 0 0 0 0 0 0 0 0 0 0 0 0 Z N">
            <draw:equation draw:name="f0" draw:formula="logwidth"/>
            <draw:equation draw:name="f1" draw:formula="logheight"/>
          </draw:enhanced-geometry>
        </draw:custom-shape>
        <draw:custom-shape draw:name="CustomShape 8" draw:style-name="gr20" draw:text-style-name="P21" draw:layer="layout" svg:width="0.105cm" svg:height="0.132cm" svg:x="15.046cm" svg:y="17.717cm">
          <text:p/>
          <draw:enhanced-geometry draw:mirror-horizontal="false" draw:mirror-vertical="false" drawooo:sub-view-size="8 10" draw:text-areas="0 0 ?f0 ?f1" svg:viewBox="0 0 0 0" draw:type="ooxml-non-primitive" draw:enhanced-path="M 8 0 L 8 0 8 0 4 0 2 0 2 0 2 0 0 8 0 8 0 8 0 8 2 10 2 10 6 6 8 0 8 0 Z N">
            <draw:equation draw:name="f0" draw:formula="logwidth"/>
            <draw:equation draw:name="f1" draw:formula="logheight"/>
          </draw:enhanced-geometry>
        </draw:custom-shape>
        <draw:custom-shape draw:name="CustomShape 9" draw:style-name="gr20" draw:text-style-name="P21" draw:layer="layout" svg:width="0.185cm" svg:height="0.105cm" svg:x="15.18cm" svg:y="3.075cm">
          <text:p/>
          <draw:enhanced-geometry draw:mirror-horizontal="false" draw:mirror-vertical="false" drawooo:sub-view-size="14 8" draw:text-areas="0 0 ?f0 ?f1" svg:viewBox="0 0 0 0" draw:type="ooxml-non-primitive" draw:enhanced-path="M 6 8 L 6 8 12 8 12 8 14 6 14 6 12 6 12 6 12 6 12 6 8 6 8 6 8 6 8 6 8 6 8 4 8 4 12 4 12 4 12 4 12 4 10 4 10 4 8 2 6 2 6 2 10 2 10 0 10 0 8 0 6 0 6 0 0 4 0 4 0 6 0 6 6 8 6 8 Z N">
            <draw:equation draw:name="f0" draw:formula="logwidth"/>
            <draw:equation draw:name="f1" draw:formula="logheight"/>
          </draw:enhanced-geometry>
        </draw:custom-shape>
        <draw:custom-shape draw:name="CustomShape 10" draw:style-name="gr20" draw:text-style-name="P21" draw:layer="layout" svg:width="0.025cm" svg:height="0.025cm" svg:x="15.26cm" svg:y="3.022cm">
          <text:p/>
          <draw:enhanced-geometry draw:mirror-horizontal="false" draw:mirror-vertical="false" drawooo:sub-view-size="2 2" draw:text-areas="0 0 ?f0 ?f1" svg:viewBox="0 0 0 0" draw:type="ooxml-non-primitive" draw:enhanced-path="M 2 2 L 2 2 2 0 2 0 0 2 0 2 2 2 2 2 Z N">
            <draw:equation draw:name="f0" draw:formula="logwidth"/>
            <draw:equation draw:name="f1" draw:formula="logheight"/>
          </draw:enhanced-geometry>
        </draw:custom-shape>
        <draw:custom-shape draw:name="CustomShape 11" draw:style-name="gr20" draw:text-style-name="P21" draw:layer="layout" svg:width="0.935cm" svg:height="1.443cm" svg:x="25.994cm" svg:y="6.903cm">
          <text:p/>
          <draw:enhanced-geometry draw:mirror-horizontal="false" draw:mirror-vertical="false" drawooo:sub-view-size="70 108" draw:text-areas="0 0 ?f0 ?f1" svg:viewBox="0 0 0 0" draw:type="ooxml-non-primitive" draw:enhanced-path="M 64 58 L 64 58 62 52 62 52 54 54 54 54 54 62 54 62 54 62 50 58 50 58 52 56 52 56 50 56 50 56 50 52 50 52 52 46 52 46 50 44 46 44 46 44 42 42 40 42 40 42 38 36 36 30 36 30 30 28 30 26 30 26 32 26 32 26 36 26 42 26 42 26 40 26 40 26 38 24 38 24 40 20 40 20 40 18 40 18 44 18 44 18 56 18 56 18 56 18 56 18 54 18 52 16 52 16 56 10 54 6 54 6 56 4 56 4 54 2 54 2 50 0 50 0 48 2 46 2 46 2 44 0 40 0 40 0 36 0 34 2 28 6 28 6 24 6 24 6 22 8 18 10 18 10 18 12 18 12 16 12 16 12 12 14 8 14 8 14 8 14 8 14 4 22 4 22 2 24 0 26 0 28 0 28 2 28 2 28 6 32 6 36 6 36 6 36 8 34 8 34 8 34 8 34 6 38 8 44 8 44 8 44 8 46 8 46 10 46 10 46 14 54 14 54 16 54 16 54 20 60 20 60 22 64 22 64 24 66 24 66 26 68 28 68 30 68 32 70 32 70 32 70 32 70 32 70 26 70 24 72 24 76 24 80 24 80 22 82 22 82 22 84 22 84 20 84 20 84 20 82 20 82 20 82 20 82 18 90 18 94 18 98 18 98 28 102 28 102 32 106 38 108 46 108 54 108 54 108 58 108 62 106 62 106 62 104 62 100 62 94 62 94 62 90 62 90 62 84 62 84 60 80 60 80 58 80 56 80 56 80 56 80 56 78 56 78 60 78 60 78 60 78 58 76 58 76 58 76 58 76 60 74 60 74 54 74 54 74 52 68 54 62 54 62 56 66 56 66 58 66 58 66 60 64 60 64 60 64 60 64 60 68 60 68 62 68 62 68 64 66 64 66 66 66 66 66 66 64 66 64 68 66 68 66 70 64 70 64 66 60 64 58 64 58 Z N">
            <draw:equation draw:name="f0" draw:formula="logwidth"/>
            <draw:equation draw:name="f1" draw:formula="logheight"/>
          </draw:enhanced-geometry>
        </draw:custom-shape>
        <draw:custom-shape draw:name="CustomShape 12" draw:style-name="gr20" draw:text-style-name="P21" draw:layer="layout" svg:width="0.025cm" svg:height="0.025cm" svg:x="23.638cm" svg:y="7.679cm">
          <text:p/>
          <draw:enhanced-geometry draw:mirror-horizontal="false" draw:mirror-vertical="false" drawooo:sub-view-size="2 2" draw:text-areas="0 0 ?f0 ?f1" svg:viewBox="0 0 0 0" draw:type="ooxml-non-primitive" draw:enhanced-path="M 2 0 L 2 0 0 0 0 0 0 0 0 0 2 2 2 2 2 2 2 2 2 0 2 0 Z N">
            <draw:equation draw:name="f0" draw:formula="logwidth"/>
            <draw:equation draw:name="f1" draw:formula="logheight"/>
          </draw:enhanced-geometry>
        </draw:custom-shape>
        <draw:custom-shape draw:name="CustomShape 13" draw:style-name="gr20" draw:text-style-name="P21" draw:layer="layout" svg:width="0.373cm" svg:height="0.373cm" svg:x="12.209cm" svg:y="12.578cm">
          <text:p/>
          <draw:enhanced-geometry draw:mirror-horizontal="false" draw:mirror-vertical="false" drawooo:sub-view-size="28 28" draw:text-areas="0 0 ?f0 ?f1" svg:viewBox="0 0 0 0" draw:type="ooxml-non-primitive" draw:enhanced-path="M 10 20 L 10 20 12 20 12 20 14 20 14 22 14 22 16 20 16 20 16 18 18 16 18 16 22 18 28 16 28 16 26 12 24 8 24 8 26 6 28 8 28 8 28 6 28 6 26 4 26 4 24 6 24 6 22 2 20 0 12 2 12 2 12 4 12 4 10 6 6 8 6 8 8 10 10 14 10 14 6 14 2 16 2 16 2 14 2 14 2 12 0 10 0 10 0 10 4 28 4 28 6 24 10 20 10 20 Z N">
            <draw:equation draw:name="f0" draw:formula="logwidth"/>
            <draw:equation draw:name="f1" draw:formula="logheight"/>
          </draw:enhanced-geometry>
        </draw:custom-shape>
        <draw:custom-shape draw:name="CustomShape 14" draw:style-name="gr20" draw:text-style-name="P21" draw:layer="layout" svg:width="0.011cm" svg:height="0.025cm" svg:x="12.69cm" svg:y="8.911cm">
          <text:p/>
          <draw:enhanced-geometry draw:mirror-horizontal="false" draw:mirror-vertical="false" drawooo:sub-view-size="0 2" draw:text-areas="0 0 ?f0 ?f1" svg:viewBox="0 0 0 0" draw:type="ooxml-non-primitive" draw:enhanced-path="M 0 2 L 0 2 0 2 0 2 0 0 0 0 0 2 0 2 Z N">
            <draw:equation draw:name="f0" draw:formula="logwidth"/>
            <draw:equation draw:name="f1" draw:formula="logheight"/>
          </draw:enhanced-geometry>
        </draw:custom-shape>
        <draw:custom-shape draw:name="CustomShape 15" draw:style-name="gr20" draw:text-style-name="P21" draw:layer="layout" svg:width="17.504cm" svg:height="16.46cm" svg:x="12.53cm" svg:y="0.506cm">
          <text:p/>
          <draw:enhanced-geometry draw:mirror-horizontal="false" draw:mirror-vertical="false" drawooo:sub-view-size="1308 1230" draw:text-areas="0 0 ?f0 ?f1" svg:viewBox="0 0 0 0" draw:type="ooxml-non-primitive" draw:enhanced-path="M 702 378 L 702 378 702 378 702 378 704 380 706 382 706 382 708 376 708 376 710 376 710 376 710 380 708 384 708 384 708 384 708 384 710 384 710 384 710 386 710 386 708 388 706 388 706 388 704 386 704 386 702 386 700 386 700 386 698 382 700 380 702 378 702 378 Z M 676 362 L 676 362 682 362 682 362 686 360 688 356 688 356 692 356 692 356 692 354 692 354 694 354 694 354 692 358 694 360 694 360 692 364 692 364 680 364 680 364 678 366 676 368 676 368 674 366 674 366 676 362 676 362 Z M 1048 152 L 1048 152 1052 152 1054 152 1054 152 1058 148 1060 144 1060 144 1056 142 1056 142 1056 140 1056 140 1060 138 1064 134 1064 134 1070 134 1070 134 1076 132 1084 132 1084 132 1090 134 1090 134 1088 138 1084 142 1082 144 1080 152 1080 152 1084 160 1088 168 1088 168 1092 170 1096 172 1096 174 1096 174 1082 174 1082 174 1080 176 1076 176 1076 176 1074 172 1074 172 1066 172 1066 172 1066 170 1068 170 1070 168 1070 168 1072 166 1072 166 1064 162 1056 160 1056 160 1052 162 1050 162 1048 160 1048 160 1046 158 1046 158 1046 154 1048 152 1048 152 Z M 762 14 L 762 14 764 10 766 8 766 8 774 0 774 0 780 6 780 6 782 6 786 6 790 6 794 10 794 10 794 8 794 8 798 4 800 2 802 0 802 0 802 4 802 10 806 10 806 10 808 6 814 4 814 4 816 4 816 4 818 8 818 8 824 8 830 8 830 8 836 10 836 10 838 12 838 12 836 14 836 14 828 20 828 20 820 24 820 24 814 26 814 26 808 28 808 28 784 28 784 24 784 24 790 22 792 16 792 16 792 16 774 16 768 16 760 14 760 14 762 14 762 14 Z M 706 16 L 706 16 710 16 710 16 718 16 718 16 718 24 718 24 724 24 724 24 724 24 726 18 726 18 730 16 732 18 732 18 736 24 742 28 742 28 744 26 744 26 742 22 740 18 740 16 740 16 744 12 744 12 746 12 750 14 754 14 754 14 756 16 756 16 756 20 756 24 756 24 758 24 758 24 760 22 762 20 762 20 768 28 768 28 774 30 774 30 780 32 782 36 782 36 778 38 778 38 770 40 770 40 768 42 766 44 764 52 764 52 762 58 762 58 756 60 756 60 752 66 752 72 752 72 748 74 748 74 744 72 738 70 728 62 728 62 728 62 728 62 730 58 730 58 740 58 744 56 746 54 746 54 744 52 744 52 724 54 724 54 722 50 722 50 722 50 736 46 740 44 746 42 746 42 746 42 738 40 732 36 732 36 728 40 726 44 722 44 722 44 718 44 712 42 706 38 704 34 704 34 710 30 710 30 708 26 708 26 702 28 702 28 698 26 698 20 698 20 700 18 706 16 706 16 Z M 404 92 L 404 92 402 94 402 94 398 94 396 92 396 92 398 90 400 88 400 88 404 88 406 90 406 90 404 92 404 92 Z M 396 78 L 396 78 396 78 396 78 396 78 396 78 Z M 400 82 L 400 82 396 82 396 78 396 78 398 80 398 80 400 80 400 82 400 82 Z M 410 72 L 410 72 404 76 404 76 402 74 402 74 398 72 398 72 402 68 402 68 404 70 408 72 408 72 408 70 410 70 410 70 410 72 410 72 Z M 388 114 L 388 114 390 110 390 110 394 110 394 110 396 110 398 112 398 112 388 114 388 114 Z M 394 118 L 394 118 396 116 396 116 402 112 402 112 410 112 410 112 410 112 410 112 406 114 406 114 402 116 402 116 398 116 398 116 394 118 394 118 394 118 394 118 Z M 420 122 L 420 122 418 124 418 124 416 122 416 122 414 122 414 122 406 122 400 122 400 122 398 120 396 118 396 118 404 116 404 116 410 116 416 118 416 118 418 118 418 118 418 118 418 118 418 118 418 118 414 120 414 120 416 122 420 122 420 122 420 122 420 122 Z M 410 154 L 410 154 408 154 408 154 408 154 408 154 406 156 406 156 404 158 404 158 402 158 402 158 400 160 400 160 394 162 394 162 396 158 396 158 398 154 398 154 402 152 402 152 408 148 408 148 408 148 408 148 412 150 414 152 414 152 410 154 410 154 Z M 208 208 L 208 208 208 210 206 212 206 212 206 212 206 212 204 212 204 210 208 208 208 208 Z M 74 596 L 74 596 72 594 72 594 72 594 74 594 74 594 74 596 74 596 74 596 Z M 74 596 L 74 596 74 596 74 596 74 596 Z M 24 650 L 24 650 24 650 24 650 24 650 Z M 24 652 L 24 652 24 652 24 652 24 650 24 650 24 652 24 652 24 652 24 652 24 652 Z M 26 656 L 26 656 24 652 24 652 26 658 26 658 26 656 26 656 Z M 18 824 L 18 824 14 824 14 824 12 824 10 824 10 824 4 824 0 820 0 820 2 818 2 818 12 820 16 822 18 824 18 824 18 824 18 824 Z M 84 822 L 84 822 80 820 78 818 76 820 76 820 74 818 74 818 70 820 68 820 68 820 66 818 66 818 62 822 60 826 60 826 58 824 56 820 56 820 48 822 48 822 42 820 42 820 38 822 38 822 36 820 34 818 34 818 34 818 34 818 36 818 36 818 44 818 48 818 52 818 52 818 52 816 52 816 50 816 48 814 48 810 48 810 46 808 42 808 42 808 42 808 42 806 42 806 46 806 46 806 54 808 54 808 56 808 58 806 58 806 62 806 62 806 64 806 64 806 68 808 72 808 72 808 74 812 78 814 82 816 86 818 86 818 84 822 84 822 Z M 106 924 L 106 924 104 926 104 930 104 930 98 930 98 930 98 930 98 930 98 930 100 928 100 928 100 926 100 926 98 926 98 926 100 924 100 924 104 924 106 924 106 924 Z M 102 822 L 102 822 100 824 96 824 96 824 96 820 96 820 98 818 98 818 104 818 108 820 108 820 108 822 106 822 102 822 102 822 Z M 148 554 L 148 554 148 550 150 546 154 540 154 540 158 544 158 544 154 550 154 550 152 552 150 554 150 554 152 554 152 554 156 550 158 550 162 552 162 552 160 556 154 556 150 556 148 554 148 554 Z M 212 1028 L 212 1028 206 1032 196 1032 196 1032 196 1026 198 1018 198 1018 208 1020 214 1020 214 1020 212 1028 212 1028 Z M 220 546 L 220 546 214 544 214 544 214 540 214 540 212 542 212 542 210 542 210 542 210 540 210 540 212 536 212 536 210 534 210 534 210 534 210 534 204 538 200 542 200 542 196 542 196 542 196 542 196 542 200 538 204 534 204 534 204 534 200 534 200 534 198 536 198 536 196 536 196 536 196 536 196 532 196 532 194 534 194 534 190 536 186 536 186 536 176 534 176 534 166 536 166 536 166 532 166 532 170 528 176 524 176 524 172 524 172 524 172 524 172 524 174 520 174 520 178 518 178 518 176 514 176 514 182 502 186 498 190 494 190 494 198 492 198 492 198 492 198 492 200 492 200 492 200 494 200 494 196 496 196 496 196 500 192 504 190 508 188 512 188 512 192 510 194 508 194 508 198 510 198 510 194 512 194 514 194 514 200 516 204 518 204 518 206 516 206 516 212 516 216 518 216 518 214 518 214 518 210 522 210 522 210 522 210 522 214 526 214 526 218 524 218 524 220 526 220 526 220 526 216 528 212 530 212 530 212 530 216 534 216 534 216 534 216 534 218 532 218 532 220 532 220 532 220 534 220 534 220 536 222 536 222 536 222 540 220 546 220 546 Z M 266 350 L 266 350 266 350 266 350 268 348 268 348 270 348 270 348 270 348 270 348 266 350 266 350 Z M 886 600 L 886 600 886 598 886 598 890 598 890 598 900 596 900 596 894 600 894 600 896 602 896 602 892 604 886 604 886 604 886 606 886 606 882 604 882 604 880 602 880 602 886 600 886 600 Z M 806 596 L 806 596 806 596 806 596 806 596 806 596 810 598 810 598 810 596 810 596 810 596 810 596 810 598 810 598 812 598 812 598 818 598 818 598 824 600 824 600 824 600 824 600 824 600 824 600 824 602 824 602 830 600 830 600 828 602 828 602 816 602 816 602 816 602 806 600 806 600 806 596 806 596 Z M 718 570 L 718 570 724 572 730 572 730 572 736 572 736 572 736 572 734 576 734 580 734 580 734 582 734 582 734 582 732 586 732 586 724 582 716 578 716 578 712 578 710 576 710 576 712 572 714 572 718 570 718 570 Z M 676 528 L 676 528 682 524 682 524 682 522 682 522 684 522 684 522 684 522 684 522 684 532 684 536 682 538 682 538 680 538 680 538 680 538 678 538 678 538 678 536 678 536 678 536 678 536 676 534 676 534 678 534 678 534 678 534 678 534 678 534 676 532 676 532 678 532 678 532 676 530 676 530 676 530 676 530 676 528 676 528 Z M 674 544 L 674 544 678 544 682 540 682 540 686 544 688 546 688 548 688 548 686 552 686 552 686 556 686 556 686 558 684 562 684 562 682 560 680 560 680 560 678 564 678 564 676 562 676 558 676 550 676 550 674 544 674 544 674 544 674 544 Z M 554 360 L 554 360 556 358 556 358 554 356 554 356 556 354 556 354 558 354 558 354 556 350 556 350 560 350 560 350 558 346 558 346 560 344 560 344 564 346 564 346 570 346 572 344 576 344 576 344 576 346 576 346 576 346 574 350 570 350 568 352 566 356 566 356 566 356 566 356 576 356 582 356 586 358 586 358 586 360 586 360 582 366 580 370 576 372 576 372 576 372 576 372 578 374 578 374 578 374 578 374 574 376 570 376 570 376 570 376 570 376 574 378 578 376 578 376 584 380 588 382 588 382 590 388 590 392 590 392 592 392 596 394 596 394 600 398 600 398 600 404 600 404 604 408 604 410 602 414 602 414 606 414 606 414 608 412 612 414 616 416 616 416 616 420 616 420 612 426 606 430 606 430 606 430 614 430 614 430 614 434 614 434 612 434 610 436 610 436 608 436 604 438 604 438 600 438 600 438 596 438 596 438 592 438 592 438 586 438 586 438 586 440 586 440 580 438 572 440 572 440 572 442 570 444 566 442 566 442 566 442 564 442 564 442 558 446 558 446 556 446 556 446 552 444 552 444 554 444 554 444 560 440 562 438 564 434 564 434 566 434 566 432 566 432 572 432 576 432 576 432 578 430 578 428 578 428 574 430 572 430 572 430 568 428 568 428 560 426 560 426 558 424 558 424 558 424 558 424 562 422 568 418 568 418 568 414 568 414 564 414 564 414 564 414 566 410 568 410 578 408 578 408 578 408 576 404 578 398 578 398 578 398 574 398 574 398 572 396 572 396 574 392 576 390 576 390 572 390 568 390 568 390 564 390 564 390 564 392 564 392 558 390 558 390 560 386 562 382 562 382 560 380 560 378 560 378 562 376 562 376 562 374 562 374 562 374 554 380 554 378 554 378 554 376 556 374 558 370 558 370 556 368 556 368 554 368 554 368 552 370 552 370 550 370 550 370 554 364 554 364 554 360 554 360 Z M 554 384 L 554 384 554 384 554 384 554 380 554 380 556 380 556 380 556 382 556 382 554 384 554 384 Z M 512 420 L 512 420 518 420 518 420 520 418 520 418 522 416 524 416 524 416 520 416 520 416 520 416 520 416 522 414 522 414 522 412 522 412 522 410 526 410 526 410 526 408 526 408 520 408 516 408 516 408 516 406 516 406 516 404 516 404 518 404 518 404 518 402 520 402 518 402 518 402 518 400 516 400 516 400 516 400 518 396 518 396 528 398 528 398 528 396 528 396 530 394 532 392 526 392 526 392 528 392 528 392 530 392 530 392 532 386 536 386 536 386 538 386 540 388 540 388 546 386 552 386 552 386 554 396 554 396 552 400 548 402 548 402 550 408 550 414 550 414 550 418 548 420 548 420 544 422 544 422 542 422 542 422 536 422 536 422 530 428 530 428 526 428 526 428 518 430 518 430 518 426 518 426 514 426 514 426 514 424 514 424 516 422 516 422 516 422 512 422 512 422 512 420 512 420 Z M 440 282 L 440 282 432 280 432 280 428 276 428 276 418 276 412 276 410 274 410 274 414 272 418 268 418 268 414 266 410 264 410 264 404 264 400 264 400 264 400 264 400 264 400 262 400 262 402 262 406 260 416 258 416 258 416 256 416 256 416 254 416 254 408 252 408 252 404 252 400 254 398 254 394 252 394 252 394 250 394 250 402 248 402 248 402 248 402 248 400 244 400 244 402 244 404 244 406 246 410 244 410 244 410 244 406 240 406 240 406 240 406 240 408 238 408 238 416 242 418 244 420 246 420 246 420 250 418 252 418 252 422 256 422 256 424 254 424 254 430 250 430 250 428 248 430 244 430 244 430 244 432 244 432 244 434 246 436 250 436 250 438 248 438 248 438 248 436 246 436 246 440 244 444 244 444 244 446 246 448 248 448 248 448 244 448 244 456 244 458 244 462 242 462 238 462 238 466 240 466 240 468 242 470 242 476 244 476 244 476 246 476 246 476 250 476 250 478 250 478 250 482 252 486 252 486 252 486 258 484 262 484 262 480 264 480 264 480 266 480 266 476 270 472 268 472 268 466 272 460 276 460 276 452 276 452 276 448 280 446 282 440 282 440 282 Z M 676 890 L 676 890 674 890 674 888 674 888 676 884 676 884 680 886 680 886 678 888 676 890 676 890 Z M 1034 1054 L 1034 1054 1032 1050 1032 1050 1032 1050 1032 1050 1030 1050 1030 1050 1030 1056 1032 1058 1032 1058 1030 1062 1028 1066 1028 1066 1028 1076 1028 1076 1014 1118 1014 1118 1012 1128 1010 1134 1006 1138 1006 1138 1000 1138 1000 1138 996 1140 992 1142 992 1142 990 1140 988 1138 984 1138 982 1136 982 1136 982 1132 982 1132 980 1130 980 1126 980 1126 980 1122 980 1122 976 1112 976 1112 976 1108 978 1104 978 1104 980 1102 980 1102 984 1096 986 1090 986 1086 986 1086 984 1082 984 1082 986 1080 986 1080 982 1074 982 1068 982 1068 984 1064 986 1058 986 1058 990 1058 990 1058 992 1056 992 1056 996 1056 996 1056 996 1054 996 1054 1000 1054 1002 1054 1002 1054 1002 1052 1002 1052 1006 1050 1006 1050 1008 1050 1008 1050 1010 1050 1010 1050 1008 1048 1008 1048 1012 1044 1012 1044 1012 1044 1012 1046 1012 1046 1014 1044 1014 1044 1014 1040 1014 1040 1014 1040 1014 1040 1016 1040 1016 1040 1016 1038 1016 1038 1016 1034 1016 1034 1018 1034 1018 1034 1020 1036 1020 1036 1020 1034 1022 1034 1022 1034 1024 1030 1024 1024 1024 1024 1026 1022 1028 1024 1028 1024 1030 1026 1032 1028 1032 1028 1034 1036 1036 1044 1036 1044 1038 1048 1038 1048 1036 1052 1034 1054 1034 1054 Z M 1044 824 L 1044 824 1042 826 1040 828 1040 828 1040 836 1040 836 1036 844 1036 844 1032 848 1032 848 1032 850 1032 850 1026 860 1026 860 1024 864 1024 864 1022 870 1018 876 1008 884 1008 884 1002 894 1002 894 980 910 980 910 960 930 960 930 960 932 960 932 958 934 956 934 956 934 954 936 954 938 950 940 950 940 948 944 948 946 944 950 944 950 944 954 944 956 944 956 940 958 940 958 938 964 938 970 938 970 940 974 944 976 944 976 940 984 940 984 942 986 942 986 942 994 944 1002 944 1002 950 1006 952 1010 952 1010 950 1014 950 1014 952 1020 952 1026 952 1026 950 1028 950 1028 952 1034 952 1042 952 1042 954 1042 954 1042 954 1044 954 1044 952 1048 952 1048 952 1050 952 1050 948 1056 942 1062 942 1062 934 1066 924 1070 924 1070 918 1076 912 1082 912 1082 902 1090 902 1096 902 1096 904 1098 904 1100 904 1100 904 1106 906 1110 906 1110 908 1110 908 1110 908 1122 908 1122 906 1124 906 1124 906 1126 906 1126 908 1126 908 1128 908 1128 906 1132 900 1134 890 1138 890 1138 886 1142 882 1146 882 1146 884 1146 884 1146 886 1148 886 1148 886 1156 884 1164 884 1164 880 1164 880 1164 882 1166 882 1170 882 1170 878 1174 872 1178 872 1178 858 1196 842 1212 842 1212 834 1218 834 1218 828 1220 824 1220 824 1220 822 1222 822 1222 818 1222 818 1222 814 1224 814 1224 810 1222 806 1222 806 1222 802 1222 802 1222 798 1222 792 1222 792 1222 790 1226 790 1226 784 1226 778 1226 778 1226 776 1228 774 1230 774 1230 768 1228 768 1228 768 1224 768 1224 764 1224 764 1224 764 1222 764 1222 762 1224 762 1224 762 1224 762 1224 760 1224 760 1224 760 1224 760 1224 762 1218 762 1218 758 1214 756 1210 756 1210 760 1210 760 1210 760 1204 758 1198 754 1190 754 1190 750 1180 746 1172 746 1172 736 1160 736 1160 732 1150 732 1150 732 1148 732 1148 730 1142 730 1142 730 1138 730 1136 730 1136 728 1130 728 1130 726 1118 726 1118 728 1114 726 1110 720 1102 720 1102 710 1082 710 1082 708 1078 704 1074 704 1074 704 1064 704 1054 704 1054 706 1050 708 1044 710 1034 710 1034 714 1030 714 1030 714 1026 714 1026 718 1026 718 1026 720 1022 722 1016 722 1016 720 1008 720 1008 716 1000 716 996 718 992 718 992 718 988 718 986 714 982 714 982 712 976 712 976 708 970 708 970 708 966 708 962 708 962 704 956 704 956 694 946 694 946 688 940 688 940 688 938 688 938 686 938 686 938 682 932 682 932 682 932 682 932 684 930 684 930 680 928 680 928 678 924 678 924 682 920 684 916 684 916 688 916 688 916 688 916 684 912 684 912 686 910 686 906 686 906 684 906 684 906 684 906 684 906 686 902 688 898 688 898 688 896 688 896 688 892 688 892 686 884 686 884 686 884 686 884 686 882 686 882 686 882 686 882 680 880 680 876 680 876 676 876 674 876 674 876 674 876 674 876 670 878 664 878 664 878 660 880 654 878 650 876 648 872 648 872 650 868 650 868 648 868 648 868 646 868 646 868 646 866 646 866 640 862 636 860 636 860 634 862 634 862 614 862 614 862 612 864 610 866 610 866 602 868 602 868 584 876 584 876 576 870 576 870 576 872 576 872 572 872 570 870 570 870 562 870 558 872 558 872 548 874 548 874 538 878 538 878 532 876 528 874 528 874 520 868 514 864 514 864 506 860 506 860 502 856 496 852 496 852 496 850 496 850 492 848 488 844 490 844 490 844 492 842 492 842 490 842 490 842 490 840 490 838 490 838 488 836 484 834 484 834 484 830 484 830 480 828 476 826 476 826 476 822 476 822 474 822 474 822 472 820 472 820 470 820 470 820 470 816 472 814 472 814 470 814 466 814 466 814 462 812 462 812 462 810 462 810 460 810 458 808 458 808 458 804 458 800 458 800 460 800 460 800 460 798 460 798 458 792 456 790 452 788 452 788 452 788 452 788 458 784 460 776 460 776 462 770 462 770 464 758 464 752 460 748 460 748 462 744 462 740 460 736 458 734 458 734 456 736 456 736 456 728 458 724 458 724 462 720 462 720 468 706 468 706 472 702 474 700 474 700 474 696 474 696 478 686 478 686 482 684 486 682 486 682 488 676 490 672 492 670 492 670 500 668 500 668 510 662 518 654 518 654 520 648 518 646 518 642 518 638 518 638 522 632 522 632 522 626 522 626 530 618 530 618 538 616 542 614 544 610 544 610 548 602 552 594 552 594 554 594 554 594 558 598 562 600 562 600 572 600 576 598 576 598 580 602 586 602 586 602 590 600 592 596 592 596 600 594 600 594 602 594 602 594 606 592 610 588 610 588 616 588 622 588 622 588 626 586 626 586 628 586 632 586 632 586 634 584 634 584 638 584 642 584 646 586 650 586 650 586 654 584 658 582 658 582 662 584 662 584 666 582 666 582 670 584 670 584 674 584 678 584 684 580 684 580 686 580 686 580 690 582 690 582 692 586 692 586 692 586 692 586 698 582 698 582 696 586 694 590 694 592 698 596 698 596 698 600 698 600 694 606 688 610 688 610 692 614 694 616 694 616 698 616 698 616 700 620 700 620 710 624 710 624 718 624 718 624 724 624 724 624 728 626 728 626 732 628 732 628 734 630 736 632 736 636 738 638 738 638 746 640 754 642 754 642 760 646 766 648 766 648 768 648 770 646 770 646 774 642 776 640 774 636 776 630 776 630 778 628 784 624 792 624 798 624 798 624 800 628 802 630 802 630 812 632 816 632 816 632 818 634 820 636 828 636 828 636 842 638 842 638 842 640 842 640 848 640 848 640 852 642 854 642 854 642 858 640 858 640 866 636 876 636 876 636 876 638 878 640 878 640 882 640 886 640 886 640 890 640 892 640 896 638 896 638 904 656 904 656 902 658 900 662 898 670 898 670 896 670 896 670 888 662 884 652 884 652 882 654 882 654 882 658 884 662 890 670 890 670 894 682 894 682 906 702 906 702 910 706 910 706 908 708 908 708 910 716 910 716 916 718 916 718 920 724 922 730 922 730 924 742 924 748 926 752 926 752 930 756 934 758 936 760 936 760 940 774 942 780 946 786 946 786 946 786 946 786 946 782 946 782 950 786 950 786 954 788 954 788 962 796 962 796 966 796 966 796 968 800 968 802 968 802 974 806 976 808 978 812 978 812 970 816 970 816 970 816 970 816 970 816 976 816 976 816 980 822 984 826 990 826 990 826 998 822 998 822 1002 824 1004 824 1004 824 1010 820 1012 820 1012 820 1016 820 1016 820 1020 818 1022 818 1022 818 1028 818 1028 818 1034 816 1040 812 1040 812 1044 814 1044 814 1044 816 1044 816 1042 818 1042 818 1044 824 1044 824 Z M 1296 864 L 1296 864 1292 860 1290 854 1290 846 1290 846 1290 844 1290 842 1290 842 1290 840 1290 840 1290 838 1290 838 1292 838 1292 838 1292 838 1294 834 1294 832 1294 832 1298 836 1302 844 1302 844 1304 844 1304 848 1304 848 1306 850 1308 854 1308 854 1308 858 1304 862 1300 864 1296 864 1296 864 Z N">
            <draw:equation draw:name="f0" draw:formula="logwidth"/>
            <draw:equation draw:name="f1" draw:formula="logheight"/>
          </draw:enhanced-geometry>
        </draw:custom-shape>
        <draw:custom-shape draw:name="CustomShape 16" draw:style-name="gr20" draw:text-style-name="P21" draw:layer="layout" svg:width="3.183cm" svg:height="5.191cm" svg:x="11.994cm" svg:y="5.484cm">
          <text:p/>
          <draw:enhanced-geometry draw:mirror-horizontal="false" draw:mirror-vertical="false" drawooo:sub-view-size="238 388" draw:text-areas="0 0 ?f0 ?f1" svg:viewBox="0 0 0 0" draw:type="ooxml-non-primitive" draw:enhanced-path="M 0 348 L 0 348 4 350 4 352 4 352 2 362 2 362 4 362 4 362 4 362 6 362 6 362 6 362 6 362 4 364 4 364 8 370 10 370 10 370 10 374 10 374 12 374 12 374 12 378 14 380 16 380 16 380 18 388 18 388 24 386 24 386 24 388 24 388 24 388 26 380 28 374 26 370 26 370 24 362 24 362 22 356 22 356 18 346 16 340 14 334 14 334 18 326 18 326 20 322 22 318 22 318 28 316 34 312 34 312 34 308 38 306 38 306 46 304 46 304 50 296 50 296 58 296 58 296 60 294 60 294 60 294 60 294 58 292 58 292 56 294 56 294 54 294 54 294 54 292 54 292 56 294 56 294 58 290 58 290 58 290 54 288 54 288 54 288 54 288 58 290 58 290 56 288 56 288 56 288 60 290 60 290 62 288 62 288 64 288 64 288 64 286 64 286 64 284 64 284 64 284 64 284 62 286 62 286 62 286 62 286 62 286 62 286 62 286 62 286 62 286 62 286 62 284 62 284 62 284 62 284 56 284 56 284 56 280 56 280 56 280 56 282 56 282 56 284 56 284 58 282 58 282 58 282 58 282 60 282 60 282 62 282 62 282 62 282 62 282 60 280 60 280 62 282 62 282 64 282 64 282 64 282 62 278 62 278 62 278 62 278 62 278 62 276 62 276 60 274 58 274 58 274 56 272 54 272 54 272 54 272 54 272 54 270 54 270 58 274 58 274 60 274 60 274 60 272 60 272 58 270 58 270 58 270 58 270 58 270 58 270 56 270 56 270 58 270 58 270 58 270 58 270 58 270 58 270 58 270 58 270 60 270 60 270 60 270 60 268 60 268 60 268 60 268 56 266 56 264 56 264 58 266 58 266 58 268 58 268 60 264 60 264 52 260 52 260 52 260 52 260 54 260 54 260 54 260 54 260 60 262 60 262 58 260 56 258 56 258 56 258 58 260 58 260 58 260 58 260 58 260 58 256 58 256 58 254 58 252 58 252 58 252 58 252 60 250 60 250 60 250 60 250 60 250 60 248 60 248 60 250 60 250 62 248 62 248 62 248 62 248 62 250 62 250 64 250 64 250 60 250 60 250 60 252 60 252 62 252 62 252 60 254 60 254 60 254 60 254 60 254 60 254 60 254 60 256 60 256 60 256 60 256 60 256 60 256 60 256 60 256 60 256 60 256 62 256 62 256 62 258 62 258 60 258 60 258 60 258 60 258 60 260 60 260 62 262 62 262 64 260 64 260 62 262 62 262 64 262 64 262 64 264 64 264 64 264 64 264 66 264 66 264 62 270 62 270 62 272 62 272 64 272 64 272 64 268 64 268 66 268 66 268 68 264 68 264 70 260 70 260 70 256 70 256 68 252 66 248 66 248 68 246 68 246 68 246 68 246 66 248 66 248 68 250 72 252 72 252 72 254 72 254 72 254 72 254 72 254 74 252 76 248 76 248 78 248 78 248 80 240 80 240 78 238 78 238 78 238 78 238 78 236 78 236 80 232 80 232 80 236 80 236 88 232 102 230 102 230 102 226 102 226 104 226 104 226 104 228 104 228 104 228 104 228 106 228 108 226 108 226 108 226 108 228 108 228 114 226 114 226 114 224 114 224 114 224 112 226 112 226 110 226 110 226 108 222 106 220 106 220 106 218 108 216 108 216 108 216 108 216 106 214 106 214 108 210 112 206 112 204 112 204 114 204 114 204 114 204 114 204 116 206 116 206 116 206 116 202 116 202 118 202 118 202 116 204 116 204 118 204 118 204 120 202 120 202 120 202 120 202 124 196 124 196 124 196 124 196 124 196 124 198 124 198 124 198 124 198 126 200 126 200 126 198 126 198 130 196 130 196 130 198 130 198 134 196 134 196 134 196 134 196 136 196 136 196 138 194 140 194 140 194 140 194 138 194 138 194 140 192 140 192 138 190 138 190 140 190 140 190 142 190 144 190 144 190 148 190 148 190 148 188 148 188 150 190 150 190 154 186 160 184 160 184 160 182 160 182 160 182 160 182 162 184 162 184 162 182 164 182 164 182 162 184 158 186 158 186 158 188 158 188 164 188 170 188 170 188 170 188 170 188 164 190 164 190 164 190 162 190 162 190 162 188 162 188 156 190 150 194 150 194 150 194 152 196 152 196 152 196 150 194 150 194 146 196 146 196 146 198 146 198 146 198 146 198 150 196 150 196 148 198 148 198 148 200 148 204 148 204 148 204 148 204 150 208 150 208 152 208 152 208 154 206 154 206 156 206 156 204 156 204 158 204 158 204 160 202 162 200 164 200 164 200 162 196 164 196 164 196 164 196 164 196 164 196 166 196 166 196 166 196 166 196 166 196 166 196 170 196 170 196 170 194 170 194 172 196 172 196 172 194 172 194 172 194 172 194 174 194 174 194 180 192 186 190 186 190 186 190 186 190 188 190 188 190 188 190 188 190 188 190 188 190 190 190 190 190 192 188 192 188 188 188 188 188 188 188 188 188 188 186 188 186 190 186 190 186 188 184 188 184 184 184 184 182 184 182 180 184 180 184 176 184 176 184 178 184 176 184 176 184 176 184 176 184 174 184 172 184 172 184 170 182 170 182 168 182 168 182 166 180 164 180 164 180 164 180 168 180 168 180 168 180 168 180 162 178 160 176 160 174 160 174 158 174 158 174 158 170 158 170 154 170 154 170 156 166 158 164 158 164 160 162 160 162 158 160 158 160 156 162 156 160 156 160 152 164 152 164 150 160 144 158 144 158 144 158 146 158 150 158 150 158 154 158 154 158 160 156 164 152 164 152 160 148 156 146 150 146 144 148 144 148 132 152 120 158 120 158 112 166 106 172 106 172 116 158 122 152 128 146 128 146 132 146 136 144 136 144 138 142 140 138 142 136 144 134 144 134 152 134 158 134 158 134 166 134 172 134 172 134 188 134 188 134 198 132 206 130 206 130 212 122 212 122 226 120 226 120 232 116 238 112 238 112 238 112 234 108 234 108 236 102 236 102 234 98 230 96 230 96 224 98 224 98 224 96 224 96 226 92 226 92 220 90 216 90 208 96 208 96 198 100 198 100 198 96 200 94 200 94 206 92 206 92 210 90 214 88 214 88 218 86 222 84 222 84 212 82 212 82 208 80 202 78 202 78 198 78 196 78 196 78 196 74 196 74 194 68 188 66 184 66 184 66 182 62 180 58 180 58 180 58 180 58 184 58 188 58 188 58 188 54 188 54 184 52 182 50 182 50 184 48 184 48 182 46 180 44 178 42 176 38 176 38 174 38 174 38 176 34 176 34 168 24 164 18 160 16 160 16 160 14 160 14 158 18 158 18 152 20 152 22 154 26 154 26 150 30 150 38 148 38 148 38 148 34 144 32 144 32 142 38 142 38 136 40 132 40 132 40 130 38 130 38 130 36 130 36 128 34 124 32 116 36 116 36 116 36 116 34 116 30 116 30 118 30 118 30 120 26 118 18 116 12 118 10 120 8 120 8 120 6 120 6 118 4 118 4 116 6 114 6 114 6 100 2 100 2 100 0 100 0 78 40 60 80 44 122 30 166 18 210 10 254 4 302 0 348 0 348 0 348 0 348 Z M 52 258 L 52 258 52 256 52 256 52 258 52 258 52 258 52 258 Z N">
            <draw:equation draw:name="f0" draw:formula="logwidth"/>
            <draw:equation draw:name="f1" draw:formula="logheight"/>
          </draw:enhanced-geometry>
        </draw:custom-shape>
        <draw:custom-shape draw:name="CustomShape 17" draw:style-name="gr20" draw:text-style-name="P21" draw:layer="layout" svg:width="0.667cm" svg:height="0.694cm" svg:x="13.493cm" svg:y="4.708cm">
          <text:p/>
          <draw:enhanced-geometry draw:mirror-horizontal="false" draw:mirror-vertical="false" drawooo:sub-view-size="50 52" draw:text-areas="0 0 ?f0 ?f1" svg:viewBox="0 0 0 0" draw:type="ooxml-non-primitive" draw:enhanced-path="M 6 40 L 6 40 10 44 10 44 14 44 20 46 20 46 38 52 38 52 32 44 26 38 26 38 18 32 14 30 12 26 12 26 18 28 22 30 22 30 22 26 22 26 28 32 34 34 40 36 40 36 42 40 48 42 48 42 44 36 44 36 48 36 48 36 48 36 46 34 44 30 44 28 42 24 42 24 46 28 50 32 50 32 50 32 50 32 50 26 48 24 44 22 42 18 42 18 42 18 42 18 44 16 44 16 44 16 40 14 40 14 36 12 34 10 34 10 32 10 32 10 32 12 32 12 24 0 24 0 24 0 24 0 0 38 0 38 2 40 2 40 6 40 6 40 Z N">
            <draw:equation draw:name="f0" draw:formula="logwidth"/>
            <draw:equation draw:name="f1" draw:formula="logheight"/>
          </draw:enhanced-geometry>
        </draw:custom-shape>
        <draw:custom-shape draw:name="CustomShape 18" draw:style-name="gr20" draw:text-style-name="P21" draw:layer="layout" svg:width="0.011cm" svg:height="0.011cm" svg:x="12.824cm" svg:y="9.178cm">
          <text:p/>
          <draw:enhanced-geometry draw:mirror-horizontal="false" draw:mirror-vertical="false" draw:text-areas="0 0 ?f0 ?f1" svg:viewBox="0 0 0 0" draw:type="ooxml-non-primitive" draw:enhanced-path="M 0 0 L 0 0 0 0 0 0 0 0 0 0 0 0 0 0 Z N">
            <draw:equation draw:name="f0" draw:formula="logwidth"/>
            <draw:equation draw:name="f1" draw:formula="logheight"/>
          </draw:enhanced-geometry>
        </draw:custom-shape>
        <draw:custom-shape draw:name="CustomShape 19" draw:style-name="gr20" draw:text-style-name="P21" draw:layer="layout" svg:width="0.011cm" svg:height="0.011cm" svg:x="12.851cm" svg:y="9.2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20" draw:text-style-name="P21" draw:layer="layout" svg:width="0.011cm" svg:height="0.011cm" svg:x="12.824cm" svg:y="9.3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0" draw:text-style-name="P21" draw:layer="layout" svg:width="0.025cm" svg:height="0.025cm" svg:x="12.824cm" svg:y="9.178cm">
          <text:p/>
          <draw:enhanced-geometry draw:mirror-horizontal="false" draw:mirror-vertical="false" drawooo:sub-view-size="2 2" draw:text-areas="0 0 ?f0 ?f1" svg:viewBox="0 0 0 0" draw:type="ooxml-non-primitive" draw:enhanced-path="M 2 2 L 2 2 0 0 0 0 0 2 2 2 Z N">
            <draw:equation draw:name="f0" draw:formula="logwidth"/>
            <draw:equation draw:name="f1" draw:formula="logheight"/>
          </draw:enhanced-geometry>
        </draw:custom-shape>
        <draw:custom-shape draw:name="CustomShape 22" draw:style-name="gr20" draw:text-style-name="P21" draw:layer="layout" svg:width="0.025cm" svg:height="0.011cm" svg:x="12.744cm" svg:y="9.098cm">
          <text:p/>
          <draw:enhanced-geometry draw:mirror-horizontal="false" draw:mirror-vertical="false" drawooo:sub-view-size="2 0" draw:text-areas="0 0 ?f0 ?f1" svg:viewBox="0 0 0 0" draw:type="ooxml-non-primitive" draw:enhanced-path="M 2 0 L 2 0 0 0 0 0 2 0 2 0 Z N">
            <draw:equation draw:name="f0" draw:formula="logwidth"/>
            <draw:equation draw:name="f1" draw:formula="logheight"/>
          </draw:enhanced-geometry>
        </draw:custom-shape>
        <draw:custom-shape draw:name="CustomShape 23" draw:style-name="gr20" draw:text-style-name="P21" draw:layer="layout" svg:width="0.614cm" svg:height="0.533cm" svg:x="13.922cm" svg:y="4.28cm">
          <text:p/>
          <draw:enhanced-geometry draw:mirror-horizontal="false" draw:mirror-vertical="false" drawooo:sub-view-size="46 40" draw:text-areas="0 0 ?f0 ?f1" svg:viewBox="0 0 0 0" draw:type="ooxml-non-primitive" draw:enhanced-path="M 12 26 L 12 26 12 30 12 30 12 32 14 34 14 34 18 34 18 34 20 36 20 36 22 38 26 40 28 40 28 40 26 34 26 34 26 28 26 28 28 28 28 28 30 30 32 32 32 32 34 28 38 26 38 26 36 24 34 22 34 22 34 22 34 22 36 20 38 20 40 22 42 22 42 22 46 18 46 18 46 16 46 16 38 12 38 12 34 14 30 12 30 12 30 10 30 10 16 10 16 8 16 8 22 6 22 6 22 6 16 0 16 0 0 22 0 22 6 26 6 26 12 26 12 26 Z N">
            <draw:equation draw:name="f0" draw:formula="logwidth"/>
            <draw:equation draw:name="f1" draw:formula="logheight"/>
          </draw:enhanced-geometry>
        </draw:custom-shape>
        <draw:custom-shape draw:name="CustomShape 24" draw:style-name="gr20" draw:text-style-name="P21" draw:layer="layout" svg:width="12.873cm" svg:height="9.741cm" svg:x="19.489cm" svg:y="2.567cm">
          <text:p/>
          <draw:enhanced-geometry draw:mirror-horizontal="false" draw:mirror-vertical="false" drawooo:sub-view-size="962 728" draw:text-areas="0 0 ?f0 ?f1" svg:viewBox="0 0 0 0" draw:type="ooxml-non-primitive" draw:enhanced-path="M 946 688 L 946 688 944 688 944 688 944 686 942 682 942 682 938 682 938 682 936 676 938 670 944 658 944 658 942 654 942 654 944 650 944 646 944 646 948 646 952 646 952 646 952 652 952 652 956 652 956 652 958 652 960 652 960 652 962 596 962 596 962 558 958 520 954 484 948 446 940 410 930 376 918 340 906 306 890 274 874 242 858 210 838 180 818 150 796 122 774 94 750 68 750 68 748 68 746 66 746 66 746 64 746 64 730 50 730 50 726 52 724 56 724 56 726 60 726 66 726 66 722 70 722 70 720 72 720 72 718 74 718 78 718 78 710 82 708 84 706 86 706 86 702 88 698 86 698 86 692 86 692 86 684 84 680 82 678 80 678 80 684 80 690 80 690 80 692 82 692 82 698 80 698 80 698 76 698 76 700 74 704 72 704 72 708 68 712 64 712 64 712 58 712 58 714 54 714 54 710 50 708 50 708 46 708 46 708 34 708 34 706 28 706 28 706 28 706 28 674 0 674 0 672 4 672 4 668 8 662 10 658 14 658 20 658 20 662 20 662 20 664 26 662 28 660 32 658 34 658 34 660 36 664 38 668 40 668 40 670 44 670 44 672 48 678 48 678 48 676 54 672 58 672 58 670 58 670 58 662 50 650 46 626 38 626 38 618 34 608 34 608 34 606 36 602 38 602 38 602 38 602 38 608 46 608 46 608 50 606 50 600 52 600 52 598 56 598 56 594 56 592 54 592 54 594 50 594 50 588 48 580 50 580 50 576 54 576 54 574 54 570 52 570 52 564 52 560 54 560 54 556 56 554 60 554 60 552 58 552 58 548 60 542 58 542 58 542 56 542 56 546 56 546 56 546 48 546 48 542 50 540 52 538 54 534 56 534 56 534 56 534 56 532 52 532 52 522 58 522 58 502 66 502 66 498 68 498 68 496 70 496 72 494 76 494 78 494 78 488 78 488 78 482 78 478 78 470 72 470 72 472 68 474 66 484 66 484 66 480 58 478 56 476 54 476 54 466 54 466 54 464 54 460 54 460 54 460 56 462 58 464 60 464 64 464 64 460 70 460 70 460 72 460 72 460 72 464 74 464 74 464 80 462 86 462 86 462 90 462 90 462 90 458 88 454 86 450 84 446 84 446 84 442 88 436 92 430 94 426 98 426 98 428 100 430 104 430 108 430 110 430 110 426 110 426 110 424 110 420 110 420 110 410 108 402 102 402 102 400 104 398 106 398 106 400 110 404 114 404 114 408 114 408 114 410 118 408 120 402 120 402 120 396 118 396 118 394 116 394 116 384 114 384 114 380 106 378 98 378 98 380 96 382 94 382 92 380 90 380 90 376 88 372 86 372 86 360 76 360 76 364 74 368 76 370 80 370 80 376 80 376 80 390 84 404 88 418 90 424 88 430 84 430 84 436 80 438 78 438 74 438 74 436 72 436 68 436 68 432 64 426 62 426 62 414 58 414 58 404 48 404 48 398 48 398 48 388 44 388 44 372 42 372 42 370 44 370 44 370 40 370 40 362 38 360 36 360 32 360 32 354 36 354 36 350 36 350 36 344 36 338 36 338 36 334 32 330 30 330 30 340 30 344 28 348 26 348 26 348 24 348 24 346 24 346 24 340 22 340 22 330 18 330 18 328 22 326 26 326 26 322 24 322 24 326 16 326 16 324 16 320 16 320 16 316 22 312 26 312 26 312 18 312 18 306 22 300 30 300 30 298 30 298 30 300 26 300 22 306 18 306 18 300 18 296 18 292 24 292 24 288 24 288 24 284 28 282 32 282 32 276 28 274 30 272 34 272 34 268 32 268 32 266 32 266 32 264 34 260 36 260 36 260 40 256 42 256 42 258 36 258 36 258 36 258 36 258 34 258 34 254 40 252 44 252 44 246 42 242 44 242 44 240 42 240 42 238 44 238 46 234 48 234 48 232 50 230 52 230 52 228 54 228 54 230 56 230 56 230 56 228 58 224 56 224 56 226 60 226 60 224 64 224 64 224 64 224 64 222 62 220 62 220 62 218 62 216 64 216 64 218 66 218 68 218 68 216 70 216 70 212 68 212 68 208 72 208 72 210 74 210 74 206 76 202 78 202 78 200 78 200 78 202 80 202 82 202 82 198 82 198 82 196 84 196 84 200 88 200 88 200 88 196 88 196 88 196 92 196 92 192 92 190 94 188 98 188 98 190 100 190 100 190 104 190 104 186 104 186 104 180 110 180 110 182 112 182 112 182 112 180 112 176 112 176 112 172 116 168 120 168 120 168 124 168 124 164 126 162 128 162 128 162 128 162 128 160 128 160 128 158 128 156 130 154 134 154 134 150 134 144 134 142 134 142 134 144 136 148 138 148 138 146 138 144 138 140 138 140 138 138 140 136 142 136 142 134 142 130 144 130 144 130 146 130 146 132 148 132 148 132 148 126 150 126 150 126 156 126 156 126 158 128 158 128 158 128 158 128 158 126 160 126 162 126 162 126 164 126 164 130 164 130 164 130 166 130 166 126 168 126 168 130 170 134 170 134 170 132 172 132 174 132 174 130 174 130 174 132 176 132 176 136 174 136 174 132 176 132 176 132 176 132 176 130 176 130 178 130 178 130 178 128 176 128 176 128 176 128 176 126 178 126 178 128 180 128 180 128 182 128 182 128 180 128 180 128 182 128 182 132 180 132 180 132 178 132 178 132 180 132 180 132 180 136 178 136 178 134 180 134 180 136 182 136 182 136 182 132 184 132 184 132 184 132 184 136 186 136 186 136 186 134 186 134 186 134 188 134 188 134 186 132 186 132 186 132 186 132 186 132 186 132 186 130 186 130 186 130 188 130 188 130 192 130 192 140 196 140 196 138 196 138 196 140 198 140 198 140 196 140 196 142 198 142 198 152 196 152 196 162 188 162 188 166 186 166 186 168 186 170 184 170 184 172 182 172 178 172 178 174 178 174 178 174 180 174 180 176 182 178 182 178 182 178 184 178 184 178 186 178 186 178 190 180 194 180 194 180 194 180 194 182 196 182 196 184 196 184 196 182 200 182 200 184 202 184 206 184 206 186 206 186 206 190 212 194 216 194 216 192 218 192 218 192 216 192 216 192 218 192 218 190 220 190 220 194 226 194 226 192 230 192 230 198 230 204 230 204 230 204 228 204 228 206 228 204 226 204 226 206 224 208 222 208 222 208 222 208 222 208 220 208 220 216 220 216 220 218 222 218 222 218 222 218 222 224 212 224 212 224 208 224 208 226 204 226 204 226 202 226 202 224 202 224 198 226 198 226 198 228 196 226 194 224 190 224 190 230 190 230 190 230 188 230 188 232 188 234 186 234 184 236 184 236 186 236 186 236 186 236 186 238 186 238 186 238 184 240 182 240 182 240 180 240 180 242 180 242 180 242 180 242 180 242 180 242 180 242 180 242 180 238 180 232 182 232 182 228 180 226 178 224 178 224 178 224 178 224 178 224 178 224 178 224 178 226 178 226 178 230 178 236 180 236 180 238 180 242 178 246 176 246 176 246 176 246 172 244 170 244 170 240 168 238 164 238 164 236 164 236 164 232 164 232 164 232 162 232 162 230 158 230 150 230 150 232 150 232 150 232 144 232 140 232 140 236 142 236 142 238 138 238 138 236 136 240 136 240 136 244 132 246 130 246 130 248 128 250 126 250 126 252 128 252 128 262 122 262 122 264 118 266 114 266 114 268 114 268 114 264 110 264 110 262 108 262 108 268 104 268 104 268 104 266 102 266 102 268 100 272 100 272 100 274 96 278 92 278 92 282 94 282 94 292 94 292 94 294 96 298 98 298 98 300 98 300 98 300 104 300 104 300 106 300 106 300 108 300 108 298 108 298 108 288 116 280 124 278 124 278 124 278 122 278 122 278 122 276 126 274 128 272 130 272 130 268 130 268 130 268 132 268 132 266 136 264 140 264 140 266 142 266 142 266 148 266 148 268 152 268 152 268 156 268 156 268 162 270 166 272 166 272 166 274 168 276 168 276 170 276 170 280 170 280 170 280 172 280 172 282 174 282 174 286 174 290 172 290 174 290 174 294 174 294 174 298 170 298 170 298 172 298 172 300 170 302 168 302 168 306 170 306 170 306 170 308 168 310 168 310 168 312 166 312 166 312 166 314 168 314 168 316 166 316 166 318 168 318 168 322 166 328 164 328 164 328 164 328 164 328 164 328 166 328 166 332 168 336 170 338 170 342 174 342 174 340 174 340 174 334 172 334 172 332 174 330 176 330 176 328 174 328 174 328 176 328 176 326 176 324 176 324 176 324 176 324 176 324 176 324 176 324 178 326 180 326 180 324 178 324 178 324 180 322 180 322 180 308 178 308 178 304 178 302 178 302 178 300 180 300 180 296 178 296 178 296 180 296 180 292 180 292 180 290 182 284 184 284 184 284 184 284 186 284 186 286 190 286 190 286 190 286 190 286 194 286 194 290 196 290 196 292 194 292 194 294 194 294 194 292 200 292 208 292 208 290 210 288 212 286 212 282 210 282 210 282 206 282 206 278 204 278 202 278 202 270 204 270 204 266 208 266 208 266 212 266 212 264 214 264 214 262 218 264 224 266 230 266 230 266 232 266 232 264 232 264 232 266 234 266 234 260 236 254 234 254 234 254 240 254 240 248 242 246 242 242 242 242 242 240 238 240 238 240 238 238 238 232 238 232 238 220 244 214 246 208 246 208 246 208 252 208 252 202 248 202 248 202 246 202 246 198 244 196 244 194 242 194 242 188 244 182 248 180 248 180 248 178 246 178 246 178 246 176 246 176 246 176 246 176 246 178 244 178 244 178 242 178 242 174 242 174 242 172 242 170 242 170 242 170 240 168 240 168 240 168 238 168 236 164 234 164 234 166 230 166 228 166 228 166 226 166 226 168 226 168 226 170 224 170 222 170 222 172 220 172 220 174 222 174 222 176 222 176 222 176 218 176 216 176 216 172 216 172 216 172 214 170 212 170 212 168 212 164 212 164 212 162 216 162 216 162 216 162 216 160 214 160 214 158 218 158 218 154 216 154 216 152 218 154 220 154 224 154 224 152 228 152 228 154 230 154 230 154 228 154 228 156 230 156 230 156 236 156 236 160 242 160 242 156 242 156 242 158 244 160 244 160 244 158 244 158 244 160 246 160 246 158 246 158 246 158 248 158 248 162 248 162 248 156 248 156 248 156 250 156 252 156 252 154 252 154 252 154 252 154 252 154 254 154 254 152 254 152 254 152 254 152 254 152 250 152 250 144 252 144 252 144 254 144 254 144 256 144 256 144 256 144 256 144 256 142 254 142 254 138 254 136 254 130 256 130 256 130 260 130 260 132 260 132 260 130 262 130 262 132 264 132 264 132 266 130 266 130 266 128 266 126 266 126 266 126 262 126 262 128 262 128 262 128 262 128 262 126 260 126 260 124 260 124 260 120 268 120 268 114 274 114 274 116 276 116 276 112 276 110 276 110 276 104 280 104 280 100 280 100 280 96 282 96 282 96 288 96 290 94 292 94 292 88 294 84 296 84 296 84 298 84 298 86 298 86 298 82 300 80 300 76 298 74 300 74 300 72 296 72 296 66 296 66 296 68 298 70 300 70 300 70 304 70 306 70 306 68 308 68 306 68 306 60 308 60 308 56 304 56 304 52 306 52 306 52 306 52 306 48 306 48 306 48 306 48 306 42 308 42 308 42 310 42 310 46 310 46 310 44 312 44 312 46 312 46 312 46 312 46 312 46 312 42 314 42 314 46 316 46 316 46 316 46 316 52 316 58 320 58 320 60 320 60 320 62 320 62 320 60 322 60 322 66 324 66 324 64 326 64 326 68 332 68 332 72 332 74 336 74 336 72 340 72 340 74 342 76 346 76 346 74 342 74 342 74 342 72 346 72 350 72 350 72 350 72 350 74 350 74 350 72 352 72 352 68 364 68 364 62 364 58 362 58 362 54 364 50 364 42 362 42 362 32 360 32 360 28 362 24 362 24 362 18 360 12 362 12 362 12 364 10 364 10 364 6 364 4 368 4 368 4 370 4 370 6 370 8 374 8 374 6 380 6 380 8 386 6 394 6 402 2 406 2 406 0 412 0 412 2 412 2 412 4 410 4 410 6 410 6 410 6 412 6 412 2 412 2 412 2 412 4 414 4 414 6 414 6 414 8 414 8 414 6 420 6 420 6 420 6 420 6 424 6 424 6 426 6 428 6 430 6 430 8 428 12 428 12 428 14 428 14 428 18 426 18 426 22 426 24 428 26 430 28 432 28 432 28 432 28 432 30 438 34 438 36 438 36 438 36 438 36 438 36 438 36 438 36 438 36 438 38 436 42 434 42 434 44 432 44 432 60 432 60 432 62 430 62 430 64 432 64 432 66 430 68 426 68 426 70 424 76 424 76 424 76 422 76 422 78 416 84 412 84 412 84 412 82 410 82 410 80 404 80 404 84 398 90 392 90 392 90 392 90 392 90 390 90 390 92 388 94 388 100 386 100 386 102 384 102 384 106 382 110 380 110 380 110 376 110 372 110 368 112 364 112 364 116 364 118 364 122 364 122 364 126 364 126 364 130 366 132 368 134 368 134 368 138 366 142 364 148 360 148 360 152 358 152 358 154 356 154 356 160 354 166 356 166 356 170 358 172 364 176 370 178 374 178 374 186 378 194 384 194 384 200 386 202 388 204 390 204 390 206 390 206 390 206 390 208 392 208 392 206 392 206 392 206 392 206 392 210 392 210 392 212 394 212 394 212 396 212 396 216 398 216 398 218 398 218 398 220 404 222 412 222 412 222 412 220 412 220 412 220 412 220 412 220 416 218 416 218 418 218 418 218 420 222 420 222 420 222 416 226 414 226 414 226 412 226 412 228 410 230 410 230 410 230 408 230 408 230 404 230 404 226 402 226 402 228 396 228 394 232 394 232 394 232 396 234 396 238 396 238 396 238 400 238 400 242 402 242 402 242 398 242 398 232 390 220 384 220 384 220 384 220 384 222 382 222 382 222 380 222 380 220 380 216 380 212 380 210 378 210 378 206 374 202 370 202 370 200 362 200 362 196 360 196 360 192 356 188 350 188 350 190 348 190 348 190 346 190 344 190 344 188 344 188 344 188 342 188 342 196 340 196 340 196 340 196 340 200 340 200 340 202 340 202 340 200 342 200 342 202 350 202 350 204 348 204 348 206 344 206 344 210 346 212 350 212 352 216 354 216 354 214 354 214 356 214 356 222 364 222 364 222 362 224 362 224 362 230 364 230 364 234 368 234 368 246 376 246 376 248 380 248 380 252 382 252 382 252 382 250 384 250 384 252 390 252 390 250 392 250 392 250 396 250 396 250 396 250 396 252 398 256 400 256 400 256 402 256 402 260 406 264 408 264 408 264 408 264 410 264 410 262 410 262 410 262 410 264 416 264 416 270 414 276 414 276 414 278 416 282 418 282 418 282 418 280 418 278 418 272 416 272 416 268 418 268 418 266 420 266 420 270 424 270 424 268 428 268 428 270 430 270 430 272 430 272 430 274 430 276 434 276 434 276 434 276 434 276 432 276 432 278 432 280 432 280 432 280 428 278 424 278 424 278 424 280 424 282 424 282 424 280 426 280 426 282 426 282 426 284 424 284 424 284 422 284 422 282 422 282 422 280 420 280 420 284 418 284 418 286 420 288 422 288 422 288 422 288 422 290 422 290 422 288 418 288 418 290 418 290 418 284 414 276 410 276 410 276 410 280 408 280 408 278 406 278 406 278 406 282 406 282 406 282 408 282 408 282 408 282 408 282 408 284 406 284 406 276 398 276 398 278 394 278 394 276 394 276 394 280 392 280 392 280 392 280 392 280 394 280 394 280 394 280 394 282 396 284 400 284 400 286 400 286 400 286 400 284 396 284 396 284 396 286 398 288 400 288 400 288 398 288 398 290 398 290 398 286 396 286 396 288 394 288 394 290 396 290 396 292 398 292 398 292 398 292 398 292 398 290 394 286 392 286 392 286 392 290 390 292 388 292 388 294 390 294 390 298 388 298 388 300 390 304 390 306 390 308 392 308 392 308 392 308 392 312 392 312 392 312 392 312 392 310 394 310 394 308 398 308 398 312 394 312 394 318 392 318 392 320 388 320 388 324 388 324 388 328 388 332 388 332 388 334 386 334 386 332 384 328 384 328 384 324 378 322 376 320 374 320 372 320 372 322 370 322 370 324 364 324 364 328 362 328 362 328 360 328 360 330 352 332 350 336 348 336 348 338 344 338 344 338 342 338 342 338 340 338 340 342 338 342 338 344 334 348 332 350 330 356 328 356 328 358 328 358 328 358 326 358 326 360 330 360 330 360 330 358 332 358 332 358 332 360 334 364 334 372 334 372 334 372 336 372 336 368 340 362 342 362 342 364 342 364 342 370 344 372 346 370 350 370 352 370 352 376 352 380 348 380 348 386 348 386 348 388 346 388 346 390 346 392 346 392 346 396 346 396 346 398 342 398 342 392 342 392 342 388 342 384 344 384 344 382 338 374 334 374 334 374 334 374 334 384 334 384 334 386 330 386 330 386 330 386 330 388 330 388 330 390 330 390 330 392 328 392 328 404 326 404 326 406 324 406 324 412 324 412 324 412 322 412 322 420 322 420 322 422 324 422 324 416 326 410 328 410 328 408 328 408 328 414 334 414 334 410 334 410 334 408 338 408 342 408 342 402 344 402 344 406 348 406 348 408 348 408 348 412 352 412 352 416 352 416 352 424 358 424 358 426 360 428 362 428 362 428 364 428 364 434 366 440 370 440 370 442 374 442 374 442 380 440 384 436 386 432 388 432 388 426 388 422 388 422 388 416 388 416 388 412 388 406 388 406 388 402 386 400 384 398 386 398 386 394 384 394 380 394 380 388 382 388 382 386 380 384 378 384 378 382 378 378 378 374 378 368 378 368 378 362 382 354 384 354 384 354 386 354 386 348 388 344 386 344 386 342 386 342 386 334 386 334 386 334 388 334 388 336 390 336 390 340 390 340 390 340 390 332 392 332 392 332 394 332 394 334 394 334 394 334 394 334 394 334 394 334 394 324 394 324 394 324 394 324 394 322 394 322 394 322 394 322 394 324 394 324 394 324 394 320 394 318 394 318 394 314 394 310 396 310 396 310 398 308 398 308 398 308 404 308 404 316 402 316 402 316 402 314 404 314 404 312 406 312 406 314 408 314 408 314 410 316 410 316 410 316 410 316 410 314 412 314 412 314 414 314 414 316 414 314 416 314 416 312 414 312 414 310 416 310 418 310 418 318 420 318 420 318 424 318 424 320 426 320 426 320 426 320 426 318 428 318 428 318 428 318 428 324 430 324 430 324 430 324 430 324 432 324 432 324 432 324 432 324 432 324 432 326 430 326 430 330 432 332 432 332 432 334 432 334 432 336 436 336 436 340 436 344 438 344 438 346 436 346 436 346 430 346 430 354 430 358 434 358 434 362 436 364 438 364 438 370 438 376 436 376 436 380 432 380 432 384 432 388 434 388 434 392 430 394 430 394 430 394 432 394 432 394 434 394 434 390 436 390 436 392 440 392 440 390 444 390 444 392 448 392 454 392 454 388 462 384 470 384 470 382 474 382 474 380 480 378 484 378 484 384 500 384 500 386 502 386 502 382 514 382 514 386 514 386 514 390 520 390 520 398 534 398 534 402 538 404 542 404 546 404 546 408 550 414 552 414 552 420 564 420 564 420 570 420 576 420 576 426 584 426 584 430 586 434 588 434 588 442 606 442 606 444 608 444 608 448 612 452 618 452 618 452 624 452 624 452 628 452 628 456 642 456 648 456 648 460 652 464 652 468 652 474 650 474 650 478 646 478 646 486 646 486 646 498 640 498 640 500 640 504 640 504 640 508 636 508 636 520 632 526 630 530 628 530 628 532 626 534 622 534 622 536 620 540 618 540 618 550 614 550 614 556 614 556 614 558 614 558 614 560 610 562 606 562 606 566 606 570 604 570 604 570 602 570 602 572 598 574 598 582 596 582 596 582 590 582 584 582 584 588 584 588 584 588 580 590 578 590 578 594 574 594 574 598 566 598 566 596 564 594 564 594 564 588 556 588 556 586 556 584 556 584 556 576 552 576 552 572 548 570 544 570 544 568 538 568 538 568 538 568 538 568 534 568 530 568 530 568 530 564 536 564 536 560 540 556 544 556 544 554 548 554 548 552 550 552 550 548 550 548 550 548 550 548 550 542 552 534 550 534 550 534 552 534 552 528 552 528 552 528 550 526 548 526 548 526 548 526 546 528 542 528 542 528 534 528 534 526 532 526 532 524 532 524 532 522 538 522 544 522 544 522 546 520 548 520 548 518 544 518 538 518 538 516 538 516 538 514 534 514 530 514 530 514 528 514 528 514 526 514 526 512 524 508 522 508 522 506 520 508 520 508 520 504 518 504 518 498 502 498 502 494 504 494 504 494 502 494 502 496 500 496 500 496 500 496 496 496 496 500 496 504 496 504 496 504 494 506 492 508 492 508 492 508 494 508 494 512 496 516 496 516 496 520 502 520 504 520 504 526 514 526 514 530 516 534 518 534 518 540 524 540 524 544 526 548 526 548 526 552 528 554 530 554 530 558 526 560 524 560 524 566 522 570 522 570 522 572 524 572 524 574 528 574 528 576 532 576 534 576 534 582 538 590 538 590 538 592 540 592 540 604 540 604 540 610 542 610 542 616 542 622 540 630 540 630 540 636 538 636 538 638 540 644 540 656 538 656 538 658 540 658 544 658 544 662 546 662 546 664 552 664 552 666 552 670 554 670 554 672 558 672 558 676 560 680 562 684 562 690 562 690 562 688 564 688 564 686 566 682 566 678 566 676 566 676 566 684 576 690 580 694 582 694 582 698 580 698 580 704 578 706 576 704 572 704 572 706 570 706 570 710 568 710 568 710 576 710 576 712 578 712 582 712 582 712 584 710 586 710 586 712 600 712 600 716 618 716 618 720 628 724 638 724 638 730 650 730 650 732 658 732 658 734 662 734 662 742 678 742 678 744 686 744 686 750 692 750 692 754 692 756 688 756 688 758 684 758 684 764 682 764 682 764 680 764 680 766 674 766 674 770 674 770 674 770 668 770 662 770 662 772 658 774 652 774 648 774 644 774 644 774 636 774 630 774 630 774 626 774 626 778 624 780 626 780 626 784 620 784 620 790 620 790 620 792 616 794 612 794 612 798 610 798 610 804 604 804 604 808 602 808 602 816 592 816 592 826 590 826 590 828 586 832 582 832 582 830 578 830 578 834 576 838 574 838 574 842 570 842 570 844 574 844 574 844 574 844 574 846 570 846 570 846 570 846 570 848 574 850 574 850 574 850 572 850 572 852 572 852 572 854 570 854 570 854 570 854 570 854 572 856 572 856 572 858 568 858 568 858 568 858 568 860 572 860 572 860 572 862 570 864 568 864 568 864 566 862 564 862 564 864 562 864 562 864 560 864 560 866 564 866 564 870 564 870 564 874 568 876 574 878 580 880 582 882 584 882 584 884 584 884 586 884 586 888 588 888 588 890 590 892 594 892 594 892 594 888 594 888 594 892 596 892 596 892 596 892 596 892 594 892 594 896 602 898 612 898 612 896 618 894 622 894 622 896 624 896 624 900 622 900 622 900 624 900 624 900 624 900 624 900 624 904 624 904 624 904 624 904 626 906 624 908 622 908 622 914 618 916 616 916 612 918 612 918 612 920 616 922 618 924 620 924 620 926 636 926 636 932 648 932 648 932 654 932 662 932 662 934 662 934 662 932 668 930 674 930 674 932 674 932 674 930 682 928 688 930 692 930 692 932 690 932 690 936 694 938 698 938 698 940 698 940 698 942 704 942 704 942 704 942 704 944 706 946 706 946 706 946 706 946 706 946 712 948 718 948 718 950 722 950 722 950 726 950 728 950 728 950 728 950 728 954 702 954 702 950 702 948 698 946 688 946 688 Z M 312 384 L 312 384 310 382 310 382 310 382 310 382 312 382 312 382 312 384 312 384 312 384 312 384 Z M 554 390 L 554 390 552 388 552 388 552 390 552 390 550 390 550 390 548 392 548 392 546 392 546 392 546 390 546 390 546 388 546 388 544 390 544 390 542 390 542 390 540 386 540 386 538 392 540 398 540 398 546 398 546 398 544 400 544 400 544 400 544 400 546 402 546 402 546 402 542 402 542 402 542 404 542 404 542 404 546 404 546 404 548 408 548 408 548 414 548 414 548 418 548 418 548 424 548 428 548 430 548 430 544 432 540 432 540 432 532 432 524 432 518 430 514 426 514 426 504 422 504 422 504 418 504 414 506 406 506 406 506 406 506 406 506 408 506 408 508 408 508 408 508 406 508 406 510 404 510 404 510 400 510 396 512 394 518 396 518 396 518 396 518 394 518 394 516 392 514 392 512 392 510 390 510 390 508 388 508 388 506 384 506 384 502 378 502 378 500 378 500 378 496 370 496 370 494 370 494 370 494 368 494 368 494 368 492 362 494 358 494 358 494 358 494 358 492 360 492 360 492 360 492 356 488 352 488 352 486 352 486 350 486 350 488 348 490 346 490 346 494 338 494 338 494 338 494 338 498 338 502 336 502 336 504 336 504 336 504 334 504 334 508 332 510 330 510 330 514 330 514 330 520 326 522 324 526 324 526 324 530 324 532 326 532 326 534 326 536 324 536 324 540 326 540 326 542 328 542 328 540 330 540 330 542 334 538 340 538 340 540 342 542 342 542 342 542 342 542 342 530 342 530 342 526 342 526 342 526 344 526 344 524 348 524 348 526 350 526 350 528 350 528 350 522 350 518 350 518 350 516 350 516 352 516 352 522 354 522 354 524 360 526 366 528 366 528 366 532 368 532 368 536 368 538 370 538 370 536 376 536 376 536 380 536 380 538 380 538 380 536 382 536 382 540 386 540 386 540 386 540 378 540 378 548 376 548 376 550 382 550 382 552 384 556 388 556 388 554 390 554 390 Z N">
            <draw:equation draw:name="f0" draw:formula="logwidth"/>
            <draw:equation draw:name="f1" draw:formula="logheight"/>
          </draw:enhanced-geometry>
        </draw:custom-shape>
        <draw:custom-shape draw:name="CustomShape 25" draw:style-name="gr20" draw:text-style-name="P21" draw:layer="layout" svg:width="7.921cm" svg:height="8.697cm" svg:x="18.579cm" svg:y="8.268cm">
          <text:p/>
          <draw:enhanced-geometry draw:mirror-horizontal="false" draw:mirror-vertical="false" drawooo:sub-view-size="592 650" draw:text-areas="0 0 ?f0 ?f1" svg:viewBox="0 0 0 0" draw:type="ooxml-non-primitive" draw:enhanced-path="M 592 236 L 592 236 592 234 592 234 588 232 588 232 582 236 576 238 576 238 570 238 570 238 568 238 564 240 564 240 560 240 558 240 558 240 552 244 552 244 550 244 546 242 546 242 538 246 532 246 532 246 528 242 524 236 524 236 518 236 518 236 518 236 518 236 518 236 526 232 526 232 524 228 522 226 516 222 516 222 516 220 514 216 514 216 510 216 510 216 502 208 502 208 498 206 498 206 494 202 494 202 494 206 494 206 494 206 494 206 490 200 488 194 484 180 484 180 482 178 478 176 474 172 474 172 472 168 472 162 470 150 470 150 468 144 464 138 464 138 458 136 458 136 456 128 456 128 458 126 458 126 454 122 454 122 442 102 442 102 438 90 438 90 432 82 430 78 430 74 430 74 432 72 432 72 436 82 444 90 444 90 446 90 446 90 448 82 450 78 452 76 452 76 444 58 444 58 440 60 438 60 434 60 434 60 430 60 426 60 426 60 424 58 424 56 424 56 414 56 406 60 406 60 402 62 402 62 400 62 396 60 396 60 390 60 390 60 390 58 390 58 376 56 368 56 368 56 366 54 364 52 360 52 360 52 350 50 350 50 348 48 346 44 346 44 340 44 332 44 326 48 324 50 324 50 322 56 322 60 322 62 318 66 318 66 316 68 314 68 314 68 308 66 302 62 302 62 294 60 286 58 286 58 284 56 284 52 282 50 280 48 280 48 276 46 276 46 272 44 272 44 266 44 266 44 258 44 258 44 248 40 248 40 246 36 246 36 242 36 242 36 240 34 236 30 236 30 242 26 246 20 246 20 246 16 246 16 242 12 242 10 244 6 246 2 246 2 240 6 240 6 240 6 240 6 238 2 238 2 234 0 234 0 232 0 232 0 226 4 222 4 218 4 218 4 214 2 214 2 210 4 210 4 206 2 206 2 202 4 198 6 198 6 194 6 190 4 186 4 182 4 182 4 180 6 180 6 176 6 174 6 174 6 170 8 170 8 164 8 158 8 158 8 154 12 150 14 150 14 146 14 146 14 140 16 140 16 138 20 134 22 134 22 128 22 124 18 124 18 120 20 110 20 110 20 106 18 102 14 102 14 100 14 100 14 96 22 92 30 92 30 90 34 86 36 78 38 78 38 70 46 70 46 70 52 70 52 66 58 66 58 66 62 66 66 68 68 66 74 66 74 58 82 48 88 48 88 40 90 40 90 38 92 36 96 34 102 34 102 30 104 26 106 26 106 22 116 22 116 22 120 22 120 20 122 16 126 16 126 10 140 10 140 6 144 6 144 4 148 4 156 4 156 6 154 6 154 8 156 10 160 10 164 8 168 8 168 12 172 12 178 10 190 10 190 8 196 8 196 6 204 0 208 0 208 0 208 0 208 4 210 6 212 8 218 8 218 8 220 8 220 6 220 6 220 6 224 6 228 6 228 8 230 10 230 10 230 10 232 10 232 14 234 14 234 18 234 20 234 20 234 18 236 18 238 18 238 20 240 20 240 20 242 20 242 24 242 24 242 24 246 24 246 28 248 32 250 32 250 32 254 32 254 36 256 38 258 38 260 38 260 38 262 38 262 40 262 40 262 38 264 36 264 36 264 40 268 44 270 44 270 44 272 44 272 50 276 54 280 54 280 62 284 62 284 68 288 76 294 76 294 80 296 86 298 86 298 96 294 96 294 106 292 106 292 110 290 118 290 118 290 120 292 124 292 124 292 124 290 124 290 132 296 132 296 150 288 150 288 158 286 158 286 160 284 162 282 162 282 182 282 182 282 184 280 184 280 188 282 194 286 194 286 194 288 194 288 196 288 196 288 198 288 198 288 196 292 196 292 198 296 202 298 208 300 212 298 212 298 216 298 222 296 222 296 222 296 222 296 224 296 228 296 228 296 228 300 234 302 234 302 234 302 234 302 234 304 234 304 234 304 234 304 236 312 236 312 236 316 236 316 236 318 236 318 234 322 232 326 232 326 232 326 232 326 234 326 234 326 232 330 232 332 232 332 236 336 236 336 236 336 232 336 232 336 230 340 226 344 226 344 228 348 228 348 232 350 232 350 230 352 230 352 230 352 230 352 234 358 234 358 236 358 236 358 236 360 236 360 242 366 242 366 252 376 252 376 256 382 256 382 256 386 256 390 256 390 260 396 260 396 262 402 262 402 266 406 266 408 266 412 266 412 264 416 264 420 268 428 268 428 270 436 270 436 268 442 266 446 266 446 262 446 262 446 262 450 262 450 258 454 258 454 256 464 254 470 252 474 252 474 252 484 252 494 252 494 256 498 258 502 258 502 268 522 268 522 274 530 276 534 274 538 274 538 276 550 276 550 278 556 278 556 278 558 278 562 278 562 280 568 280 568 280 570 280 570 284 580 284 580 294 592 294 592 298 600 302 610 302 610 306 618 308 624 308 630 308 630 304 630 304 630 306 634 310 638 310 638 308 644 308 644 308 644 308 644 310 644 310 644 310 644 310 644 312 642 312 642 312 644 312 644 316 644 316 644 316 648 316 648 322 650 322 650 324 648 326 646 326 646 332 646 338 646 338 646 340 642 340 642 346 642 350 642 350 642 352 642 352 642 358 642 362 644 362 644 366 642 366 642 370 642 370 642 372 640 372 640 376 640 382 638 382 638 390 632 390 632 406 616 420 598 420 598 426 594 430 590 430 590 430 586 428 584 428 584 432 582 432 582 434 576 434 568 434 568 432 566 432 566 430 566 430 566 434 562 438 558 438 558 448 554 454 552 456 548 456 548 456 546 454 546 454 546 454 544 454 544 456 542 456 542 456 530 456 530 454 530 454 530 452 526 452 520 452 520 452 518 450 516 450 510 450 510 460 502 460 502 466 496 472 490 472 490 482 486 490 482 490 482 496 476 500 470 500 470 500 468 500 468 502 464 502 464 502 462 502 462 500 462 500 462 500 454 498 448 498 448 500 446 500 446 500 440 498 434 498 434 500 430 500 430 496 426 492 422 492 422 490 414 490 406 490 406 488 404 488 404 492 396 492 396 488 394 486 390 486 390 486 384 488 378 488 378 492 376 492 376 492 374 492 370 492 370 496 366 496 364 498 360 498 360 502 358 502 356 504 354 504 354 506 354 508 352 508 352 508 350 508 350 528 330 528 330 550 314 550 314 556 304 556 304 566 296 570 290 572 284 572 284 574 280 574 280 580 270 580 270 580 268 580 268 584 264 584 264 588 256 588 256 588 248 588 248 590 246 590 244 590 244 590 238 590 238 592 236 592 236 Z N">
            <draw:equation draw:name="f0" draw:formula="logwidth"/>
            <draw:equation draw:name="f1" draw:formula="logheight"/>
          </draw:enhanced-geometry>
        </draw:custom-shape>
        <draw:custom-shape draw:name="CustomShape 26" draw:style-name="gr20" draw:text-style-name="P21" draw:layer="layout" svg:width="0.828cm" svg:height="1.604cm" svg:x="25.592cm" svg:y="14.184cm">
          <text:p/>
          <draw:enhanced-geometry draw:mirror-horizontal="false" draw:mirror-vertical="false" drawooo:sub-view-size="62 120" draw:text-areas="0 0 ?f0 ?f1" svg:viewBox="0 0 0 0" draw:type="ooxml-non-primitive" draw:enhanced-path="M 60 22 L 60 22 58 14 56 6 56 6 54 4 52 2 52 2 50 0 48 2 48 2 48 6 46 10 46 10 44 12 44 14 44 14 42 12 42 12 40 12 40 12 40 16 40 16 40 18 40 18 38 18 38 18 38 18 38 18 38 22 38 22 36 24 36 24 36 22 36 22 36 22 32 26 32 26 34 28 34 28 32 28 32 28 30 28 30 28 26 30 26 30 26 32 26 32 24 32 20 32 20 32 20 34 20 34 16 34 16 34 14 36 14 36 10 36 10 36 8 42 6 46 6 46 6 52 10 58 10 58 8 60 8 60 10 64 10 64 10 68 8 74 4 80 4 80 2 82 2 82 0 86 0 90 0 90 4 100 4 100 4 104 4 104 4 108 6 110 6 110 6 114 6 114 8 116 12 116 14 118 16 120 16 120 20 118 24 116 24 116 30 116 30 116 34 112 36 106 38 96 38 96 52 54 52 54 52 44 52 44 54 40 56 36 56 36 54 34 54 28 54 28 54 28 54 28 56 28 56 28 58 32 58 32 60 30 62 26 62 26 60 22 60 22 Z N">
            <draw:equation draw:name="f0" draw:formula="logwidth"/>
            <draw:equation draw:name="f1" draw:formula="logheight"/>
          </draw:enhanced-geometry>
        </draw:custom-shape>
        <draw:custom-shape draw:name="CustomShape 27" draw:style-name="gr20" draw:text-style-name="P21" draw:layer="layout" svg:width="0.078cm" svg:height="0.078cm" svg:x="21.55cm" svg:y="12.337cm">
          <text:p/>
          <draw:enhanced-geometry draw:mirror-horizontal="false" draw:mirror-vertical="false" drawooo:sub-view-size="6 6" draw:text-areas="0 0 ?f0 ?f1" svg:viewBox="0 0 0 0" draw:type="ooxml-non-primitive" draw:enhanced-path="M 6 2 L 6 2 2 0 2 0 0 4 0 6 0 6 2 6 2 6 4 4 6 2 6 2 Z N">
            <draw:equation draw:name="f0" draw:formula="logwidth"/>
            <draw:equation draw:name="f1" draw:formula="logheight"/>
          </draw:enhanced-geometry>
        </draw:custom-shape>
        <draw:custom-shape draw:name="CustomShape 28" draw:style-name="gr20" draw:text-style-name="P21" draw:layer="layout" svg:width="0.025cm" svg:height="0.052cm" svg:x="19.944cm" svg:y="5.591cm">
          <text:p/>
          <draw:enhanced-geometry draw:mirror-horizontal="false" draw:mirror-vertical="false" drawooo:sub-view-size="2 4" draw:text-areas="0 0 ?f0 ?f1" svg:viewBox="0 0 0 0" draw:type="ooxml-non-primitive" draw:enhanced-path="M 0 0 L 0 0 0 4 0 4 0 4 0 4 2 2 2 2 2 0 2 0 0 0 0 0 Z N">
            <draw:equation draw:name="f0" draw:formula="logwidth"/>
            <draw:equation draw:name="f1" draw:formula="logheight"/>
          </draw:enhanced-geometry>
        </draw:custom-shape>
        <draw:custom-shape draw:name="CustomShape 29" draw:style-name="gr20" draw:text-style-name="P21" draw:layer="layout" svg:width="0.105cm" svg:height="0.105cm" svg:x="29.099cm" svg:y="3.049cm">
          <text:p/>
          <draw:enhanced-geometry draw:mirror-horizontal="false" draw:mirror-vertical="false" drawooo:sub-view-size="8 8" draw:text-areas="0 0 ?f0 ?f1" svg:viewBox="0 0 0 0" draw:type="ooxml-non-primitive" draw:enhanced-path="M 8 8 L 8 8 0 0 0 0 2 8 2 8 8 8 8 8 Z N">
            <draw:equation draw:name="f0" draw:formula="logwidth"/>
            <draw:equation draw:name="f1" draw:formula="logheight"/>
          </draw:enhanced-geometry>
        </draw:custom-shape>
        <draw:custom-shape draw:name="CustomShape 30" draw:style-name="gr20" draw:text-style-name="P21" draw:layer="layout" svg:width="0.239cm" svg:height="0.426cm" svg:x="29.795cm" svg:y="11.641cm">
          <text:p/>
          <draw:enhanced-geometry draw:mirror-horizontal="false" draw:mirror-vertical="false" drawooo:sub-view-size="18 32" draw:text-areas="0 0 ?f0 ?f1" svg:viewBox="0 0 0 0" draw:type="ooxml-non-primitive" draw:enhanced-path="M 14 16 L 14 16 14 12 12 12 12 12 8 4 4 0 4 0 4 2 2 6 2 6 2 6 0 6 0 6 0 8 0 8 0 10 0 10 0 12 0 14 0 22 0 22 2 28 6 32 6 32 10 32 14 30 18 26 18 22 18 22 16 18 14 16 14 16 Z N">
            <draw:equation draw:name="f0" draw:formula="logwidth"/>
            <draw:equation draw:name="f1" draw:formula="logheight"/>
          </draw:enhanced-geometry>
        </draw:custom-shape>
        <draw:custom-shape draw:name="CustomShape 31" draw:style-name="gr20" draw:text-style-name="P21" draw:layer="layout" svg:width="0.011cm" svg:height="0.011cm" svg:x="22.487cm" svg:y="4.949cm">
          <text:p/>
          <draw:enhanced-geometry draw:mirror-horizontal="false" draw:mirror-vertical="false" draw:text-areas="0 0 ?f0 ?f1" svg:viewBox="0 0 0 0" draw:type="ooxml-non-primitive" draw:enhanced-path="M 0 0 L 0 0 0 0 0 0 0 0 0 0 Z N">
            <draw:equation draw:name="f0" draw:formula="logwidth"/>
            <draw:equation draw:name="f1" draw:formula="logheight"/>
          </draw:enhanced-geometry>
        </draw:custom-shape>
        <draw:custom-shape draw:name="CustomShape 32" draw:style-name="gr20" draw:text-style-name="P21" draw:layer="layout" svg:width="3.531cm" svg:height="3.879cm" svg:x="14.966cm" svg:y="1.416cm">
          <text:p/>
          <draw:enhanced-geometry draw:mirror-horizontal="false" draw:mirror-vertical="false" drawooo:sub-view-size="264 290" draw:text-areas="0 0 ?f0 ?f1" svg:viewBox="0 0 0 0" draw:type="ooxml-non-primitive" draw:enhanced-path="M 20 138 L 20 138 22 138 22 138 24 138 24 138 26 138 26 138 26 138 26 138 24 138 24 138 24 138 24 138 30 136 30 136 32 136 32 136 30 138 30 138 30 140 30 140 28 142 28 142 30 144 30 144 28 144 28 144 28 146 28 146 28 146 28 146 30 146 30 146 28 146 28 146 28 148 28 148 26 150 26 150 26 150 26 150 30 148 30 148 32 150 32 150 32 150 32 150 32 150 32 150 32 150 32 150 30 152 28 152 28 152 26 154 26 154 26 154 26 154 24 156 24 156 24 158 24 158 28 156 28 156 28 158 28 160 28 160 24 160 24 160 18 162 18 162 14 162 14 162 10 164 6 166 6 166 8 166 8 166 12 166 12 166 14 166 14 166 20 166 20 166 22 166 22 166 22 166 22 166 22 164 22 164 22 164 22 164 24 164 26 164 26 164 24 166 24 166 24 166 26 168 30 170 30 170 30 170 30 170 22 170 22 170 18 170 18 170 14 170 14 170 8 168 8 168 8 168 8 168 6 170 6 170 12 170 12 170 14 172 14 172 6 170 6 170 4 172 2 176 2 176 0 178 0 178 0 178 0 178 4 178 6 176 6 176 10 174 10 174 16 172 16 172 14 174 14 174 16 174 20 174 20 174 20 174 20 174 22 172 22 172 22 172 22 172 22 172 28 172 28 172 28 172 28 172 26 172 24 174 24 174 26 176 26 176 18 176 18 176 12 176 12 176 8 176 8 176 4 180 4 180 2 180 2 180 0 182 0 182 6 182 14 180 14 180 16 180 16 180 18 180 18 180 22 180 22 180 24 182 26 184 26 184 22 184 22 184 12 182 4 184 4 184 0 186 0 186 4 186 4 186 4 188 4 188 10 190 10 190 12 188 12 188 14 190 14 190 14 190 10 192 4 194 4 194 4 194 4 194 10 194 10 194 6 196 6 196 2 196 2 196 0 198 2 200 2 200 4 200 4 200 2 200 2 200 2 202 4 202 4 202 8 200 8 200 14 194 14 194 16 194 16 194 20 190 20 190 26 188 26 188 28 186 28 186 32 186 32 186 34 186 34 186 36 186 36 186 34 188 34 188 30 188 26 190 26 190 20 192 20 192 20 192 20 192 18 194 18 194 18 196 18 196 12 198 6 202 6 202 2 204 2 204 4 206 4 206 6 206 10 204 10 204 8 206 4 208 4 208 4 208 4 208 8 208 10 208 10 208 12 208 12 210 12 212 12 212 12 212 12 212 18 210 18 210 18 210 18 210 18 210 18 210 18 210 18 210 14 212 12 214 12 214 14 216 14 216 16 214 16 214 18 216 16 218 16 218 16 218 16 218 18 218 20 218 20 218 22 220 22 220 18 222 18 224 18 228 18 228 16 230 16 232 16 232 18 232 18 232 20 230 20 230 24 226 24 226 24 224 24 224 24 222 24 222 26 222 26 222 28 226 28 226 28 226 28 226 28 224 28 224 28 220 28 220 30 216 30 216 30 216 30 216 32 218 32 218 32 218 32 218 34 222 34 222 38 220 38 220 40 226 40 226 42 226 42 226 44 228 44 228 44 228 44 228 40 228 36 226 36 226 36 224 34 224 34 224 32 224 30 226 30 226 30 226 30 226 32 226 32 226 32 226 30 228 30 228 24 232 24 232 20 232 20 232 24 234 26 232 26 232 34 230 34 230 36 228 36 228 38 230 38 230 34 232 34 232 26 234 26 234 22 234 22 234 24 238 24 238 26 238 26 238 26 238 26 238 22 238 22 238 22 238 22 238 24 240 24 242 24 242 28 242 30 240 30 240 34 240 34 240 28 244 28 244 28 246 28 246 32 244 32 244 36 244 36 246 36 246 34 248 34 250 34 250 34 250 38 250 38 250 38 250 38 250 36 252 36 252 36 252 36 252 36 252 40 250 42 248 42 248 44 248 44 248 42 252 42 252 38 258 38 258 38 260 40 260 40 260 46 260 46 260 50 262 50 262 50 262 50 262 48 264 48 264 48 264 48 264 50 266 50 266 52 264 52 264 52 264 52 264 52 266 52 266 50 266 48 268 48 268 56 266 56 266 54 268 52 270 52 270 54 272 54 272 50 272 50 272 52 274 56 274 56 274 56 272 56 272 58 272 58 272 60 272 62 272 62 272 62 272 62 272 58 274 58 274 62 274 66 276 66 276 66 276 66 278 66 278 66 278 66 278 70 276 70 276 70 276 70 276 72 280 72 280 70 280 68 282 68 282 70 282 76 282 76 282 76 280 76 280 76 280 76 280 78 280 78 280 80 280 80 280 80 280 80 280 80 280 80 280 80 280 80 280 80 280 80 280 82 280 82 280 86 278 86 278 88 278 88 276 88 276 90 276 92 274 92 274 90 274 92 272 92 272 94 274 94 274 96 274 96 274 92 278 92 278 94 276 94 276 96 276 96 276 98 274 98 274 100 276 100 276 100 278 100 278 98 280 98 280 98 282 98 282 94 284 94 284 94 284 94 284 96 284 96 284 98 284 98 284 98 284 98 284 100 282 100 280 100 280 102 280 104 282 104 282 102 284 102 286 102 286 104 284 106 282 106 282 108 282 108 282 106 286 106 286 106 284 106 284 106 286 106 288 104 288 104 290 104 290 110 290 110 290 112 290 112 290 112 290 112 290 114 288 116 286 116 286 122 288 122 288 126 286 126 286 130 286 130 286 130 286 130 286 130 284 128 284 128 282 128 282 126 284 126 284 122 284 120 282 120 282 128 280 132 276 132 276 130 276 130 276 128 278 128 278 126 278 124 276 124 276 128 276 128 276 126 274 126 274 126 274 126 274 130 274 130 274 130 272 130 270 130 270 130 270 130 270 128 270 124 268 124 268 126 268 126 268 128 266 130 266 130 266 132 266 132 266 132 262 132 262 134 260 134 260 134 260 134 260 130 260 130 260 130 260 134 258 136 256 136 256 134 254 132 252 132 252 128 250 124 248 124 248 128 248 132 250 132 250 132 250 132 250 132 248 132 248 128 248 128 248 126 244 126 244 130 242 130 242 134 240 134 240 134 240 134 240 134 238 134 238 132 238 132 236 132 236 132 236 132 236 138 236 138 236 138 236 138 236 138 236 138 236 136 234 134 234 134 234 134 234 134 234 138 234 138 234 138 232 138 232 136 232 136 232 136 230 136 230 140 230 140 230 140 228 140 228 144 228 144 228 144 226 144 226 140 226 138 226 138 226 136 226 136 226 134 224 134 224 134 224 134 224 138 226 138 226 142 226 142 226 144 224 144 224 144 224 142 222 142 222 140 220 140 220 140 220 140 220 138 220 138 220 132 218 132 218 136 216 136 216 140 214 140 214 144 214 144 214 142 212 142 212 144 212 144 210 144 210 142 210 142 210 142 208 142 208 140 208 140 208 136 206 134 206 134 204 134 204 132 204 132 204 138 202 142 204 142 204 144 202 144 202 146 200 146 198 146 198 146 198 140 196 140 196 140 196 140 196 140 196 144 196 144 192 144 192 146 192 146 192 146 192 146 192 148 194 148 194 148 194 148 194 148 194 148 194 148 190 148 190 148 190 148 190 150 192 150 192 150 192 150 192 152 192 152 192 156 192 156 192 158 190 158 190 158 190 158 190 160 188 158 186 156 184 156 184 158 184 158 184 160 180 160 180 160 180 160 180 160 180 160 180 160 178 160 178 160 178 162 178 166 176 166 176 164 182 164 182 162 184 162 184 162 186 162 186 162 186 162 188 162 188 166 188 166 188 166 188 166 188 166 186 166 186 168 184 170 182 170 182 170 182 170 182 172 184 172 184 172 184 172 184 174 180 174 180 174 180 174 180 174 180 174 180 178 180 180 180 180 180 180 176 180 176 182 174 182 174 180 174 178 172 178 172 182 172 186 172 186 172 188 172 188 172 190 172 190 170 190 170 194 166 194 166 194 162 194 162 194 160 194 160 194 160 194 160 196 156 196 156 194 156 194 156 194 152 194 152 196 150 196 150 196 148 196 146 196 146 200 144 200 144 200 142 200 142 202 140 202 140 202 138 202 138 198 138 198 138 198 138 198 138 200 138 200 138 200 136 198 136 194 134 194 134 196 132 196 132 196 132 196 132 198 134 202 136 202 136 206 136 206 136 210 136 210 136 216 136 216 136 214 134 212 132 212 132 214 132 216 134 216 134 220 132 220 132 218 130 218 128 218 128 218 128 218 128 220 130 222 130 222 130 224 128 224 126 224 126 230 126 230 126 232 122 232 122 236 122 236 122 238 120 238 120 240 118 242 116 242 116 244 116 244 116 244 114 244 114 246 114 246 114 246 114 246 112 246 112 248 112 248 112 248 110 248 110 248 110 248 110 248 106 248 106 250 104 250 104 248 102 248 102 252 102 254 100 254 100 252 98 252 98 252 98 256 98 256 98 256 98 256 98 252 96 252 96 252 94 254 92 258 90 258 90 258 90 258 90 256 90 256 90 256 90 256 90 260 90 260 90 260 88 260 88 258 88 258 88 260 86 262 84 262 84 264 84 264 84 262 80 262 80 260 82 260 82 256 86 256 86 250 86 250 86 244 86 244 86 240 88 236 88 236 88 236 86 236 86 236 88 236 88 230 92 230 92 226 96 226 96 224 100 224 100 218 100 218 100 218 100 218 100 216 100 214 100 214 100 214 100 214 100 218 98 218 98 220 98 220 98 222 96 222 94 222 94 228 92 228 92 226 90 226 90 224 90 220 92 220 92 216 94 212 96 212 96 210 94 210 94 206 98 206 98 206 98 206 98 206 98 206 98 206 96 208 94 210 90 210 88 210 88 206 86 206 86 216 84 216 84 216 84 216 84 220 82 220 82 224 76 224 76 224 74 224 74 222 74 222 74 218 74 216 74 216 74 212 76 210 78 210 78 206 76 206 76 202 78 202 78 202 78 202 78 202 78 202 78 206 74 206 74 204 74 200 72 200 72 198 74 198 74 196 72 194 70 194 70 196 72 196 72 200 72 200 72 212 74 212 74 216 74 220 72 220 72 228 74 228 74 230 72 230 72 234 74 234 74 236 74 236 74 238 76 238 76 238 76 238 76 240 78 240 78 246 80 246 80 250 80 254 80 254 80 254 78 254 78 254 76 252 74 252 74 252 74 252 74 258 78 258 78 260 78 260 78 262 76 262 76 262 76 262 74 258 72 258 72 258 72 258 72 258 72 258 72 256 72 256 72 256 70 254 70 254 70 254 68 254 68 254 68 254 68 254 68 254 68 252 64 248 62 248 62 248 62 248 62 246 66 246 66 246 66 246 66 246 66 246 66 246 64 246 64 244 60 244 60 242 62 242 62 242 62 242 62 240 60 238 60 238 60 238 58 238 58 238 58 238 58 236 58 236 58 236 58 236 58 232 58 232 58 228 60 226 58 226 58 218 58 218 58 218 60 218 60 216 62 216 62 216 62 216 62 214 62 212 60 212 60 214 58 214 58 216 56 216 56 212 54 212 54 210 54 210 54 206 54 206 54 206 56 206 56 204 58 204 58 204 58 204 58 202 58 200 56 200 56 198 56 198 56 204 56 204 56 208 52 208 52 208 50 208 50 200 50 200 50 198 50 198 50 196 52 196 52 194 54 192 56 192 56 192 56 192 56 190 54 192 52 194 50 194 50 194 50 192 50 192 50 192 50 192 50 192 50 192 50 194 48 198 50 198 50 200 48 200 46 200 46 200 44 200 44 204 42 204 42 206 42 206 42 202 40 202 40 206 40 206 40 206 40 206 40 206 38 208 38 212 36 212 36 214 36 214 36 216 36 216 36 218 36 218 36 216 38 216 38 212 38 210 38 210 38 210 38 210 38 214 40 214 40 220 40 220 40 222 40 222 40 226 34 226 34 228 34 228 34 232 32 232 32 232 32 230 30 228 26 228 26 224 26 224 26 220 26 218 26 216 28 216 28 218 28 218 28 218 28 218 28 212 28 212 28 212 28 212 28 214 28 212 26 212 26 210 26 210 26 212 24 212 24 210 22 208 20 208 20 208 20 208 20 212 22 212 22 216 20 220 18 220 18 224 20 224 20 224 20 224 20 228 18 228 14 228 14 226 14 222 12 222 12 216 16 216 16 214 18 214 18 214 14 214 14 212 12 212 12 208 12 208 14 208 14 204 14 200 14 200 14 202 14 206 14 206 14 206 14 206 14 206 12 206 12 208 10 208 10 208 10 208 10 206 10 206 10 204 10 204 10 198 10 198 10 200 8 200 8 196 8 196 8 196 6 196 6 202 8 202 8 208 8 208 8 210 8 212 6 212 6 214 8 214 8 216 6 216 4 216 4 212 2 210 2 210 2 210 0 210 0 204 0 204 0 202 0 202 0 154 24 108 54 66 86 24 120 24 120 26 122 26 122 22 122 22 122 22 124 22 124 26 124 28 126 28 126 26 126 22 126 22 126 24 126 26 128 26 128 28 128 28 128 28 128 28 128 24 130 24 130 24 130 24 130 24 130 24 130 26 130 28 130 28 130 28 130 28 130 30 130 30 130 28 132 28 132 22 132 22 132 16 130 16 130 16 128 16 128 10 134 10 134 14 138 14 138 20 138 20 138 Z M 212 28 L 212 28 212 28 212 28 212 28 212 28 212 28 212 28 212 28 212 28 Z N">
            <draw:equation draw:name="f0" draw:formula="logwidth"/>
            <draw:equation draw:name="f1" draw:formula="logheight"/>
          </draw:enhanced-geometry>
        </draw:custom-shape>
        <draw:custom-shape draw:name="CustomShape 33" draw:style-name="gr20" draw:text-style-name="P21" draw:layer="layout" svg:width="0.266cm" svg:height="0.212cm" svg:x="14.939cm" svg:y="3.236cm">
          <text:p/>
          <draw:enhanced-geometry draw:mirror-horizontal="false" draw:mirror-vertical="false" drawooo:sub-view-size="20 16" draw:text-areas="0 0 ?f0 ?f1" svg:viewBox="0 0 0 0" draw:type="ooxml-non-primitive" draw:enhanced-path="M 2 10 L 2 10 2 10 2 10 2 10 2 10 4 10 4 10 6 10 6 10 2 12 2 12 0 12 0 12 2 14 4 16 4 16 8 14 8 14 14 14 14 14 18 12 20 8 20 8 20 6 18 6 14 4 14 4 10 2 10 2 10 0 10 0 0 10 0 10 0 10 0 10 2 10 2 10 Z N">
            <draw:equation draw:name="f0" draw:formula="logwidth"/>
            <draw:equation draw:name="f1" draw:formula="logheight"/>
          </draw:enhanced-geometry>
        </draw:custom-shape>
        <draw:custom-shape draw:name="CustomShape 34" draw:style-name="gr20" draw:text-style-name="P21" draw:layer="layout" svg:width="0.56cm" svg:height="0.587cm" svg:x="19.382cm" svg:y="5.672cm">
          <text:p/>
          <draw:enhanced-geometry draw:mirror-horizontal="false" draw:mirror-vertical="false" drawooo:sub-view-size="42 44" draw:text-areas="0 0 ?f0 ?f1" svg:viewBox="0 0 0 0" draw:type="ooxml-non-primitive" draw:enhanced-path="M 4 36 L 4 36 2 38 2 38 2 40 2 40 6 40 6 40 6 44 6 44 14 42 14 42 18 42 18 42 24 36 24 36 30 36 30 36 32 36 32 36 36 34 36 34 38 32 38 28 38 28 38 22 36 16 36 16 40 14 42 10 42 10 40 0 40 0 34 0 28 2 28 2 26 0 24 0 24 0 20 0 18 6 18 6 16 6 16 6 14 6 20 6 20 6 18 8 16 10 16 10 16 12 16 12 6 10 6 10 4 14 4 14 4 14 6 14 6 16 8 16 8 16 6 16 6 18 6 18 4 18 4 18 4 20 4 20 4 22 4 22 8 22 14 22 14 22 14 24 14 24 10 24 10 26 10 26 10 28 10 28 8 30 8 30 8 30 8 30 12 30 12 30 10 30 8 32 8 32 6 34 6 34 0 34 0 34 0 36 0 36 4 36 4 36 Z N">
            <draw:equation draw:name="f0" draw:formula="logwidth"/>
            <draw:equation draw:name="f1" draw:formula="logheight"/>
          </draw:enhanced-geometry>
        </draw:custom-shape>
        <draw:custom-shape draw:name="CustomShape 35" draw:style-name="gr20" draw:text-style-name="P21" draw:layer="layout" svg:width="1.229cm" svg:height="0.587cm" svg:x="17.803cm" svg:y="3.691cm">
          <text:p/>
          <draw:enhanced-geometry draw:mirror-horizontal="false" draw:mirror-vertical="false" drawooo:sub-view-size="92 44" draw:text-areas="0 0 ?f0 ?f1" svg:viewBox="0 0 0 0" draw:type="ooxml-non-primitive" draw:enhanced-path="M 78 30 L 78 30 82 32 86 28 86 28 86 26 86 26 90 24 90 24 92 20 92 14 92 14 88 14 84 14 84 14 82 12 82 12 82 8 82 8 82 6 82 6 76 4 74 4 72 2 72 2 68 0 68 4 68 4 64 6 62 6 54 6 54 6 54 10 54 10 52 8 50 6 50 6 46 6 42 8 42 8 44 10 44 10 44 10 42 12 42 12 40 8 38 6 36 6 36 6 36 6 36 6 34 10 36 12 36 12 30 16 30 16 28 18 28 18 24 14 24 14 26 12 26 8 26 8 24 6 22 4 14 0 14 0 12 2 12 2 12 2 12 2 16 6 16 6 16 6 12 8 10 6 8 6 6 6 6 6 8 10 8 10 8 10 8 10 0 12 0 12 0 14 0 14 4 16 6 16 10 14 14 14 14 14 22 16 22 16 22 18 22 18 22 20 22 20 12 22 8 24 6 24 6 24 6 26 6 26 6 26 6 26 10 26 16 26 16 26 20 28 24 30 24 30 20 34 16 36 16 36 18 38 24 38 34 38 34 38 38 42 38 42 46 44 46 44 52 44 54 42 58 38 58 38 66 38 66 38 72 34 78 30 78 30 Z N">
            <draw:equation draw:name="f0" draw:formula="logwidth"/>
            <draw:equation draw:name="f1" draw:formula="logheight"/>
          </draw:enhanced-geometry>
        </draw:custom-shape>
        <draw:custom-shape draw:name="CustomShape 36" draw:style-name="gr20" draw:text-style-name="P21" draw:layer="layout" svg:width="0.747cm" svg:height="0.507cm" svg:x="26.824cm" svg:y="1.737cm">
          <text:p/>
          <draw:enhanced-geometry draw:mirror-horizontal="false" draw:mirror-vertical="false" drawooo:sub-view-size="56 38" draw:text-areas="0 0 ?f0 ?f1" svg:viewBox="0 0 0 0" draw:type="ooxml-non-primitive" draw:enhanced-path="M 32 6 L 32 6 28 6 28 6 24 8 20 12 20 12 20 14 20 14 22 16 22 16 18 18 16 18 14 20 14 20 14 22 14 22 16 24 16 24 16 26 16 26 10 26 6 28 0 32 0 32 0 32 4 36 6 36 10 36 16 36 16 36 26 38 26 38 30 36 32 32 32 32 32 30 32 30 30 28 30 28 30 28 30 28 32 26 32 26 36 26 36 26 42 22 42 22 42 22 40 20 40 20 40 18 40 18 42 16 42 16 46 16 52 16 52 16 54 14 54 14 56 12 56 12 38 0 38 0 32 6 32 6 Z N">
            <draw:equation draw:name="f0" draw:formula="logwidth"/>
            <draw:equation draw:name="f1" draw:formula="logheight"/>
          </draw:enhanced-geometry>
        </draw:custom-shape>
        <draw:custom-shape draw:name="CustomShape 37" draw:style-name="gr20" draw:text-style-name="P21" draw:layer="layout" svg:width="0.346cm" svg:height="0.212cm" svg:x="22.032cm" svg:y="8.134cm">
          <text:p/>
          <draw:enhanced-geometry draw:mirror-horizontal="false" draw:mirror-vertical="false" drawooo:sub-view-size="26 16" draw:text-areas="0 0 ?f0 ?f1" svg:viewBox="0 0 0 0" draw:type="ooxml-non-primitive" draw:enhanced-path="M 6 8 L 6 8 14 12 22 16 22 16 24 12 24 12 24 12 22 10 22 10 24 6 26 2 26 2 26 2 20 2 20 2 14 2 8 0 8 0 4 2 2 2 0 6 0 6 2 8 6 8 6 8 Z N">
            <draw:equation draw:name="f0" draw:formula="logwidth"/>
            <draw:equation draw:name="f1" draw:formula="logheight"/>
          </draw:enhanced-geometry>
        </draw:custom-shape>
        <draw:custom-shape draw:name="CustomShape 38" draw:style-name="gr20" draw:text-style-name="P21" draw:layer="layout" svg:width="0.694cm" svg:height="0.266cm" svg:x="12.985cm" svg:y="11.293cm">
          <text:p/>
          <draw:enhanced-geometry draw:mirror-horizontal="false" draw:mirror-vertical="false" drawooo:sub-view-size="52 20" draw:text-areas="0 0 ?f0 ?f1" svg:viewBox="0 0 0 0" draw:type="ooxml-non-primitive" draw:enhanced-path="M 38 2 L 38 2 34 2 30 0 30 0 28 0 28 0 24 0 24 0 22 2 20 2 20 2 12 0 12 0 8 0 8 0 8 2 8 2 8 2 12 2 14 4 14 4 14 8 16 10 18 10 18 10 18 12 18 12 14 12 10 12 2 12 2 12 0 12 0 12 0 12 0 12 2 14 4 16 4 16 8 14 8 14 14 16 14 16 22 14 22 14 24 18 26 20 26 20 28 16 32 12 32 12 34 14 34 14 36 14 40 12 40 12 42 14 42 14 44 12 46 14 50 16 50 16 52 12 52 12 48 10 44 8 40 6 38 2 38 2 Z N">
            <draw:equation draw:name="f0" draw:formula="logwidth"/>
            <draw:equation draw:name="f1" draw:formula="logheight"/>
          </draw:enhanced-geometry>
        </draw:custom-shape>
        <draw:custom-shape draw:name="CustomShape 39" draw:style-name="gr20" draw:text-style-name="P21" draw:layer="layout" svg:width="0.239cm" svg:height="0.078cm" svg:x="12.53cm" svg:y="11.454cm">
          <text:p/>
          <draw:enhanced-geometry draw:mirror-horizontal="false" draw:mirror-vertical="false" drawooo:sub-view-size="18 6" draw:text-areas="0 0 ?f0 ?f1" svg:viewBox="0 0 0 0" draw:type="ooxml-non-primitive" draw:enhanced-path="M 2 0 L 2 0 0 2 0 2 4 6 10 6 10 6 12 6 14 6 14 6 18 6 18 6 18 6 18 6 16 4 12 2 2 0 2 0 Z N">
            <draw:equation draw:name="f0" draw:formula="logwidth"/>
            <draw:equation draw:name="f1" draw:formula="logheight"/>
          </draw:enhanced-geometry>
        </draw:custom-shape>
        <draw:custom-shape draw:name="CustomShape 40" draw:style-name="gr20" draw:text-style-name="P21" draw:layer="layout" svg:width="0.105cm" svg:height="0.078cm" svg:x="13.841cm" svg:y="12.872cm">
          <text:p/>
          <draw:enhanced-geometry draw:mirror-horizontal="false" draw:mirror-vertical="false" drawooo:sub-view-size="8 6" draw:text-areas="0 0 ?f0 ?f1" svg:viewBox="0 0 0 0" draw:type="ooxml-non-primitive" draw:enhanced-path="M 2 0 L 2 0 0 2 0 2 2 2 2 2 2 4 2 4 0 6 0 6 0 6 0 6 0 6 6 6 6 6 6 2 8 0 8 0 6 0 6 0 2 0 2 0 Z N">
            <draw:equation draw:name="f0" draw:formula="logwidth"/>
            <draw:equation draw:name="f1" draw:formula="logheight"/>
          </draw:enhanced-geometry>
        </draw:custom-shape>
        <draw:custom-shape draw:name="CustomShape 41" draw:style-name="gr20" draw:text-style-name="P21" draw:layer="layout" svg:width="0.025cm" svg:height="0.078cm" svg:x="12.851cm" svg:y="9.232cm">
          <text:p/>
          <draw:enhanced-geometry draw:mirror-horizontal="false" draw:mirror-vertical="false" drawooo:sub-view-size="2 6" draw:text-areas="0 0 ?f0 ?f1" svg:viewBox="0 0 0 0" draw:type="ooxml-non-primitive" draw:enhanced-path="M 2 4 L 2 4 2 6 2 6 0 0 0 0 2 4 2 4 Z N">
            <draw:equation draw:name="f0" draw:formula="logwidth"/>
            <draw:equation draw:name="f1" draw:formula="logheight"/>
          </draw:enhanced-geometry>
        </draw:custom-shape>
        <draw:custom-shape draw:name="CustomShape 42" draw:style-name="gr20" draw:text-style-name="P21" draw:layer="layout" svg:width="0.159cm" svg:height="0.078cm" svg:x="13.815cm" svg:y="11.454cm">
          <text:p/>
          <draw:enhanced-geometry draw:mirror-horizontal="false" draw:mirror-vertical="false" drawooo:sub-view-size="12 6" draw:text-areas="0 0 ?f0 ?f1" svg:viewBox="0 0 0 0" draw:type="ooxml-non-primitive" draw:enhanced-path="M 2 0 L 2 0 0 2 0 2 0 6 0 6 4 6 6 4 6 4 10 4 12 4 12 2 12 2 8 0 2 0 2 0 Z N">
            <draw:equation draw:name="f0" draw:formula="logwidth"/>
            <draw:equation draw:name="f1" draw:formula="logheight"/>
          </draw:enhanced-geometry>
        </draw:custom-shape>
        <draw:custom-shape draw:name="CustomShape 43" draw:style-name="gr20" draw:text-style-name="P21" draw:layer="layout" svg:width="0.011cm" svg:height="0.025cm" svg:x="12.851cm" svg:y="9.205cm">
          <text:p/>
          <draw:enhanced-geometry draw:mirror-horizontal="false" draw:mirror-vertical="false" drawooo:sub-view-size="0 2" draw:text-areas="0 0 ?f0 ?f1" svg:viewBox="0 0 0 0" draw:type="ooxml-non-primitive" draw:enhanced-path="M 0 0 L 0 2 0 2 0 2 0 2 0 0 0 0 Z N">
            <draw:equation draw:name="f0" draw:formula="logwidth"/>
            <draw:equation draw:name="f1" draw:formula="logheight"/>
          </draw:enhanced-geometry>
        </draw:custom-shape>
        <draw:custom-shape draw:name="CustomShape 44" draw:style-name="gr20" draw:text-style-name="P21" draw:layer="layout" svg:width="0.011cm" svg:height="0.011cm" svg:x="12.851cm" svg:y="9.205cm">
          <text:p/>
          <draw:enhanced-geometry draw:mirror-horizontal="false" draw:mirror-vertical="false" draw:text-areas="0 0 ?f0 ?f1" svg:viewBox="0 0 0 0" draw:type="ooxml-non-primitive" draw:enhanced-path="M 0 0 L 0 0 0 0 0 0 0 0 0 0 Z N">
            <draw:equation draw:name="f0" draw:formula="logwidth"/>
            <draw:equation draw:name="f1" draw:formula="logheight"/>
          </draw:enhanced-geometry>
        </draw:custom-shape>
        <draw:custom-shape draw:name="CustomShape 45" draw:style-name="gr20" draw:text-style-name="P21" draw:layer="layout" svg:width="0.011cm" svg:height="0.011cm" svg:x="12.851cm" svg:y="9.232cm">
          <text:p/>
          <draw:enhanced-geometry draw:mirror-horizontal="false" draw:mirror-vertical="false" draw:text-areas="0 0 ?f0 ?f1" svg:viewBox="0 0 0 0" draw:type="ooxml-non-primitive" draw:enhanced-path="M 0 0 L 0 0 0 0 0 0 0 0 0 0 0 0 Z N">
            <draw:equation draw:name="f0" draw:formula="logwidth"/>
            <draw:equation draw:name="f1" draw:formula="logheight"/>
          </draw:enhanced-geometry>
        </draw:custom-shape>
        <draw:custom-shape draw:name="CustomShape 46" draw:style-name="gr20" draw:text-style-name="P21" draw:layer="layout" svg:width="0.185cm" svg:height="0.319cm" svg:x="21.55cm" svg:y="7.733cm">
          <text:p/>
          <draw:enhanced-geometry draw:mirror-horizontal="false" draw:mirror-vertical="false" drawooo:sub-view-size="14 24" draw:text-areas="0 0 ?f0 ?f1" svg:viewBox="0 0 0 0" draw:type="ooxml-non-primitive" draw:enhanced-path="M 4 24 L 4 24 6 20 6 20 8 20 10 22 10 22 12 18 12 16 12 16 12 12 12 12 14 8 14 8 14 6 12 4 8 0 8 0 4 4 0 4 0 4 0 4 0 4 2 10 2 10 2 18 2 22 4 24 4 24 Z N">
            <draw:equation draw:name="f0" draw:formula="logwidth"/>
            <draw:equation draw:name="f1" draw:formula="logheight"/>
          </draw:enhanced-geometry>
        </draw:custom-shape>
        <draw:custom-shape draw:name="CustomShape 47" draw:style-name="gr20" draw:text-style-name="P21" draw:layer="layout" svg:width="0.185cm" svg:height="0.212cm" svg:x="14.511cm" svg:y="7.733cm">
          <text:p/>
          <draw:enhanced-geometry draw:mirror-horizontal="false" draw:mirror-vertical="false" drawooo:sub-view-size="14 16" draw:text-areas="0 0 ?f0 ?f1" svg:viewBox="0 0 0 0" draw:type="ooxml-non-primitive" draw:enhanced-path="M 4 14 L 4 14 2 14 2 14 4 12 6 10 6 10 10 4 10 4 6 0 6 0 2 6 0 10 0 14 0 14 2 16 6 16 12 16 14 12 14 12 10 10 8 10 4 14 4 14 Z N">
            <draw:equation draw:name="f0" draw:formula="logwidth"/>
            <draw:equation draw:name="f1" draw:formula="logheight"/>
          </draw:enhanced-geometry>
        </draw:custom-shape>
        <draw:custom-shape draw:name="CustomShape 48" draw:style-name="gr20" draw:text-style-name="P21" draw:layer="layout" svg:width="0.011cm" svg:height="0.011cm" svg:x="13.52cm" svg:y="8.482cm">
          <text:p/>
          <draw:enhanced-geometry draw:mirror-horizontal="false" draw:mirror-vertical="false" draw:text-areas="0 0 ?f0 ?f1" svg:viewBox="0 0 0 0" draw:type="ooxml-non-primitive" draw:enhanced-path="M 0 0 L 0 0 0 0 0 0 0 0 0 0 Z N">
            <draw:equation draw:name="f0" draw:formula="logwidth"/>
            <draw:equation draw:name="f1" draw:formula="logheight"/>
          </draw:enhanced-geometry>
        </draw:custom-shape>
        <draw:custom-shape draw:name="CustomShape 49" draw:style-name="gr20" draw:text-style-name="P21" draw:layer="layout" svg:width="0.266cm" svg:height="0.132cm" svg:x="24.307cm" svg:y="8.482cm">
          <text:p/>
          <draw:enhanced-geometry draw:mirror-horizontal="false" draw:mirror-vertical="false" drawooo:sub-view-size="20 10" draw:text-areas="0 0 ?f0 ?f1" svg:viewBox="0 0 0 0" draw:type="ooxml-non-primitive" draw:enhanced-path="M 6 10 L 6 10 6 8 6 8 12 8 16 6 16 6 14 4 14 4 20 0 20 0 10 2 10 2 6 2 6 2 6 4 6 4 0 6 0 6 2 8 2 8 6 10 6 10 Z N">
            <draw:equation draw:name="f0" draw:formula="logwidth"/>
            <draw:equation draw:name="f1" draw:formula="logheight"/>
          </draw:enhanced-geometry>
        </draw:custom-shape>
        <draw:custom-shape draw:name="CustomShape 50" draw:style-name="gr20" draw:text-style-name="P21" draw:layer="layout" svg:width="0.105cm" svg:height="0.212cm" svg:x="21.577cm" svg:y="7.492cm">
          <text:p/>
          <draw:enhanced-geometry draw:mirror-horizontal="false" draw:mirror-vertical="false" drawooo:sub-view-size="8 16" draw:text-areas="0 0 ?f0 ?f1" svg:viewBox="0 0 0 0" draw:type="ooxml-non-primitive" draw:enhanced-path="M 2 10 L 2 10 0 10 0 10 2 12 2 12 2 12 2 12 2 12 2 12 2 12 2 14 2 14 2 14 2 14 2 16 2 16 4 16 4 16 4 16 6 16 6 16 8 14 8 10 8 0 8 0 8 0 8 0 6 0 6 0 6 2 6 2 0 6 0 6 0 8 0 8 0 8 0 8 2 10 2 10 Z N">
            <draw:equation draw:name="f0" draw:formula="logwidth"/>
            <draw:equation draw:name="f1" draw:formula="logheight"/>
          </draw:enhanced-geometry>
        </draw:custom-shape>
        <draw:custom-shape draw:name="CustomShape 51" draw:style-name="gr20" draw:text-style-name="P21" draw:layer="layout" svg:width="0.319cm" svg:height="0.078cm" svg:x="23.317cm" svg:y="8.482cm">
          <text:p/>
          <draw:enhanced-geometry draw:mirror-horizontal="false" draw:mirror-vertical="false" drawooo:sub-view-size="24 6" draw:text-areas="0 0 ?f0 ?f1" svg:viewBox="0 0 0 0" draw:type="ooxml-non-primitive" draw:enhanced-path="M 10 6 L 10 6 22 6 22 6 24 4 24 4 18 6 18 6 18 4 18 4 18 4 18 4 18 4 18 4 12 2 12 2 6 2 6 2 4 2 4 2 4 0 4 0 4 0 4 0 4 2 4 2 0 0 0 0 0 0 0 0 0 0 0 0 0 4 0 4 10 6 10 6 10 6 Z N">
            <draw:equation draw:name="f0" draw:formula="logwidth"/>
            <draw:equation draw:name="f1" draw:formula="logheight"/>
          </draw:enhanced-geometry>
        </draw:custom-shape>
        <draw:custom-shape draw:name="CustomShape 52" draw:style-name="gr20" draw:text-style-name="P21" draw:layer="layout" svg:width="0.052cm" svg:height="0.025cm" svg:x="16.09cm" svg:y="5.163cm">
          <text:p/>
          <draw:enhanced-geometry draw:mirror-horizontal="false" draw:mirror-vertical="false" drawooo:sub-view-size="4 2" draw:text-areas="0 0 ?f0 ?f1" svg:viewBox="0 0 0 0" draw:type="ooxml-non-primitive" draw:enhanced-path="M 2 0 L 2 0 0 2 0 2 0 2 0 2 4 0 4 0 4 0 4 0 2 0 2 0 Z N">
            <draw:equation draw:name="f0" draw:formula="logwidth"/>
            <draw:equation draw:name="f1" draw:formula="logheight"/>
          </draw:enhanced-geometry>
        </draw:custom-shape>
        <draw:custom-shape draw:name="CustomShape 53" draw:style-name="gr20" draw:text-style-name="P21" draw:layer="layout" svg:width="0.239cm" svg:height="0.185cm" svg:x="15.153cm" svg:y="14.13cm">
          <text:p/>
          <draw:enhanced-geometry draw:mirror-horizontal="false" draw:mirror-vertical="false" drawooo:sub-view-size="18 14" draw:text-areas="0 0 ?f0 ?f1" svg:viewBox="0 0 0 0" draw:type="ooxml-non-primitive" draw:enhanced-path="M 2 0 L 2 0 0 8 0 14 0 14 10 14 16 10 16 10 18 2 18 2 10 2 2 0 2 0 Z N">
            <draw:equation draw:name="f0" draw:formula="logwidth"/>
            <draw:equation draw:name="f1" draw:formula="logheight"/>
          </draw:enhanced-geometry>
        </draw:custom-shape>
        <draw:custom-shape draw:name="CustomShape 54" draw:style-name="gr20" draw:text-style-name="P21" draw:layer="layout" svg:width="0.747cm" svg:height="0.721cm" svg:x="14.751cm" svg:y="7.09cm">
          <text:p/>
          <draw:enhanced-geometry draw:mirror-horizontal="false" draw:mirror-vertical="false" drawooo:sub-view-size="56 54" draw:text-areas="0 0 ?f0 ?f1" svg:viewBox="0 0 0 0" draw:type="ooxml-non-primitive" draw:enhanced-path="M 54 42 L 54 42 54 40 54 40 52 40 52 40 50 42 50 42 50 42 50 42 46 38 46 38 46 38 50 36 54 34 54 34 54 34 52 32 52 32 48 34 48 34 44 30 44 30 44 30 44 30 48 26 48 26 50 26 50 26 46 24 40 24 40 24 38 26 38 26 34 24 28 22 28 20 28 20 32 18 32 18 28 16 28 16 26 18 22 20 22 20 24 16 26 12 30 8 30 4 30 4 34 2 34 2 34 0 34 0 32 0 32 0 32 0 32 0 24 2 24 2 20 6 16 10 10 22 10 22 12 26 12 26 8 28 8 28 6 32 6 32 6 32 6 32 10 32 10 32 4 36 0 40 0 40 0 44 0 44 10 42 10 42 20 44 20 44 24 44 28 42 28 42 30 40 30 44 30 44 30 44 30 44 32 44 32 44 34 42 34 42 38 42 38 42 38 42 34 46 30 50 30 50 30 50 30 50 34 50 34 50 38 46 44 42 44 42 44 42 44 42 46 44 46 44 44 48 44 48 44 50 44 50 46 50 46 50 48 48 48 48 48 52 48 52 54 54 54 54 56 50 56 44 56 44 54 44 54 42 54 42 Z N">
            <draw:equation draw:name="f0" draw:formula="logwidth"/>
            <draw:equation draw:name="f1" draw:formula="logheight"/>
          </draw:enhanced-geometry>
        </draw:custom-shape>
        <draw:custom-shape draw:name="CustomShape 55" draw:style-name="gr20" draw:text-style-name="P21" draw:layer="layout" svg:width="0.132cm" svg:height="0.078cm" svg:x="17.83cm" svg:y="1.683cm">
          <text:p/>
          <draw:enhanced-geometry draw:mirror-horizontal="false" draw:mirror-vertical="false" drawooo:sub-view-size="10 6" draw:text-areas="0 0 ?f0 ?f1" svg:viewBox="0 0 0 0" draw:type="ooxml-non-primitive" draw:enhanced-path="M 4 0 L 4 0 2 2 0 4 0 4 2 6 6 6 6 6 8 4 8 4 10 2 10 2 8 0 4 0 4 0 Z N">
            <draw:equation draw:name="f0" draw:formula="logwidth"/>
            <draw:equation draw:name="f1" draw:formula="logheight"/>
          </draw:enhanced-geometry>
        </draw:custom-shape>
        <draw:custom-shape draw:name="CustomShape 56" draw:style-name="gr20" draw:text-style-name="P21" draw:layer="layout" svg:width="1.015cm" svg:height="0.373cm" svg:x="11.994cm" svg:y="10.918cm">
          <text:p/>
          <draw:enhanced-geometry draw:mirror-horizontal="false" draw:mirror-vertical="false" drawooo:sub-view-size="76 28" draw:text-areas="0 0 ?f0 ?f1" svg:viewBox="0 0 0 0" draw:type="ooxml-non-primitive" draw:enhanced-path="M 10 4 L 10 4 12 4 12 4 12 4 8 6 8 6 12 8 20 8 20 8 30 12 30 12 34 12 38 14 38 14 38 16 40 18 40 18 46 20 50 22 50 22 50 24 48 26 48 26 46 28 46 28 46 28 52 28 58 28 58 28 66 28 66 28 76 26 76 26 76 26 76 26 70 22 64 22 64 22 62 20 62 20 64 18 64 18 58 16 50 14 50 14 46 10 46 10 40 8 32 6 32 6 26 2 24 2 24 2 16 0 8 0 8 0 0 0 0 0 0 0 0 0 0 6 0 6 4 4 10 4 10 4 Z N">
            <draw:equation draw:name="f0" draw:formula="logwidth"/>
            <draw:equation draw:name="f1" draw:formula="logheight"/>
          </draw:enhanced-geometry>
        </draw:custom-shape>
        <draw:custom-shape draw:name="CustomShape 57" draw:style-name="gr20" draw:text-style-name="P21" draw:layer="layout" svg:width="0.667cm" svg:height="0.587cm" svg:x="26.529cm" svg:y="2.272cm">
          <text:p/>
          <draw:enhanced-geometry draw:mirror-horizontal="false" draw:mirror-vertical="false" drawooo:sub-view-size="50 44" draw:text-areas="0 0 ?f0 ?f1" svg:viewBox="0 0 0 0" draw:type="ooxml-non-primitive" draw:enhanced-path="M 2 28 L 2 28 4 30 6 30 10 28 10 28 18 30 26 34 26 34 24 36 24 36 22 38 20 38 20 40 20 40 28 40 28 40 30 44 30 44 34 44 36 42 36 42 50 42 50 42 50 40 46 38 42 36 42 36 38 28 34 20 34 20 36 12 38 10 42 6 44 2 44 2 38 0 38 0 30 0 24 2 24 2 18 2 18 2 14 6 10 8 10 8 10 10 10 10 14 12 14 12 12 16 8 20 8 20 6 20 2 20 2 20 0 22 0 26 0 26 2 28 2 28 Z N">
            <draw:equation draw:name="f0" draw:formula="logwidth"/>
            <draw:equation draw:name="f1" draw:formula="logheight"/>
          </draw:enhanced-geometry>
        </draw:custom-shape>
        <draw:custom-shape draw:name="CustomShape 58" draw:style-name="gr20" draw:text-style-name="P21" draw:layer="layout" svg:width="0.266cm" svg:height="0.185cm" svg:x="21.55cm" svg:y="5.243cm">
          <text:p/>
          <draw:enhanced-geometry draw:mirror-horizontal="false" draw:mirror-vertical="false" drawooo:sub-view-size="20 14" draw:text-areas="0 0 ?f0 ?f1" svg:viewBox="0 0 0 0" draw:type="ooxml-non-primitive" draw:enhanced-path="M 6 10 L 6 10 18 10 18 10 20 6 20 6 18 4 20 0 20 0 18 0 18 0 18 2 18 2 14 2 14 2 12 6 8 8 8 8 2 8 2 8 0 12 0 12 2 14 2 14 4 12 6 10 6 10 Z N">
            <draw:equation draw:name="f0" draw:formula="logwidth"/>
            <draw:equation draw:name="f1" draw:formula="logheight"/>
          </draw:enhanced-geometry>
        </draw:custom-shape>
        <draw:custom-shape draw:name="CustomShape 59" draw:style-name="gr20" draw:text-style-name="P21" draw:layer="layout" svg:width="1.149cm" svg:height="0.828cm" svg:x="21.845cm" svg:y="0.666cm">
          <text:p/>
          <draw:enhanced-geometry draw:mirror-horizontal="false" draw:mirror-vertical="false" drawooo:sub-view-size="86 62" draw:text-areas="0 0 ?f0 ?f1" svg:viewBox="0 0 0 0" draw:type="ooxml-non-primitive" draw:enhanced-path="M 6 16 L 6 16 12 14 12 14 14 18 14 18 8 22 8 22 10 26 16 30 22 32 26 32 26 32 30 30 32 28 36 24 36 24 42 28 50 30 50 30 50 30 44 32 40 34 26 38 26 38 26 38 28 42 28 42 48 40 48 40 50 42 50 42 48 44 44 46 34 46 34 46 32 50 32 50 32 50 32 50 42 58 48 60 52 62 52 62 56 60 56 60 56 54 60 48 60 48 66 46 66 46 68 40 68 40 70 32 72 30 74 28 74 28 82 26 82 26 86 24 86 24 84 20 78 18 78 18 72 16 72 16 66 8 66 8 64 10 62 12 62 12 60 12 60 12 60 8 60 4 60 4 58 2 54 2 54 2 50 0 48 0 48 0 44 4 44 4 44 6 46 10 48 14 48 14 46 16 46 16 40 12 36 6 36 6 32 4 30 6 30 6 28 12 28 12 28 12 22 12 22 12 22 4 22 4 14 4 14 4 10 4 10 4 4 6 0 8 0 8 2 14 6 16 6 16 Z N">
            <draw:equation draw:name="f0" draw:formula="logwidth"/>
            <draw:equation draw:name="f1" draw:formula="logheight"/>
          </draw:enhanced-geometry>
        </draw:custom-shape>
        <draw:custom-shape draw:name="CustomShape 60" draw:style-name="gr20" draw:text-style-name="P21" draw:layer="layout" svg:width="1.042cm" svg:height="0.373cm" svg:x="22.701cm" svg:y="0.506cm">
          <text:p/>
          <draw:enhanced-geometry draw:mirror-horizontal="false" draw:mirror-vertical="false" drawooo:sub-view-size="78 28" draw:text-areas="0 0 ?f0 ?f1" svg:viewBox="0 0 0 0" draw:type="ooxml-non-primitive" draw:enhanced-path="M 32 16 L 32 16 32 16 30 22 24 24 24 28 24 28 48 28 48 28 54 26 54 26 60 24 60 24 68 20 68 20 76 14 76 14 78 12 78 12 76 10 76 10 70 8 70 8 64 8 58 8 58 8 56 4 56 4 54 4 54 4 48 6 46 10 42 10 42 10 42 4 42 0 42 0 40 2 38 4 34 8 34 8 34 10 34 10 30 6 26 6 22 6 20 6 20 6 14 0 14 0 6 8 6 8 4 10 2 14 2 14 0 14 0 14 6 16 14 16 32 16 32 16 Z N">
            <draw:equation draw:name="f0" draw:formula="logwidth"/>
            <draw:equation draw:name="f1" draw:formula="logheight"/>
          </draw:enhanced-geometry>
        </draw:custom-shape>
        <draw:custom-shape draw:name="CustomShape 61" draw:style-name="gr20" draw:text-style-name="P21" draw:layer="layout" svg:width="4.789cm" svg:height="5.378cm" svg:x="12.182cm" svg:y="12.497cm">
          <text:p/>
          <draw:enhanced-geometry draw:mirror-horizontal="false" draw:mirror-vertical="false" drawooo:sub-view-size="358 402" draw:text-areas="0 0 ?f0 ?f1" svg:viewBox="0 0 0 0" draw:type="ooxml-non-primitive" draw:enhanced-path="M 216 390 L 216 390 216 390 218 390 222 390 222 390 222 390 220 396 216 400 216 400 218 402 218 402 224 394 224 394 228 384 228 384 232 378 236 374 240 368 240 358 240 358 238 354 238 354 240 350 240 348 238 346 238 344 238 344 242 344 246 340 246 340 254 334 262 330 262 330 266 330 266 330 268 328 268 328 272 326 274 322 274 322 282 322 282 322 290 322 296 322 296 322 296 318 298 316 304 314 304 314 304 310 304 310 306 306 310 302 310 302 312 296 312 296 314 294 316 292 316 292 316 286 316 286 316 282 316 280 320 276 320 276 320 270 320 270 322 264 322 258 322 258 320 244 320 244 322 238 324 230 324 230 324 230 324 230 326 234 326 234 326 234 332 228 336 220 336 220 336 218 338 216 338 216 342 214 342 214 346 208 352 204 354 196 358 188 358 188 356 176 352 168 350 166 350 166 344 166 338 164 338 164 326 156 322 150 316 148 316 148 312 146 308 146 302 146 302 146 294 146 294 146 290 144 286 142 286 142 278 144 274 148 274 148 274 144 274 140 274 140 274 138 270 134 270 134 268 136 268 136 268 136 266 134 262 132 256 130 256 130 250 126 250 126 244 128 244 128 242 130 240 134 240 134 236 136 232 140 232 140 232 140 232 140 234 136 234 136 228 138 222 138 222 138 218 130 218 130 214 134 212 134 210 134 210 134 208 134 208 134 212 130 214 126 214 126 218 122 222 118 222 118 224 114 228 110 228 110 228 108 228 106 228 106 222 104 220 100 218 90 218 90 216 86 216 84 216 84 212 84 212 84 202 74 202 74 192 72 192 72 184 70 180 68 176 70 176 70 176 72 176 72 168 70 168 70 168 70 166 70 166 70 162 64 158 62 154 62 154 62 154 64 154 64 154 64 152 56 152 56 146 50 138 46 138 46 132 48 132 48 126 48 126 46 126 46 130 46 130 44 134 40 134 40 134 40 134 40 130 38 130 38 128 36 128 36 122 34 122 34 122 36 122 36 122 36 122 36 120 34 116 32 116 30 116 30 120 30 120 30 122 30 122 30 122 28 122 28 122 28 122 28 114 28 106 30 106 30 104 32 100 34 100 34 96 34 92 32 88 30 86 28 86 28 78 30 74 30 72 30 72 30 70 28 70 26 70 26 68 24 64 22 58 22 58 22 56 16 56 16 54 16 52 18 52 18 54 20 54 20 56 20 56 20 56 20 56 20 50 24 42 26 42 26 42 26 42 26 42 28 42 28 44 34 46 38 46 40 46 40 44 42 42 42 42 42 38 40 36 36 36 36 38 32 40 28 40 28 38 20 38 20 40 18 44 18 44 18 46 18 46 18 44 14 42 14 42 14 40 14 38 16 34 20 34 20 30 20 30 20 32 18 32 18 32 18 32 18 34 18 34 18 36 14 36 14 32 8 30 4 26 2 26 2 20 2 20 2 16 0 16 0 12 4 12 4 8 4 8 4 4 6 0 8 0 8 2 16 2 16 2 16 4 18 4 20 4 20 4 22 4 22 8 20 12 20 12 20 10 16 8 14 8 14 12 12 14 10 14 10 14 8 14 8 22 6 24 8 26 12 26 12 28 10 28 10 30 12 30 12 30 14 30 14 28 12 26 14 26 14 28 18 30 22 30 22 24 24 20 22 20 22 18 24 18 26 18 26 16 28 16 28 16 26 14 26 14 26 12 26 12 26 8 30 6 34 6 34 22 86 40 136 62 186 86 232 114 278 144 320 178 360 214 398 214 398 214 398 214 398 216 390 216 390 Z N">
            <draw:equation draw:name="f0" draw:formula="logwidth"/>
            <draw:equation draw:name="f1" draw:formula="logheight"/>
          </draw:enhanced-geometry>
        </draw:custom-shape>
        <draw:custom-shape draw:name="CustomShape 62" draw:style-name="gr20" draw:text-style-name="P21" draw:layer="layout" svg:width="0.159cm" svg:height="0.159cm" svg:x="21.872cm" svg:y="5.538cm">
          <text:p/>
          <draw:enhanced-geometry draw:mirror-horizontal="false" draw:mirror-vertical="false" drawooo:sub-view-size="12 12" draw:text-areas="0 0 ?f0 ?f1" svg:viewBox="0 0 0 0" draw:type="ooxml-non-primitive" draw:enhanced-path="M 6 10 L 6 10 8 12 8 12 10 12 12 10 12 10 12 8 12 8 10 8 10 8 10 8 10 8 12 4 12 0 12 0 10 0 10 0 8 6 8 6 6 4 4 2 4 2 4 2 4 2 2 4 0 6 2 10 2 10 4 10 6 10 6 10 Z N">
            <draw:equation draw:name="f0" draw:formula="logwidth"/>
            <draw:equation draw:name="f1" draw:formula="logheight"/>
          </draw:enhanced-geometry>
        </draw:custom-shape>
        <draw:custom-shape draw:name="CustomShape 63" draw:style-name="gr20" draw:text-style-name="P21" draw:layer="layout" svg:width="0.908cm" svg:height="1.363cm" svg:x="19.891cm" svg:y="5.11cm">
          <text:p/>
          <draw:enhanced-geometry draw:mirror-horizontal="false" draw:mirror-vertical="false" drawooo:sub-view-size="68 102" draw:text-areas="0 0 ?f0 ?f1" svg:viewBox="0 0 0 0" draw:type="ooxml-non-primitive" draw:enhanced-path="M 2 26 L 2 26 4 24 4 24 6 24 6 24 8 26 8 26 6 30 4 32 4 34 4 36 4 36 12 30 12 30 12 30 12 32 12 32 10 34 10 34 10 36 12 38 12 38 10 42 8 46 8 46 14 48 14 48 14 46 14 46 18 46 18 46 22 46 26 46 26 46 24 48 22 52 22 52 24 54 24 54 28 54 28 54 28 54 28 60 28 64 28 64 28 64 18 66 16 66 14 70 14 70 18 70 18 70 18 70 18 74 18 74 12 78 8 80 8 80 8 80 8 80 10 82 10 82 18 84 18 84 22 86 24 86 24 86 30 84 30 84 28 86 26 88 26 88 22 88 16 88 16 88 16 90 14 90 14 90 12 94 10 96 4 100 4 100 2 100 2 100 6 102 6 102 8 102 8 102 14 98 14 98 16 98 16 98 20 100 22 98 22 96 22 96 30 94 36 96 36 96 36 94 36 94 42 94 42 94 46 94 46 94 50 94 50 94 54 94 54 94 58 92 60 92 60 92 62 90 64 90 64 86 64 86 64 86 56 86 56 86 56 86 62 82 68 76 68 76 66 72 66 72 62 70 58 68 56 70 56 70 52 70 52 70 54 66 54 64 50 60 50 60 50 54 50 54 46 50 46 50 42 48 40 48 40 48 40 44 38 38 38 38 34 36 28 32 28 32 24 34 20 32 20 32 20 32 20 32 24 32 28 30 28 30 28 30 28 30 26 28 26 28 26 28 26 28 30 26 32 22 36 16 36 16 36 14 36 14 32 12 26 12 16 12 16 12 16 12 16 12 18 8 20 6 24 6 26 2 26 2 26 2 26 0 26 0 22 0 20 2 14 2 14 2 10 0 10 0 8 2 8 2 10 6 10 6 6 6 6 6 8 10 8 10 6 10 6 10 4 12 4 12 6 14 6 14 4 16 4 16 4 20 4 20 0 26 0 26 2 26 2 26 Z N">
            <draw:equation draw:name="f0" draw:formula="logwidth"/>
            <draw:equation draw:name="f1" draw:formula="logheight"/>
          </draw:enhanced-geometry>
        </draw:custom-shape>
        <draw:custom-shape draw:name="CustomShape 64" draw:style-name="gr20" draw:text-style-name="P21" draw:layer="layout" svg:width="0.132cm" svg:height="0.052cm" svg:x="17.723cm" svg:y="1.978cm">
          <text:p/>
          <draw:enhanced-geometry draw:mirror-horizontal="false" draw:mirror-vertical="false" drawooo:sub-view-size="10 4" draw:text-areas="0 0 ?f0 ?f1" svg:viewBox="0 0 0 0" draw:type="ooxml-non-primitive" draw:enhanced-path="M 6 0 L 6 0 2 0 2 0 0 4 0 4 10 2 10 2 8 0 6 0 6 0 Z N">
            <draw:equation draw:name="f0" draw:formula="logwidth"/>
            <draw:equation draw:name="f1" draw:formula="logheight"/>
          </draw:enhanced-geometry>
        </draw:custom-shape>
        <draw:custom-shape draw:name="CustomShape 65" draw:style-name="gr20" draw:text-style-name="P21" draw:layer="layout" svg:width="0.266cm" svg:height="0.185cm" svg:x="17.803cm" svg:y="2.486cm">
          <text:p/>
          <draw:enhanced-geometry draw:mirror-horizontal="false" draw:mirror-vertical="false" drawooo:sub-view-size="20 14" draw:text-areas="0 0 ?f0 ?f1" svg:viewBox="0 0 0 0" draw:type="ooxml-non-primitive" draw:enhanced-path="M 14 0 L 14 0 14 0 14 0 8 4 8 4 4 6 4 6 2 10 2 10 0 14 0 14 6 12 6 12 8 10 8 10 10 10 10 10 12 8 12 8 14 6 14 6 14 6 14 6 16 6 16 6 20 4 20 4 18 2 14 0 14 0 Z N">
            <draw:equation draw:name="f0" draw:formula="logwidth"/>
            <draw:equation draw:name="f1" draw:formula="logheight"/>
          </draw:enhanced-geometry>
        </draw:custom-shape>
        <draw:custom-shape draw:name="CustomShape 66" draw:style-name="gr20" draw:text-style-name="P21" draw:layer="layout" svg:width="0.319cm" svg:height="0.105cm" svg:x="17.83cm" svg:y="2.058cm">
          <text:p/>
          <draw:enhanced-geometry draw:mirror-horizontal="false" draw:mirror-vertical="false" drawooo:sub-view-size="24 8" draw:text-areas="0 0 ?f0 ?f1" svg:viewBox="0 0 0 0" draw:type="ooxml-non-primitive" draw:enhanced-path="M 22 2 L 22 2 22 2 22 2 22 2 22 2 20 2 20 2 14 0 8 0 8 0 0 2 0 2 2 4 4 6 4 6 10 6 18 6 18 6 20 6 20 6 22 8 22 8 24 6 24 6 24 6 24 6 20 6 18 4 18 4 22 2 22 2 Z N">
            <draw:equation draw:name="f0" draw:formula="logwidth"/>
            <draw:equation draw:name="f1" draw:formula="logheight"/>
          </draw:enhanced-geometry>
        </draw:custom-shape>
        <draw:custom-shape draw:name="CustomShape 67" draw:style-name="gr20" draw:text-style-name="P21" draw:layer="layout" svg:width="0.052cm" svg:height="0.052cm" svg:x="15.26cm" svg:y="3.289cm">
          <text:p/>
          <draw:enhanced-geometry draw:mirror-horizontal="false" draw:mirror-vertical="false" drawooo:sub-view-size="4 4" draw:text-areas="0 0 ?f0 ?f1" svg:viewBox="0 0 0 0" draw:type="ooxml-non-primitive" draw:enhanced-path="M 2 4 L 2 4 2 4 2 4 4 2 4 0 4 0 0 2 0 4 2 4 2 4 Z N">
            <draw:equation draw:name="f0" draw:formula="logwidth"/>
            <draw:equation draw:name="f1" draw:formula="logheight"/>
          </draw:enhanced-geometry>
        </draw:custom-shape>
        <draw:custom-shape draw:name="CustomShape 68" draw:style-name="gr20" draw:text-style-name="P21" draw:layer="layout" svg:width="0.212cm" svg:height="0.078cm" svg:x="17.803cm" svg:y="2.005cm">
          <text:p/>
          <draw:enhanced-geometry draw:mirror-horizontal="false" draw:mirror-vertical="false" drawooo:sub-view-size="16 6" draw:text-areas="0 0 ?f0 ?f1" svg:viewBox="0 0 0 0" draw:type="ooxml-non-primitive" draw:enhanced-path="M 8 4 L 8 4 12 2 12 2 16 0 16 0 16 0 16 0 8 0 8 0 2 4 2 4 0 6 0 6 0 6 0 6 4 4 4 4 8 4 8 4 Z N">
            <draw:equation draw:name="f0" draw:formula="logwidth"/>
            <draw:equation draw:name="f1" draw:formula="logheight"/>
          </draw:enhanced-geometry>
        </draw:custom-shape>
        <draw:custom-shape draw:name="CustomShape 69" draw:style-name="gr20" draw:text-style-name="P21" draw:layer="layout" svg:width="0.025cm" svg:height="0.025cm" svg:x="13.493cm" svg:y="8.456cm">
          <text:p/>
          <draw:enhanced-geometry draw:mirror-horizontal="false" draw:mirror-vertical="false" drawooo:sub-view-size="2 2" draw:text-areas="0 0 ?f0 ?f1" svg:viewBox="0 0 0 0" draw:type="ooxml-non-primitive" draw:enhanced-path="M 0 0 L 0 0 0 0 2 2 2 2 2 2 2 0 2 0 0 0 0 0 Z N">
            <draw:equation draw:name="f0" draw:formula="logwidth"/>
            <draw:equation draw:name="f1" draw:formula="logheight"/>
          </draw:enhanced-geometry>
        </draw:custom-shape>
        <draw:custom-shape draw:name="CustomShape 70" draw:style-name="gr20" draw:text-style-name="P21" draw:layer="layout" svg:width="0.011cm" svg:height="0.011cm" svg:x="17.83cm" svg:y="1.55cm">
          <text:p/>
          <draw:enhanced-geometry draw:mirror-horizontal="false" draw:mirror-vertical="false" draw:text-areas="0 0 ?f0 ?f1" svg:viewBox="0 0 0 0" draw:type="ooxml-non-primitive" draw:enhanced-path="M 0 0 L 0 0 0 0 0 0 0 0 0 0 Z N">
            <draw:equation draw:name="f0" draw:formula="logwidth"/>
            <draw:equation draw:name="f1" draw:formula="logheight"/>
          </draw:enhanced-geometry>
        </draw:custom-shape>
        <draw:custom-shape draw:name="CustomShape 71" draw:style-name="gr20" draw:text-style-name="P21" draw:layer="layout" svg:width="0.052cm" svg:height="0.052cm" svg:x="17.83cm" svg:y="1.55cm">
          <text:p/>
          <draw:enhanced-geometry draw:mirror-horizontal="false" draw:mirror-vertical="false" drawooo:sub-view-size="4 4" draw:text-areas="0 0 ?f0 ?f1" svg:viewBox="0 0 0 0" draw:type="ooxml-non-primitive" draw:enhanced-path="M 2 2 L 2 2 0 0 0 0 0 4 4 4 4 4 4 2 2 2 2 2 Z N">
            <draw:equation draw:name="f0" draw:formula="logwidth"/>
            <draw:equation draw:name="f1" draw:formula="logheight"/>
          </draw:enhanced-geometry>
        </draw:custom-shape>
        <draw:custom-shape draw:name="CustomShape 72" draw:style-name="gr20" draw:text-style-name="P21" draw:layer="layout" svg:width="0.132cm" svg:height="0.105cm" svg:x="17.883cm" svg:y="1.416cm">
          <text:p/>
          <draw:enhanced-geometry draw:mirror-horizontal="false" draw:mirror-vertical="false" drawooo:sub-view-size="10 8" draw:text-areas="0 0 ?f0 ?f1" svg:viewBox="0 0 0 0" draw:type="ooxml-non-primitive" draw:enhanced-path="M 8 4 L 8 4 4 2 2 0 2 0 0 4 0 4 2 6 2 6 4 8 4 8 10 4 10 4 10 2 10 2 8 2 8 4 8 4 Z N">
            <draw:equation draw:name="f0" draw:formula="logwidth"/>
            <draw:equation draw:name="f1" draw:formula="logheight"/>
          </draw:enhanced-geometry>
        </draw:custom-shape>
        <draw:custom-shape draw:name="CustomShape 73" draw:style-name="gr1" draw:text-style-name="P1" draw:layer="layout" svg:width="8.81cm" svg:height="14.162cm" svg:x="4.881cm" svg:y="2.66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gr6" draw:text-style-name="P6" draw:layer="layout" svg:width="6.992cm" svg:height="9.301cm" svg:x="5.791cm" svg:y="6.384cm">
          <text:p text:style-name="P11"><text:span text:style-name="T17">有国内学者给出了计算可信度的几个方法：</text:span></text:p>
          <text:p text:style-name="P11"><text:span text:style-name="T17">1</text:span><text:span text:style-name="T17">）基于评分的可信度计算，即依据用户评分来计算</text:span><text:span text:style-name="T17">web</text:span><text:span text:style-name="T17">内容的可信度；</text:span></text:p>
          <text:p text:style-name="P11"><text:span text:style-name="T17">2</text:span><text:span text:style-name="T17">）基于口碑的可信度评估，通过识别用户的恶意口碑来得到可信度高的评论；</text:span></text:p>
          <text:p text:style-name="P11"><text:span text:style-name="T17">3</text:span><text:span text:style-name="T17">）基于评论数据中语义相关度的可信度计算；</text:span></text:p>
          <text:p text:style-name="P11"><text:span text:style-name="T17">4</text:span><text:span text:style-name="T17">）基于历史数据的可信度估算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5" draw:style-name="gr5" draw:text-style-name="P6" draw:layer="layout" svg:width="6.717cm" svg:height="2.112cm" svg:x="5.927cm" svg:y="3.683cm">
          <text:p text:style-name="P22"><text:span text:style-name="T10">国内现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6" draw:style-name="gr15" draw:text-style-name="P16" draw:layer="layout" svg:width="0.413cm" svg:height="14.162cm" svg:x="4.452cm" svg:y="2.6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7" draw:style-name="gr2" draw:text-style-name="P2" draw:layer="layout" svg:width="8.81cm" svg:height="14.162cm" svg:x="15.071cm" svg:y="2.6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8" draw:style-name="gr6" draw:text-style-name="P6" draw:layer="layout" svg:width="6.992cm" svg:height="11.606cm" svg:x="15.98cm" svg:y="6.368cm">
          <text:p text:style-name="P11"><text:span text:style-name="T17">有学者将垃圾评论进行了分类：</text:span></text:p>
          <text:p text:style-name="P11"><text:span text:style-name="T17">1</text:span><text:span text:style-name="T17">）欺骗性的评（</text:span><text:span text:style-name="T17">untruthful opinions</text:span><text:span text:style-name="T17">），指蓄意提高或者毁坏产品声誉的不真实的评论。</text:span></text:p>
          <text:p text:style-name="P11"><text:span text:style-name="T17">2</text:span><text:span text:style-name="T17">）不相关的评论（</text:span><text:span text:style-name="T17">reviews on brands only</text:span><text:span text:style-name="T17">），指评论的对象只是品牌、生产商、经销商等与产品本省无关的评论。</text:span></text:p>
          <text:p text:style-name="P11"><text:span text:style-name="T17">3</text:span><text:span text:style-name="T17">）非评论信息（</text:span><text:span text:style-name="T17">non-review</text:span><text:span text:style-name="T17">），如广告、读者的问题和回复等。</text:span></text:p>
          <text:p text:style-name="P11"><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9" draw:style-name="gr5" draw:text-style-name="P6" draw:layer="layout" svg:width="6.717cm" svg:height="2.112cm" svg:x="16.116cm" svg:y="3.666cm">
          <text:p text:style-name="P22"><text:span text:style-name="T10">国外现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0" draw:style-name="gr21" draw:text-style-name="P23" draw:layer="layout" svg:width="0.413cm" svg:height="14.162cm" svg:x="14.642cm" svg:y="2.63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3" draw:text-style-name="P24" draw:layer="layout" svg:width="15.238cm" svg:height="9.999cm" svg:x="1.905cm" svg:y="12.224cm" presentation:class="notes" presentation:placeholder="true" presentation:user-transformed="true">
            <draw:text-box/>
          </draw:frame>
          <draw:custom-shape draw:name="TextShape 2" draw:style-name="gr22" draw:text-style-name="P6" draw:layer="layout" svg:width="8.253cm" svg:height="1.272cm" svg:x="10.791cm" svg:y="24.126cm">
            <text:p><text:page-number>&lt;编号&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1" draw:master-page-name="默认">
        <draw:custom-shape draw:name="TextShape 1" draw:style-name="gr9" draw:text-style-name="P5" draw:layer="layout" svg:width="6.588cm" svg:height="1.469cm" svg:x="3.411cm" svg:y="0.506cm">
          <text:p text:style-name="P9"><text:span text:style-name="T6">2 </text:span><text:span text:style-name="T6">已完成的工作</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3" draw:text-style-name="P10" draw:layer="layout" svg:width="7.374cm" svg:height="8.566cm" svg:x="5.163cm" svg:y="6.5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6" draw:layer="layout" svg:width="6.658cm" svg:height="6.208cm" svg:x="5.546cm" svg:y="7.161cm">
          <text:p text:style-name="P11"><text:span text:style-name="T19">Kim S-M</text:span><text:span text:style-name="T19">等人基于评分来评估评论的质量</text:span></text:p>
          <text:p text:style-name="P11"><text:span text:style-name="T20">标题数字等都可以通过点击和重新输入进行更改，顶部“开始”面板中可以对字体、字号、颜色、行距等进行修改。建议正文</text:span><text:span text:style-name="T20">10</text:span><text:span text:style-name="T20">号字，</text:span><text:span text:style-name="T20">1.3</text:span><text:span text:style-name="T20">倍字间距。</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1" draw:layer="layout" svg:width="7.374cm" svg:height="2.506cm" svg:x="5.163cm" svg:y="3.665cm">
          <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5" draw:style-name="gr6" draw:text-style-name="P6" draw:layer="layout" svg:width="6.193cm" svg:height="2.393cm" svg:x="5.163cm" svg:y="3.655cm">
          <text:p text:style-name="P9"><text:span text:style-name="T21">基于评分</text:span></text:p>
          <text:p text:style-name="P9"><text:span text:style-name="T22">Kim 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4" draw:text-style-name="P10" draw:layer="layout" svg:width="7.374cm" svg:height="8.566cm" svg:x="14.251cm" svg:y="6.5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 draw:text-style-name="P6" draw:layer="layout" svg:width="6.658cm" svg:height="7.674cm" svg:x="14.633cm" svg:y="7.161cm">
          <text:p text:style-name="P11"><text:span text:style-name="T23">基于评论的语义来评估评论的质量</text:span></text:p>
          <text:p text:style-name="P11"><text:span text:style-name="T20">有国外学者基于评论的语义如评论的信息（</text:span><text:span text:style-name="T20">information</text:span><text:span text:style-name="T20">）、可读性（</text:span><text:span text:style-name="T20">readability</text:span><text:span text:style-name="T20">）、和主观性（</text:span><text:span text:style-name="T20">subjectiveness</text:span><text:span text:style-name="T20">）这三个方面的特征，使用支持向量机法建立机器学习模型来区分评论的质量。</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 draw:text-style-name="P2" draw:layer="layout" svg:width="7.374cm" svg:height="2.506cm" svg:x="14.251cm" svg:y="3.665cm">
          <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9" draw:style-name="gr6" draw:text-style-name="P6" draw:layer="layout" svg:width="6.193cm" svg:height="2.393cm" svg:x="14.251cm" svg:y="3.655cm">
          <text:p text:style-name="P9"><text:span text:style-name="T21">基于语义</text:span></text:p>
          <text:p text:style-name="P9"><text:span text:style-name="T22">国外学者</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5" draw:text-style-name="P10" draw:layer="layout" svg:width="7.374cm" svg:height="8.566cm" svg:x="23.338cm" svg:y="6.5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6" draw:text-style-name="P6" draw:layer="layout" svg:width="6.658cm" svg:height="4.74cm" svg:x="23.721cm" svg:y="7.161cm">
          <text:p text:style-name="P11"><text:span text:style-name="T24">Ghose A</text:span><text:span text:style-name="T24">等人基于历史数据来评估评论质量</text:span></text:p>
          <text:p text:style-name="P11"><text:span text:style-name="T20">如可信度高的用户做出的评论可信度会相对高一些，建立了以消费者为导向和以商家为导向的排名机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 draw:text-style-name="P3" draw:layer="layout" svg:width="7.374cm" svg:height="2.506cm" svg:x="23.338cm" svg:y="3.665cm">
          <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13" draw:style-name="gr6" draw:text-style-name="P6" draw:layer="layout" svg:width="6.193cm" svg:height="2.393cm" svg:x="23.338cm" svg:y="3.655cm">
          <text:p text:style-name="P9"><text:span text:style-name="T21">基于历史</text:span></text:p>
          <text:p text:style-name="P9"><text:span text:style-name="T22">Ghose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Blank_20_Slide">
        <draw:custom-shape draw:name="CustomShape 1" draw:style-name="gr1" draw:text-style-name="P1" draw:layer="layout" svg:width="1.337cm" svg:height="33.865cm" draw:transform="rotate (1.5707963267949) translate (0cm 15.3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337cm" svg:height="33.865cm" draw:transform="rotate (1.5707963267949) translate (0cm 14.0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337cm" svg:height="33.865cm" draw:transform="rotate (1.5707963267949) translate (0cm 12.6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5" draw:layer="layout" svg:width="19.297cm" svg:height="3.978cm" svg:x="2.702cm" svg:y="11.326cm">
          <text:p text:style-name="P9"><text:span text:style-name="T1">3 </text:span><text:span text:style-name="T1">遇到的问题</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10" presentation:class="page"/>
          <draw:frame presentation:style-name="pr1" draw:text-style-name="P8" draw:layer="layout" svg:width="16.799cm" svg:height="13.364cm" svg:x="2.1cm" svg:y="14.107cm" presentation:class="notes" presentation:placeholder="true">
            <draw:text-box/>
          </draw:frame>
        </presentation:notes>
      </draw:page>
      <draw:page draw:name="page11" draw:style-name="dp1" draw:master-page-name="默认">
        <draw:custom-shape draw:name="TextShape 1" draw:style-name="gr9" draw:text-style-name="P5" draw:layer="layout" svg:width="5.788cm" svg:height="1.469cm" svg:x="3.411cm" svg:y="0.506cm">
          <text:p text:style-name="P9"><text:span text:style-name="T6">3 </text:span><text:span text:style-name="T6">遇到的问题</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6" draw:layer="layout" svg:width="27.476cm" svg:height="11.426cm" svg:x="4.002cm" svg:y="4.395cm">
          <text:p text:style-name="P9"><text:span text:style-name="T25">互联网上的虚假事实陈述严重影响人们有效地获取信息。本题目的主要研究内容是甄别出汽车之家网站中的虚假口碑信息。从评论对象的一些历史口碑中使用机器学习方法建立一个分类模型，待训练结果达到满意程度后，以此作为标准来对全部口碑进行分类，最终得到两类口碑集合，即真实的口碑集与虚假的口碑集。</text:span></text:p>
          <text:p text:style-name="P9"><text:span text:style-name="T25">选择汽车之家网站作为计算评论可信度的平台是因为该网站上的口碑评论内容格式整齐，便于处理，可以将</text:span><text:span text:style-name="T25">web</text:span><text:span text:style-name="T25">信息提取到关系型数据库中规范其形式，便于针对性地对特定商品或特定用户的研究。而且该网站在汽车社区类网站中在信息规模与用户数量上具有代表性，信息更新速度快，汽车类型与入驻商家也非常丰富。在该平台上进行的研究有一定的实用价值。</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1" draw:master-page-name="Blank_20_Slide">
        <draw:custom-shape draw:name="CustomShape 1" draw:style-name="gr1" draw:text-style-name="P1" draw:layer="layout" svg:width="1.337cm" svg:height="33.865cm" draw:transform="rotate (1.5707963267949) translate (0cm 15.3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337cm" svg:height="33.865cm" draw:transform="rotate (1.5707963267949) translate (0cm 14.0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337cm" svg:height="33.865cm" draw:transform="rotate (1.5707963267949) translate (0cm 12.6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5" draw:layer="layout" svg:width="22.4cm" svg:height="3.978cm" svg:x="2.799cm" svg:y="11.365cm">
          <text:p text:style-name="P9"><text:span text:style-name="T26">4 </text:span><text:span text:style-name="T26">后期进度安排</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12" presentation:class="page"/>
          <draw:frame presentation:style-name="pr1" draw:text-style-name="P8" draw:layer="layout" svg:width="16.799cm" svg:height="13.364cm" svg:x="2.1cm" svg:y="14.107cm" presentation:class="notes" presentation:placeholder="true">
            <draw:text-box/>
          </draw:frame>
        </presentation:notes>
      </draw:page>
      <draw:page draw:name="page13" draw:style-name="dp1" draw:master-page-name="默认">
        <draw:custom-shape draw:name="CustomShape 1" draw:style-name="gr3" draw:text-style-name="P3" draw:layer="layout" svg:width="6.094cm" svg:height="6.094cm" draw:transform="rotate (-1.5707963267949) translate (10.063cm 10.04cm)">
          <text:p/>
          <draw:enhanced-geometry draw:mirror-horizontal="false" draw:mirror-vertical="false" draw:text-areas="?f193 ?f195 ?f194 ?f196" svg:viewBox="0 0 0 0" draw:type="ooxml-circularArrow" draw:modifiers="3291 898095 20372752 15855069 572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CustomShape 2" draw:style-name="gr2" draw:text-style-name="P2" draw:layer="layout" svg:width="8.074cm" svg:height="8.074cm" draw:transform="rotate (1.5707963267949) translate (19.739cm 17.551cm)">
          <text:p/>
          <draw:enhanced-geometry draw:mirror-horizontal="true" draw:mirror-vertical="false" draw:text-areas="?f193 ?f195 ?f194 ?f196" svg:viewBox="0 0 0 0" draw:type="ooxml-circularArrow" draw:modifiers="2759 898095 20334573 15855069 572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CustomShape 3" draw:style-name="gr1" draw:text-style-name="P1" draw:layer="layout" svg:width="6.094cm" svg:height="6.094cm" draw:transform="rotate (0.785398163397448) translate (17.52cm 4.127cm)">
          <text:p/>
          <draw:enhanced-geometry draw:mirror-horizontal="false" draw:mirror-vertical="false" draw:text-areas="?f193 ?f195 ?f194 ?f196" svg:viewBox="0 0 0 0" draw:type="ooxml-circularArrow" draw:modifiers="3291 898095 20372752 15855069 572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CustomShape 4" draw:style-name="gr15" draw:text-style-name="P16" draw:layer="layout" svg:width="6.094cm" svg:height="6.094cm" draw:transform="rotate (-0.785398163397448) translate (11.283cm 3.196cm)">
          <text:p/>
          <draw:enhanced-geometry draw:mirror-horizontal="true" draw:mirror-vertical="false" draw:text-areas="?f193 ?f195 ?f194 ?f196" svg:viewBox="0 0 0 0" draw:type="ooxml-circularArrow" draw:modifiers="3291 898095 20372752 15855069 5720"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TextShape 5" draw:style-name="gr9" draw:text-style-name="P5" draw:layer="layout" svg:width="6.588cm" svg:height="1.469cm" svg:x="3.411cm" svg:y="0.506cm">
          <text:p text:style-name="P9"><text:span text:style-name="T6">4 </text:span><text:span text:style-name="T6">后期进度安排</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25" draw:layer="layout" svg:width="7.328cm" svg:height="7.328cm" svg:x="14.148cm" svg:y="5.198cm">
          <text:p/>
          <draw:enhanced-geometry draw:mirror-horizontal="false" draw:mirror-vertical="false" draw:text-areas="?f10 ?f13 ?f11 ?f14" svg:viewBox="0 0 0 0" draw:type="ooxml-donut" draw:modifiers="3267"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CustomShape 7" draw:style-name="gr27" draw:text-style-name="P26" draw:layer="layout" svg:width="6.529cm" svg:height="6.529cm" svg:x="14.547cm" svg:y="5.597cm">
          <text:p text:style-name="P4"><text:span text:style-name="T4">数据存储模块</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15" draw:text-style-name="P16" draw:layer="layout" svg:width="5.707cm" svg:height="5.707cm" svg:x="8.254cm" svg:y="5.275cm">
          <text:p/>
          <draw:enhanced-geometry draw:mirror-horizontal="false" draw:mirror-vertical="false" draw:text-areas="?f10 ?f13 ?f11 ?f14" svg:viewBox="0 0 0 0" draw:type="ooxml-donut" draw:modifiers="3267"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CustomShape 9" draw:style-name="gr28" draw:text-style-name="P15" draw:layer="layout" svg:width="5.085cm" svg:height="5.085cm" svg:x="8.565cm" svg:y="5.586cm">
          <text:p text:style-name="P4"><text:span text:style-name="T27">爬虫模块</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3" draw:text-style-name="P3" draw:layer="layout" svg:width="4.522cm" svg:height="4.522cm" svg:x="4.711cm" svg:y="10.775cm">
          <text:p/>
          <draw:enhanced-geometry draw:mirror-horizontal="false" draw:mirror-vertical="false" draw:text-areas="?f10 ?f13 ?f11 ?f14" svg:viewBox="0 0 0 0" draw:type="ooxml-donut" draw:modifiers="3267"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CustomShape 11" draw:style-name="gr29" draw:text-style-name="P20" draw:layer="layout" svg:width="4.029cm" svg:height="4.029cm" svg:x="4.957cm" svg:y="11.022cm">
          <text:p text:style-name="P4"><text:span text:style-name="T28">Web</text:span><text:span text:style-name="T28">数据</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2" draw:text-style-name="P2" draw:layer="layout" svg:width="7.455cm" svg:height="7.455cm" svg:x="20.609cm" svg:y="9.36cm">
          <text:p/>
          <draw:enhanced-geometry draw:mirror-horizontal="false" draw:mirror-vertical="false" draw:text-areas="?f10 ?f13 ?f11 ?f14" svg:viewBox="0 0 0 0" draw:type="ooxml-donut" draw:modifiers="3267"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CustomShape 13" draw:style-name="gr30" draw:text-style-name="P19" draw:layer="layout" svg:width="6.643cm" svg:height="6.643cm" svg:x="21.015cm" svg:y="9.766cm">
          <text:p text:style-name="P4"><text:span text:style-name="T5">虚假口碑甄别模块</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 draw:text-style-name="P1" draw:layer="layout" svg:width="4.522cm" svg:height="4.522cm" svg:x="19.569cm" svg:y="1.793cm">
          <text:p/>
          <draw:enhanced-geometry draw:mirror-horizontal="false" draw:mirror-vertical="false" draw:text-areas="?f10 ?f13 ?f11 ?f14" svg:viewBox="0 0 0 0" draw:type="ooxml-donut" draw:modifiers="3267"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CustomShape 15" draw:style-name="gr31" draw:text-style-name="P18" draw:layer="layout" svg:width="4.029cm" svg:height="4.029cm" svg:x="19.815cm" svg:y="2.04cm">
          <text:p text:style-name="P4"><text:span text:style-name="T28">特征提取模块</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6" draw:text-style-name="P6" draw:layer="layout" svg:width="6.067cm" svg:height="2.075cm" svg:x="24.29cm" svg:y="3.335cm">
          <text:p text:style-name="P11"><text:span text:style-name="T15">将数据库中的口碑信息分词处理，得到语义信息并保存到数据库中。</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5" draw:text-style-name="P6" draw:layer="layout" svg:width="3.88cm" svg:height="0.926cm" svg:x="24.315cm" svg:y="2.167cm">
          <text:p text:style-name="P11"><text:span text:style-name="T19">特征提取模块</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6" draw:text-style-name="P6" draw:layer="layout" svg:width="6.067cm" svg:height="0.757cm" svg:x="9.722cm" svg:y="14.1cm">
          <text:p text:style-name="P11"><text:span text:style-name="T15">网站上未经过分类的内容</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5" draw:text-style-name="P6" draw:layer="layout" svg:width="2.966cm" svg:height="0.926cm" svg:x="10.717cm" svg:y="12.94cm">
          <text:p text:style-name="P11"><text:span text:style-name="T24">Web</text:span><text:span text:style-name="T24">数据</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6" draw:text-style-name="P6" draw:layer="layout" svg:width="4.483cm" svg:height="2.734cm" svg:x="3.04cm" svg:y="3.872cm">
          <text:p text:style-name="P11"><text:span text:style-name="T15">用来从网站上抓取有用的</text:span><text:span text:style-name="T15">web</text:span><text:span text:style-name="T15">内容，并且将内容保存到数据库中</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5" draw:text-style-name="P6" draw:layer="layout" svg:width="2.754cm" svg:height="0.926cm" svg:x="3.058cm" svg:y="2.704cm">
          <text:p text:style-name="P11"><text:span text:style-name="T29">爬虫模块</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6" draw:text-style-name="P6" draw:layer="layout" svg:width="5.071cm" svg:height="2.732cm" svg:x="27.857cm" svg:y="10.46cm">
          <text:p text:style-name="P11"><text:span text:style-name="T15">使用数据库中对应的语义信息作为输入参数，对口碑进行可信性分类。</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5" draw:text-style-name="P6" draw:layer="layout" svg:width="5.006cm" svg:height="0.926cm" svg:x="27.889cm" svg:y="9.291cm">
          <text:p text:style-name="P11"><text:span text:style-name="T23">虚假口碑甄别模块</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1" draw:master-page-name="默认">
        <draw:custom-shape draw:name="TextShape 1" draw:style-name="gr9" draw:text-style-name="P5" draw:layer="layout" svg:width="6.628cm" svg:height="1.469cm" svg:x="3.571cm" svg:y="0.526cm">
          <text:p text:style-name="P9"><text:span text:style-name="T6">4 </text:span><text:span text:style-name="T6">后期进度安排</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16" draw:layer="layout" svg:width="6.398cm" svg:height="9.895cm" svg:x="3.022cm" svg:y="5.5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6" draw:layer="layout" svg:width="5.44cm" svg:height="7.345cm" svg:x="3.571cm" svg:y="6.424cm">
          <text:p text:style-name="P11"><text:span text:style-name="T13">爬虫模块使用</text:span><text:span text:style-name="T13">python</text:span><text:span text:style-name="T13">来实现，口碑信息中包括了几个维度：</text:span><text:span text:style-name="T13">&lt;</text:span><text:span text:style-name="T13">油耗</text:span><text:span text:style-name="T13">&gt;</text:span><text:span text:style-name="T13">、</text:span><text:span text:style-name="T13">&lt;</text:span><text:span text:style-name="T13">保养</text:span><text:span text:style-name="T13">&gt;</text:span><text:span text:style-name="T13">、</text:span><text:span text:style-name="T13">&lt;</text:span><text:span text:style-name="T13">故障</text:span><text:span text:style-name="T13">&gt;</text:span><text:span text:style-name="T13">、</text:span><text:span text:style-name="T13">&lt;</text:span><text:span text:style-name="T13">空间</text:span><text:span text:style-name="T13">&gt;</text:span><text:span text:style-name="T13">、</text:span><text:span text:style-name="T13">&lt;</text:span><text:span text:style-name="T13">动力</text:span><text:span text:style-name="T13">&gt;</text:span><text:span text:style-name="T13">、</text:span><text:span text:style-name="T13">&lt;</text:span><text:span text:style-name="T13">舒适性</text:span><text:span text:style-name="T13">&gt;</text:span><text:span text:style-name="T13">、</text:span><text:span text:style-name="T13">&lt;</text:span><text:span text:style-name="T13">外观</text:span><text:span text:style-name="T13">&gt;</text:span><text:span text:style-name="T13">、</text:span><text:span text:style-name="T13">&lt;</text:span><text:span text:style-name="T13">内饰</text:span><text:span text:style-name="T13">&gt;</text:span><text:span text:style-name="T13">等，不同维度的口碑包括了评分与用户填写的内容。爬虫模块可以使用</text:span><text:span text:style-name="T13">Beautiful Soup</text:span><text:span text:style-name="T13">工具来抓取网页数据。</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5" draw:text-style-name="P16" draw:layer="layout" svg:width="0.269cm" svg:height="0.269cm" svg:x="4.244cm" svg:y="3.5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5" draw:style-name="gr1" draw:text-style-name="P1" draw:layer="layout" svg:width="7.308cm" svg:height="1.812cm" svg:x="2.55cm" svg:y="3.7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2" draw:text-style-name="P27" draw:layer="layout" svg:width="1.232cm" svg:height="1.558cm" svg:x="3.022cm" svg:y="3.529cm">
          <text:p/>
          <draw:enhanced-geometry draw:mirror-horizontal="false" draw:mirror-vertical="false" drawooo:sub-view-size="10 10" draw:text-areas="0 0 ?f4 ?f0" svg:viewBox="0 0 0 0" draw:type="ooxml-flowChartOffpageConnector" draw:enhanced-path="M 0 0 L 10 0 10 8 5 10 0 8 Z N">
            <draw:equation draw:name="f0" draw:formula="logheight*4/5"/>
            <draw:equation draw:name="f1" draw:formula="logwidth/2"/>
            <draw:equation draw:name="f2" draw:formula="logheight/2"/>
            <draw:equation draw:name="f3" draw:formula="logheight"/>
            <draw:equation draw:name="f4" draw:formula="logwidth"/>
          </draw:enhanced-geometry>
        </draw:custom-shape>
        <draw:custom-shape draw:name="CustomShape 7" draw:style-name="gr5" draw:text-style-name="P6" draw:layer="layout" svg:width="2.754cm" svg:height="0.926cm" svg:x="5.577cm" svg:y="4.062cm">
          <text:p text:style-name="P22"><text:span text:style-name="T30">爬虫模块</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1" draw:text-style-name="P23" draw:layer="layout" svg:width="6.398cm" svg:height="9.895cm" svg:x="10.566cm" svg:y="5.5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6" draw:text-style-name="P6" draw:layer="layout" svg:width="5.44cm" svg:height="6.688cm" svg:x="11.114cm" svg:y="6.424cm">
          <text:p text:style-name="P11"><text:span text:style-name="T13">数据存储模块即数据库。我们选择使用</text:span><text:span text:style-name="T13">mysql</text:span><text:span text:style-name="T13">数据库来实现。首先依据汽车之家网站上的口碑的格式设计出对应的关系型数据库模型，并且依据该模型建立数据库，要求做到将口碑整体内容详细并准确地进行分解，尽可能还原该网站的原本数据模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1" draw:text-style-name="P23" draw:layer="layout" svg:width="0.269cm" svg:height="0.269cm" svg:x="11.787cm" svg:y="3.5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11" draw:style-name="gr2" draw:text-style-name="P2" draw:layer="layout" svg:width="7.308cm" svg:height="1.812cm" svg:x="10.094cm" svg:y="3.7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3" draw:text-style-name="P28" draw:layer="layout" svg:width="1.232cm" svg:height="1.558cm" svg:x="10.566cm" svg:y="3.529cm">
          <text:p/>
          <draw:enhanced-geometry draw:mirror-horizontal="false" draw:mirror-vertical="false" drawooo:sub-view-size="10 10" draw:text-areas="0 0 ?f4 ?f0" svg:viewBox="0 0 0 0" draw:type="ooxml-flowChartOffpageConnector" draw:enhanced-path="M 0 0 L 10 0 10 8 5 10 0 8 Z N">
            <draw:equation draw:name="f0" draw:formula="logheight*4/5"/>
            <draw:equation draw:name="f1" draw:formula="logwidth/2"/>
            <draw:equation draw:name="f2" draw:formula="logheight/2"/>
            <draw:equation draw:name="f3" draw:formula="logheight"/>
            <draw:equation draw:name="f4" draw:formula="logwidth"/>
          </draw:enhanced-geometry>
        </draw:custom-shape>
        <draw:custom-shape draw:name="CustomShape 13" draw:style-name="gr5" draw:text-style-name="P6" draw:layer="layout" svg:width="3.88cm" svg:height="0.926cm" svg:x="12.557cm" svg:y="4.062cm">
          <text:p text:style-name="P22"><text:span text:style-name="T30">数据存储模块</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4" draw:text-style-name="P29" draw:layer="layout" svg:width="6.398cm" svg:height="9.895cm" svg:x="18.109cm" svg:y="5.5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6" draw:text-style-name="P6" draw:layer="layout" svg:width="5.44cm" svg:height="6.688cm" svg:x="18.658cm" svg:y="6.424cm">
          <text:p text:style-name="P11"><text:span text:style-name="T13">特征提取模块同样使用</text:span><text:span text:style-name="T13">python</text:span><text:span text:style-name="T13">来实现，首先使用</text:span><text:span text:style-name="T13">jieba</text:span><text:span text:style-name="T13">分词工具将口碑中的句子精确地切开或将文本中的词语全部扫描出来。将文本进行分词后文本就是一个由每个词组成的长数组。之后就可以使用</text:span><text:span text:style-name="T13">nltk </text:span><text:span text:style-name="T13">里面的各种方法来处理这个文本。</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4" draw:text-style-name="P29" draw:layer="layout" svg:width="0.269cm" svg:height="0.269cm" svg:x="19.33cm" svg:y="3.5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17" draw:style-name="gr3" draw:text-style-name="P3" draw:layer="layout" svg:width="7.308cm" svg:height="1.812cm" svg:x="17.637cm" svg:y="3.7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35" draw:text-style-name="P30" draw:layer="layout" svg:width="1.232cm" svg:height="1.558cm" svg:x="18.109cm" svg:y="3.529cm">
          <text:p/>
          <draw:enhanced-geometry draw:mirror-horizontal="false" draw:mirror-vertical="false" drawooo:sub-view-size="10 10" draw:text-areas="0 0 ?f4 ?f0" svg:viewBox="0 0 0 0" draw:type="ooxml-flowChartOffpageConnector" draw:enhanced-path="M 0 0 L 10 0 10 8 5 10 0 8 Z N">
            <draw:equation draw:name="f0" draw:formula="logheight*4/5"/>
            <draw:equation draw:name="f1" draw:formula="logwidth/2"/>
            <draw:equation draw:name="f2" draw:formula="logheight/2"/>
            <draw:equation draw:name="f3" draw:formula="logheight"/>
            <draw:equation draw:name="f4" draw:formula="logwidth"/>
          </draw:enhanced-geometry>
        </draw:custom-shape>
        <draw:custom-shape draw:name="CustomShape 19" draw:style-name="gr5" draw:text-style-name="P6" draw:layer="layout" svg:width="3.88cm" svg:height="0.926cm" svg:x="20.101cm" svg:y="4.062cm">
          <text:p text:style-name="P22"><text:span text:style-name="T30">特征提取模块</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36" draw:text-style-name="P31" draw:layer="layout" svg:width="6.398cm" svg:height="9.895cm" svg:x="25.652cm" svg:y="5.5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6" draw:text-style-name="P6" draw:layer="layout" svg:width="5.44cm" svg:height="7.347cm" svg:x="26.201cm" svg:y="6.424cm">
          <text:p text:style-name="P11"><text:span text:style-name="T13">最后是虚假口碑甄别模块。该模块使用机器学习工具</text:span><text:span text:style-name="T13">scikit-learn</text:span><text:span text:style-name="T13">来对文本进行分类，该工具提供了丰富的分类算法。我们可以用特征提取模块得到的结果作为选择机器学习的特征，选择适当的分类算法构建分类器，手动地对其进行训练与调试，最终做出对文本的分类。</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36" draw:text-style-name="P31" draw:layer="layout" svg:width="0.269cm" svg:height="0.269cm" svg:x="26.874cm" svg:y="3.5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CustomShape 23" draw:style-name="gr12" draw:text-style-name="P13" draw:layer="layout" svg:width="7.308cm" svg:height="1.812cm" svg:x="25.181cm" svg:y="3.7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37" draw:text-style-name="P32" draw:layer="layout" svg:width="1.232cm" svg:height="1.558cm" svg:x="25.652cm" svg:y="3.529cm">
          <text:p/>
          <draw:enhanced-geometry draw:mirror-horizontal="false" draw:mirror-vertical="false" drawooo:sub-view-size="10 10" draw:text-areas="0 0 ?f4 ?f0" svg:viewBox="0 0 0 0" draw:type="ooxml-flowChartOffpageConnector" draw:enhanced-path="M 0 0 L 10 0 10 8 5 10 0 8 Z N">
            <draw:equation draw:name="f0" draw:formula="logheight*4/5"/>
            <draw:equation draw:name="f1" draw:formula="logwidth/2"/>
            <draw:equation draw:name="f2" draw:formula="logheight/2"/>
            <draw:equation draw:name="f3" draw:formula="logheight"/>
            <draw:equation draw:name="f4" draw:formula="logwidth"/>
          </draw:enhanced-geometry>
        </draw:custom-shape>
        <draw:custom-shape draw:name="CustomShape 25" draw:style-name="gr5" draw:text-style-name="P6" draw:layer="layout" svg:width="5.006cm" svg:height="0.926cm" svg:x="27.081cm" svg:y="4.062cm">
          <text:p text:style-name="P22"><text:span text:style-name="T30">虚假口碑甄别模块</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默认">
        <draw:custom-shape draw:name="TextShape 1" draw:style-name="gr9" draw:text-style-name="P5" draw:layer="layout" svg:width="6.628cm" svg:height="1.469cm" svg:x="3.571cm" svg:y="0.526cm">
          <text:p text:style-name="P9"><text:span text:style-name="T6">4 </text:span><text:span text:style-name="T6">后期进度安排</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6" draw:layer="layout" svg:width="26.407cm" svg:height="9.73cm" svg:x="3.571cm" svg:y="5.272cm">
          <text:p text:style-name="P9"><text:span text:style-name="T31">爬虫模块将网页上的口碑内容抓取下来并且根据其维度将数据保存到数据存储模块中，特征提取模块从数据存储模块中获得数据再将文本特征保存到数据存储模块中，虚假口碑甄别模块其本质是个分类器，将口碑的文本特征作为输入参数，最终将分类结果保存到数据库中。由于数据存储模块由于与其他模块之间的调用非常频繁，故作为核心模块需要其有良好的性能与高可靠性，对该模块的设计与实现将有较高的要求。</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1" draw:master-page-name="Blank_20_Slide">
        <draw:custom-shape draw:name="CustomShape 1" draw:style-name="gr1" draw:text-style-name="P1" draw:layer="layout" svg:width="1.337cm" svg:height="33.865cm" draw:transform="rotate (1.5707963267949) translate (0cm 15.3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337cm" svg:height="33.865cm" draw:transform="rotate (1.5707963267949) translate (0cm 14.0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337cm" svg:height="33.865cm" draw:transform="rotate (1.5707963267949) translate (0cm 12.6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5" draw:layer="layout" svg:width="19.297cm" svg:height="3.978cm" svg:x="2.8cm" svg:y="11.326cm">
          <text:p text:style-name="P9"><text:span text:style-name="T26">5 </text:span><text:span text:style-name="T26">存在的困难</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16" presentation:class="page"/>
          <draw:frame presentation:style-name="pr1" draw:text-style-name="P8" draw:layer="layout" svg:width="16.799cm" svg:height="13.364cm" svg:x="2.1cm" svg:y="14.107cm" presentation:class="notes" presentation:placeholder="true">
            <draw:text-box/>
          </draw:frame>
        </presentation:notes>
      </draw:page>
      <draw:page draw:name="page17" draw:style-name="dp1" draw:master-page-name="默认">
        <draw:custom-shape draw:name="TextShape 1" draw:style-name="gr9" draw:text-style-name="P5" draw:layer="layout" svg:width="5.788cm" svg:height="1.469cm" svg:x="3.411cm" svg:y="0.506cm">
          <text:p text:style-name="P9"><text:span text:style-name="T6">5 </text:span><text:span text:style-name="T6">存在的困难</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10" draw:layer="layout" svg:width="6.174cm" svg:height="12.1cm" svg:x="1.682cm" svg:y="3.566cm">
          <text:p/>
          <draw:enhanced-geometry draw:mirror-horizontal="false" draw:mirror-vertical="false" draw:text-areas="?f5 ?f5 ?f6 ?f7" svg:viewBox="0 0 0 0" draw:type="ooxml-roundRect" draw:modifiers="410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gr1" draw:text-style-name="P1" draw:layer="layout" svg:width="4.354cm" svg:height="3.755cm" draw:transform="rotate (-1.5707963267949) translate (5.439cm 4.171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4" draw:style-name="gr5" draw:text-style-name="P6" draw:layer="layout" svg:width="3.288cm" svg:height="1.435cm" svg:x="1.602cm" svg:y="5.534cm">
          <text:p text:style-name="P9"><text:span text:style-name="T7">3-5</text:span><text:span text:style-name="T7">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6" draw:layer="layout" svg:width="5.071cm" svg:height="3.918cm" svg:x="2.208cm" svg:y="10.124cm">
          <text:p text:style-name="P11"><text:span text:style-name="T8">学习爬虫、数据库、机器学习相关知识；分析汽车之家网站口碑格式内容，给出数据库模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 draw:text-style-name="P12" draw:layer="layout" svg:width="0.511cm" svg:height="1.046cm" svg:x="2.208cm" svg:y="8.9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 draw:text-style-name="P10" draw:layer="layout" svg:width="6.174cm" svg:height="12.1cm" svg:x="8.068cm" svg:y="3.566cm">
          <text:p/>
          <draw:enhanced-geometry draw:mirror-horizontal="false" draw:mirror-vertical="false" draw:text-areas="?f5 ?f5 ?f6 ?f7" svg:viewBox="0 0 0 0" draw:type="ooxml-roundRect" draw:modifiers="410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gr2" draw:text-style-name="P2" draw:layer="layout" svg:width="4.354cm" svg:height="3.755cm" draw:transform="rotate (-1.5707963267949) translate (11.825cm 4.171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9" draw:style-name="gr5" draw:text-style-name="P6" draw:layer="layout" svg:width="3.288cm" svg:height="1.435cm" svg:x="7.823cm" svg:y="5.534cm">
          <text:p text:style-name="P9"><text:span text:style-name="T7">6-7</text:span><text:span text:style-name="T7">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6" draw:text-style-name="P6" draw:layer="layout" svg:width="5.071cm" svg:height="6.223cm" svg:x="8.62cm" svg:y="9.096cm">
          <text:p text:style-name="P11"><text:span text:style-name="T8">开发并实现爬虫模块与数据存储模块，尽可能抓取可观数量的口碑评论保存于数据库中。要求爬虫运行速度快并且抓取结果准确，数据库高可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0" draw:text-style-name="P10" draw:layer="layout" svg:width="6.174cm" svg:height="12.1cm" svg:x="14.446cm" svg:y="3.566cm">
          <text:p/>
          <draw:enhanced-geometry draw:mirror-horizontal="false" draw:mirror-vertical="false" draw:text-areas="?f5 ?f5 ?f6 ?f7" svg:viewBox="0 0 0 0" draw:type="ooxml-roundRect" draw:modifiers="410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2" draw:style-name="gr3" draw:text-style-name="P3" draw:layer="layout" svg:width="4.354cm" svg:height="3.755cm" draw:transform="rotate (-1.5707963267949) translate (18.203cm 4.171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3" draw:style-name="gr5" draw:text-style-name="P6" draw:layer="layout" svg:width="3.868cm" svg:height="1.435cm" svg:x="14.227cm" svg:y="5.622cm">
          <text:p text:style-name="P9"><text:span text:style-name="T7">8-10</text:span><text:span text:style-name="T7">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 draw:text-style-name="P6" draw:layer="layout" svg:width="5.071cm" svg:height="3.149cm" svg:x="14.997cm" svg:y="10.027cm">
          <text:p text:style-name="P11"><text:span text:style-name="T8">开发特征提取模块，将数据存储模块中的口碑数据进行分词，提取文本特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0" draw:text-style-name="P10" draw:layer="layout" svg:width="6.174cm" svg:height="12.1cm" svg:x="20.917cm" svg:y="3.566cm">
          <text:p/>
          <draw:enhanced-geometry draw:mirror-horizontal="false" draw:mirror-vertical="false" draw:text-areas="?f5 ?f5 ?f6 ?f7" svg:viewBox="0 0 0 0" draw:type="ooxml-roundRect" draw:modifiers="410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12" draw:text-style-name="P13" draw:layer="layout" svg:width="4.354cm" svg:height="3.755cm" draw:transform="rotate (-1.5707963267949) translate (24.674cm 4.171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7" draw:style-name="gr5" draw:text-style-name="P6" draw:layer="layout" svg:width="4.448cm" svg:height="1.435cm" svg:x="20.35cm" svg:y="5.534cm">
          <text:p text:style-name="P9"><text:span text:style-name="T7">11-12</text:span><text:span text:style-name="T7">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6" draw:text-style-name="P6" draw:layer="layout" svg:width="5.071cm" svg:height="6.223cm" svg:x="21.578cm" svg:y="9.096cm">
          <text:p text:style-name="P11"><text:span text:style-name="T8">进一步学习机器学习相关知识，选择适当的分类算法对口碑进行可信性分类，结合特征提取模块进行调试，训练分类器以达到较高的分类准确性。</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0" draw:text-style-name="P10" draw:layer="layout" svg:width="6.174cm" svg:height="12.1cm" svg:x="27.362cm" svg:y="3.566cm">
          <text:p/>
          <draw:enhanced-geometry draw:mirror-horizontal="false" draw:mirror-vertical="false" draw:text-areas="?f5 ?f5 ?f6 ?f7" svg:viewBox="0 0 0 0" draw:type="ooxml-roundRect" draw:modifiers="410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0" draw:style-name="gr13" draw:text-style-name="P14" draw:layer="layout" svg:width="4.354cm" svg:height="3.755cm" draw:transform="rotate (-1.5707963267949) translate (31.119cm 4.171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1" draw:style-name="gr5" draw:text-style-name="P6" draw:layer="layout" svg:width="4.448cm" svg:height="1.435cm" svg:x="26.795cm" svg:y="5.534cm">
          <text:p text:style-name="P9"><text:span text:style-name="T7">11-12</text:span><text:span text:style-name="T7">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6" draw:text-style-name="P6" draw:layer="layout" svg:width="5.071cm" svg:height="3.149cm" svg:x="27.914cm" svg:y="10.244cm">
          <text:p text:style-name="P11"><text:span text:style-name="T8">将数据存储模块中的口碑数据分类完成，得到虚假口碑集合。总结实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1" draw:master-page-name="Blank_20_Slide">
        <draw:custom-shape draw:name="CustomShape 1" draw:style-name="gr1" draw:text-style-name="P1" draw:layer="layout" svg:width="1.337cm" svg:height="33.865cm" draw:transform="rotate (1.5707963267949) translate (0cm 15.3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337cm" svg:height="33.865cm" draw:transform="rotate (1.5707963267949) translate (0cm 14.0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337cm" svg:height="33.865cm" draw:transform="rotate (1.5707963267949) translate (0cm 12.6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5" draw:layer="layout" svg:width="22.4cm" svg:height="3.978cm" svg:x="2.599cm" svg:y="11.365cm">
          <text:p text:style-name="P9"><text:span text:style-name="T26">6 </text:span><text:span text:style-name="T26">能否按时完成</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18" presentation:class="page"/>
          <draw:frame presentation:style-name="pr1" draw:text-style-name="P8" draw:layer="layout" svg:width="16.799cm" svg:height="13.364cm" svg:x="2.1cm" svg:y="14.107cm" presentation:class="notes" presentation:placeholder="true">
            <draw:text-box/>
          </draw:frame>
        </presentation:notes>
      </draw:page>
      <draw:page draw:name="page19" draw:style-name="dp1" draw:master-page-name="默认">
        <draw:custom-shape draw:name="TextShape 1" draw:style-name="gr9" draw:text-style-name="P5" draw:layer="layout" svg:width="6.788cm" svg:height="1.469cm" svg:x="3.411cm" svg:y="0.506cm">
          <text:p text:style-name="P9"><text:span text:style-name="T6">6 </text:span><text:span text:style-name="T6">能否按时完成</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6" draw:layer="layout" svg:width="24.821cm" svg:height="12.442cm" svg:x="5.272cm" svg:y="4.58cm">
          <text:p text:style-name="P9"><text:span text:style-name="T25">可能遇到的问题：</text:span></text:p>
          <text:p text:style-name="P9"><text:span text:style-name="T25">1</text:span><text:span text:style-name="T25">）数据挖掘的分类算法有很多，研究过程中在算法的选择上可能会有一定困惑。并且算法的实现可能会很复杂或耗费时间。</text:span></text:p>
          <text:p text:style-name="P9"><text:span text:style-name="T25">2</text:span><text:span text:style-name="T25">）互联网平台上的口碑数据量巨大，由于在时间与空间方面的限制无法将数据完全地下载到本地进行处理。</text:span></text:p>
          <text:p text:style-name="P9"><text:span text:style-name="T25">3</text:span><text:span text:style-name="T25">）由于电脑的不稳定，代码运行过程中可能会宕机。</text:span></text:p>
          <text:p text:style-name="P9"><text:span text:style-name="T25">解决的措施：</text:span></text:p>
          <text:p text:style-name="P9"><text:span text:style-name="T25">1</text:span><text:span text:style-name="T25">）仔细学习该部分的知识，找到适用于该数据模型的算法，在理解算法原理后尽量使用开源工具避免造轮子。</text:span></text:p>
          <text:p text:style-name="P9"><text:span text:style-name="T25">2</text:span><text:span text:style-name="T25">）选择出具有一定规模的有代表性的口碑数据进行处理。</text:span></text:p>
          <text:p text:style-name="P9"><text:span text:style-name="T25">3</text:span><text:span text:style-name="T25">）考虑容错机制，即如何从宕机中恢复继续处理。并且提高电脑的稳定性。</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1" draw:master-page-name="Blank_20_Slide">
        <draw:custom-shape draw:name="CustomShape 1" draw:style-name="gr1" draw:text-style-name="P1" draw:layer="layout" svg:width="1.337cm" svg:height="33.865cm" draw:transform="rotate (1.5707963267949) translate (0cm 10.3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337cm" svg:height="33.865cm" draw:transform="rotate (1.5707963267949) translate (0cm 8.9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3" draw:layer="layout" svg:width="1.337cm" svg:height="33.865cm" draw:transform="rotate (1.5707963267949) translate (0cm 7.6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5" draw:layer="layout" svg:width="18.396cm" svg:height="3.978cm" svg:x="7.735cm" svg:y="6.297cm">
          <text:p text:style-name="P4"><text:span text:style-name="T1">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6" draw:layer="layout" svg:width="13.199cm" svg:height="1.266cm" svg:x="10.332cm" svg:y="10.754cm">
          <text:p text:style-name="P4"><text:span text:style-name="T2">《汽车之家虚假评论信息的甄别》</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6" draw:layer="layout" svg:width="14.577cm" svg:height="2.38cm" svg:x="9.644cm" svg:y="12.515cm">
          <text:list text:style-name="L3">
            <text:list-item>
              <text:p text:style-name="P7"><text:span text:style-name="T3">学校名称：哈尔滨工业大学</text:span></text:p>
            </text:list-item>
            <text:list-item>
              <text:p text:style-name="P7"><text:span text:style-name="T3">指导老师：刘旭东</text:span></text:p>
            </text:list-item>
            <text:list-item>
              <text:p text:style-name="P7"><text:span text:style-name="T3">报告人：魏鸿焱</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20"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mn-lt1" svg:font-family="+mn-lt"/>
    <style:font-face style:name="Arial" svg:font-family="Arial"/>
    <style:font-face style:name="Century Gothic1" svg:font-family="'Century Gothic'"/>
    <style:font-face style:name="DejaVu Sans1" svg:font-family="'DejaVu Sans'"/>
    <style:font-face style:name="Microsoft YaHei1" svg:font-family="'Microsoft YaHei'"/>
    <style:font-face style:name="微软雅黑1" svg:font-family="微软雅黑"/>
    <style:font-face style:name="+mn-ea" svg:font-family="+mn-ea" style:font-pitch="variable"/>
    <style:font-face style:name="+mn-lt" svg:font-family="+mn-lt" style:font-pitch="variable"/>
    <style:font-face style:name="Century Gothic" svg:font-family="'Century Gothic'" style:font-pitch="variable"/>
    <style:font-face style:name="DejaVu Sans" svg:font-family="'DejaVu Sans'" style:font-pitch="variable"/>
    <style:font-face style:name="Liberation Sans1" svg:font-family="'Liberation Sans'" style:font-pitch="variable"/>
    <style:font-face style:name="Microsoft YaHei" svg:font-family="'Microsoft YaHei'" style:font-pitch="variable"/>
    <style:font-face style:name="Noto Sans CJK SC Regular1" svg:font-family="'Noto Sans CJK SC Regular'" style:font-pitch="variable"/>
    <style:font-face style:name="微软雅黑" svg:font-family="微软雅黑"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oto Sans CJK SC Regular" style:font-family-complex="'Noto Sans CJK SC Regular'"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默认-background" style:family="presentation">
      <style:graphic-properties draw:stroke="none" draw:fill="solid" draw:fill-color="#ffffff"/>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默认-outline3" style:family="presentation" style:parent-style-name="默认-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默认-outline4" style:family="presentation" style:parent-style-name="默认-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默认-outline5" style:family="presentation" style:parent-style-name="默认-outline4">
      <style:paragraph-properties fo:margin-top="0.1cm" fo:margin-bottom="0cm"/>
      <style:text-properties fo:font-size="20pt" style:font-size-asian="20pt" style:font-size-complex="20pt"/>
    </style:style>
    <style:style style:name="默认-outline6" style:family="presentation" style:parent-style-name="默认-outline5">
      <style:paragraph-properties fo:margin-top="0.1cm" fo:margin-bottom="0cm"/>
      <style:text-properties fo:font-size="20pt" style:font-size-asian="20pt" style:font-size-complex="20pt"/>
    </style:style>
    <style:style style:name="默认-outline7" style:family="presentation" style:parent-style-name="默认-outline6">
      <style:paragraph-properties fo:margin-top="0.1cm" fo:margin-bottom="0cm"/>
      <style:text-properties fo:font-size="20pt" style:font-size-asian="20pt" style:font-size-complex="20pt"/>
    </style:style>
    <style:style style:name="默认-outline8" style:family="presentation" style:parent-style-name="默认-outline7">
      <style:paragraph-properties fo:margin-top="0.1cm" fo:margin-bottom="0cm"/>
      <style:text-properties fo:font-size="20pt" style:font-size-asian="20pt" style:font-size-complex="20pt"/>
    </style:style>
    <style:style style:name="默认-outline9" style:family="presentation" style:parent-style-name="默认-outline8">
      <style:paragraph-properties fo:margin-top="0.1cm" fo:margin-bottom="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oto Sans CJK SC Regular" style:font-family-complex="'Noto Sans CJK SC Regular'"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无填充且无边框的对象">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43cm, -0.035cm, 1.483cm, 0.035cm)" draw:image-opacity="100%" style:mirror="none"/>
    </style:style>
    <style:style style:name="Mgr4" style:family="graphic" style:parent-style-name="standard">
      <style:graphic-properties draw:stroke="none" svg:stroke-width="0.071cm" draw:fill="solid" draw:fill-color="#4f81bd"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c0504d"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9bbb59"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默认-backgroundobjects">
      <style:graphic-properties draw:stroke="none" draw:fill="none" draw:fill-color="#ffffff" draw:auto-grow-height="false" fo:min-height="1.485cm"/>
    </style:style>
    <style:style style:name="Mpr4"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4f81bd"/>
      <style:paragraph-properties fo:text-align="start"/>
      <style:text-properties fo:font-size="18pt"/>
    </style:style>
    <style:style style:name="MP7" style:family="paragraph">
      <loext:graphic-properties draw:fill="solid" draw:fill-color="#c0504d"/>
      <style:paragraph-properties fo:text-align="start"/>
      <style:text-properties fo:font-size="18pt"/>
    </style:style>
    <style:style style:name="MP8" style:family="paragraph">
      <loext:graphic-properties draw:fill="solid" draw:fill-color="#9bbb59"/>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编号&gt;</text:page-number></text:p>
        </draw:text-box>
      </draw:frame>
    </style:handout-master>
    <style:master-page style:name="Blank_20_Slide" style:display-name="Blank Slide" style:page-layout-name="PM1" draw:style-name="Mdp1">
      <draw:frame draw:name="图片 1" draw:style-name="Mgr3" draw:text-style-name="MP5" draw:layer="backgroundobjects" svg:width="33.865cm" svg:height="19.048cm" svg:x="0cm" svg:y="0cm">
        <draw:image xlink:href="Pictures/10000000000004000000030054B0391D68E5F974.jpg" xlink:type="simple" xlink:show="embed" xlink:actuate="onLoad">
          <text:p/>
        </draw:image>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编号&gt;</text:page-number></text:p>
          </draw:text-box>
        </draw:frame>
      </presentation:notes>
    </style:master-page>
    <style:master-page style:name="默认" style:page-layout-name="PM1" draw:style-name="Mdp1">
      <draw:frame draw:name="图片 1" draw:style-name="Mgr3" draw:text-style-name="MP5" draw:layer="backgroundobjects" svg:width="33.865cm" svg:height="19.048cm" svg:x="0cm" svg:y="0cm">
        <draw:image xlink:href="Pictures/10000000000004000000030054B0391D68E5F974.jpg" xlink:type="simple" xlink:show="embed" xlink:actuate="onLoad">
          <text:p/>
        </draw:image>
      </draw:frame>
      <draw:custom-shape draw:name="CustomShape 2" draw:style-name="Mgr4" draw:text-style-name="MP6" draw:layer="backgroundobjects" svg:width="0.488cm" svg:height="3.067cm" draw:transform="rotate (1.5707963267949) translate (-0.001cm 1.9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0.488cm" svg:height="3.067cm" draw:transform="rotate (1.5707963267949) translate (-0.001cm 1.4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0.488cm" svg:height="3.067cm" draw:transform="rotate (1.5707963267949) translate (-0.001cm 0.9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默认-title" draw:layer="backgroundobjects" svg:width="30.479cm" svg:height="3.18cm" svg:x="1.693cm" svg:y="0.76cm" presentation:class="title" presentation:placeholder="true">
        <draw:text-box/>
      </draw:frame>
      <draw:frame presentation:style-name="默认-outline1" draw:layer="backgroundobjects" svg:width="30.479cm" svg:height="11.048cm" svg:x="1.693cm" svg:y="4.457cm" presentation:class="outline" presentation:placeholder="true">
        <draw:text-box/>
      </draw:frame>
      <presentation:notes style:page-layout-name="PM2">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编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18T02:51:41</meta:creation-date>
    <meta:initial-creator>OfficePLUS</meta:initial-creator>
    <dc:language>zh-CN</dc:language>
    <dc:date>2016-04-27T09:56:38</dc:date>
    <meta:editing-cycles>124</meta:editing-cycles>
    <dc:title>PowerPoint 演示文稿</dc:title>
    <meta:editing-duration>PT7H17M</meta:editing-duration>
    <meta:generator>LibreOffice/5.1.2.2$Linux_X86_64 LibreOffice_project/10m0$Build-2</meta:generator>
    <meta:document-statistic meta:object-count="33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宽屏</meta:user-defined>
    <meta:user-defined meta:name="ScaleCrop" meta:value-type="boolean">false</meta:user-defined>
    <meta:user-defined meta:name="ShareDoc" meta:value-type="boolean">false</meta:user-defined>
    <meta:user-defined meta:name="Slides" meta:value-type="float">21</meta:user-defined>
    <meta:template xlink:type="simple" xlink:actuate="onRequest" xlink:title="Office Theme" xlink:href=""/>
  </office:meta>
</office:document-meta>
</file>